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5000000E7800000EC87B580114.wmf" manifest:media-type=""/>
  <manifest:file-entry manifest:full-path="Pictures/2000003200000E7800000EC88E278168.wmf" manifest:media-type=""/>
  <manifest:file-entry manifest:full-path="Pictures/200000C6000010D900001F367BA90184.wmf" manifest:media-type=""/>
  <manifest:file-entry manifest:full-path="Pictures/200000B9000675C000056CA6E4326385.wmf" manifest:media-type=""/>
  <manifest:file-entry manifest:full-path="Pictures/2000019F0000CE4B00007ED062B1BECE.wmf" manifest:media-type=""/>
  <manifest:file-entry manifest:full-path="Pictures/2000002100000EFC00000668BBFD5E0A.wmf" manifest:media-type=""/>
  <manifest:file-entry manifest:full-path="Pictures/2000002D00000EFC00000668FA1D4938.wmf" manifest:media-type=""/>
  <manifest:file-entry manifest:full-path="Pictures/100000000000004300000028B21FC31B.jpg" manifest:media-type="image/jpeg"/>
  <manifest:file-entry manifest:full-path="Pictures/20000058000015CF000012CFD4E4D369.wmf" manifest:media-type=""/>
  <manifest:file-entry manifest:full-path="Pictures/200000670000319C000016A2E34E6659.wmf" manifest:media-type=""/>
  <manifest:file-entry manifest:full-path="Pictures/10000000000000500000004B5AA6FBB8.png" manifest:media-type="image/png"/>
  <manifest:file-entry manifest:full-path="Pictures/200000340000112800000C81D92D660F.wmf" manifest:media-type=""/>
  <manifest:file-entry manifest:full-path="Pictures/100000000000000800000008BBBA3531.png" manifest:media-type="image/png"/>
  <manifest:file-entry manifest:full-path="Pictures/100000000000000800000008C75FAA3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pitch="variable" style:font-charset="x-symbol"/>
    <style:font-face style:name="Bitstream Vera Sans5" svg:font-family="'Bitstream Vera Sans'" style:font-pitch="variable" style:font-charset="x-symbol"/>
    <style:font-face style:name="OpenSymbol" svg:font-family="OpenSymbol" style:font-pitch="variable" style:font-charset="x-symbol"/>
    <style:font-face style:name="OpenSymbol1" svg:font-family="OpenSymbol" style:font-adornments="Regular" style:font-pitch="variable"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Arial Black1" svg:font-family="'Arial Black'" style:font-family-generic="roman"/>
    <style:font-face style:name="Courier1" svg:font-family="Courier" style:font-family-generic="modern" style:font-pitch="fixed"/>
    <style:font-face style:name="Bitstream Vera Sans Mono1" svg:font-family="'Bitstream Vera Sans Mono'" style:font-family-generic="swiss" style:font-pitch="fixed"/>
    <style:font-face style:name="Arial1" svg:font-family="Arial" style:font-pitch="variable"/>
    <style:font-face style:name="Bitstream Vera Sans4" svg:font-family="'Bitstream Vera Sans'"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Arial3" svg:font-family="Arial" style:font-family-generic="modern" style:font-pitch="variable"/>
    <style:font-face style:name="Bitstream Vera Sans3" svg:font-family="'Bitstream Vera Sans'" style:font-family-generic="modern" style:font-pitch="variable"/>
    <style:font-face style:name="Courier" svg:font-family="Courier"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Arial2"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Roman" style:font-family-generic="swiss"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2"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5"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6"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7"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8"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9"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10"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12"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13" style:family="graphic">
      <style:graphic-properties style:protect="size"/>
    </style:style>
    <style:style style:name="gr14" style:family="graphic" style:parent-style-name="standard">
      <style:graphic-properties draw:stroke="none" draw:fill="solid" draw:fill-color="#ccff99" draw:textarea-horizontal-align="left" draw:textarea-vertical-align="top" draw:auto-grow-height="false" fo:padding-top="0.13cm" fo:padding-bottom="0.13cm" fo:padding-left="0.25cm" fo:padding-right="0.25cm" fo:wrap-option="wrap" draw:shadow="hidden"/>
    </style:style>
    <style:style style:name="gr15" style:family="graphic" style:parent-style-name="standard">
      <style:graphic-properties draw:stroke="solid" svg:stroke-width="0.026cm" svg:stroke-color="#000000" draw:stroke-linejoin="miter" draw:fill="solid" draw:fill-color="#ffff00" draw:textarea-horizontal-align="left" draw:textarea-vertical-align="top" draw:auto-grow-height="false" fo:padding-top="0.13cm" fo:padding-bottom="0.13cm" fo:padding-left="0.25cm" fo:padding-right="0.25cm" fo:wrap-option="wrap" draw:shadow="visible" draw:shadow-offset-x="0.212cm" draw:shadow-offset-y="0.212cm" draw:shadow-color="#808080"/>
    </style:style>
    <style:style style:name="gr16" style:family="graphic" style:parent-style-name="standard">
      <style:graphic-properties draw:stroke="solid" svg:stroke-width="0.026cm" svg:stroke-color="#000000" draw:stroke-linejoin="miter" draw:fill="solid" draw:fill-color="#fcea04" draw:textarea-horizontal-align="left" draw:textarea-vertical-align="top" draw:auto-grow-height="false" fo:padding-top="0.13cm" fo:padding-bottom="0.13cm" fo:padding-left="0.25cm" fo:padding-right="0.25cm" fo:wrap-option="wrap" draw:shadow="visible" draw:shadow-offset-x="0.212cm" draw:shadow-offset-y="0.212cm" draw:shadow-color="#808080"/>
    </style:style>
    <style:style style:name="gr17" style:family="graphic" style:parent-style-name="standard">
      <style:graphic-properties draw:stroke="none" draw:fill="solid" draw:fill-color="#ffff66"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none" draw:fill="solid" draw:fill-color="#9999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none" draw:fill="none" draw:fill-color="#fcea04" draw:textarea-horizontal-align="justify" draw:textarea-vertical-align="top" draw:auto-grow-height="true" fo:min-height="1.759cm" fo:padding-top="0.13cm" fo:padding-bottom="0.13cm" fo:padding-left="0.25cm" fo:padding-right="0.25cm" fo:wrap-option="wrap" draw:shadow="hidden" draw:shadow-color="#808080"/>
    </style:style>
    <style:style style:name="gr2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969696" draw:stroke-linejoin="miter" draw:fill="solid" draw:fill-color="#f5f1f1" draw:textarea-horizontal-align="left" draw:textarea-vertical-align="top" draw:auto-grow-height="false" fo:padding-top="0.13cm" fo:padding-bottom="0.13cm" fo:padding-left="0.25cm" fo:padding-right="0.25cm" fo:wrap-option="wrap" draw:shadow="hidden"/>
    </style:style>
    <style:style style:name="gr22" style:family="graphic" style:parent-style-name="standard">
      <style:graphic-properties draw:stroke="solid" svg:stroke-width="0cm" svg:stroke-color="#000000" draw:stroke-linejoin="miter" draw:fill="solid" draw:fill-color="#ff0000" draw:textarea-horizontal-align="center" draw:textarea-vertical-align="top" draw:auto-grow-height="false" draw:fit-to-size="false" fo:padding-top="0.13cm" fo:padding-bottom="0.13cm" fo:padding-left="0.25cm" fo:padding-right="0.25cm" fo:wrap-option="wrap" draw:shadow="hidden" draw:shadow-color="#868686"/>
    </style:style>
    <style:style style:name="gr23"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draw:fill-color="#fcea04" draw:textarea-horizontal-align="justify" draw:textarea-vertical-align="top" draw:auto-grow-height="true" fo:min-height="0.831cm" fo:padding-top="0.13cm" fo:padding-bottom="0.13cm" fo:padding-left="0.25cm" fo:padding-right="0.25cm" fo:wrap-option="wrap" draw:shadow="hidden" draw:shadow-color="#808080"/>
    </style:style>
    <style:style style:name="gr26" style:family="graphic" style:parent-style-name="standard">
      <style:graphic-properties draw:stroke="none" draw:fill="solid" draw:fill-color="#ccff66"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solid" svg:stroke-width="0.079cm" svg:stroke-color="#000000" draw:stroke-linejoin="miter" draw:fill="solid" draw:fill-color="#ffffff" draw:textarea-horizontal-align="justify" draw:textarea-vertical-align="middle" draw:auto-grow-height="false" fo:padding-top="0cm" fo:padding-bottom="0cm" fo:padding-left="0cm" fo:padding-right="0cm" fo:wrap-option="no-wrap" draw:shadow="hidden" draw:shadow-color="#808080"/>
    </style:style>
    <style:style style:name="gr28" style:family="graphic" style:parent-style-name="standard">
      <style:graphic-properties draw:stroke="dash" draw:stroke-dash="Dash_20_2" svg:stroke-width="0.053cm" svg:stroke-color="#5f5f5f"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29" style:family="graphic" style:parent-style-name="standard">
      <style:graphic-properties draw:stroke="solid" svg:stroke-width="0.026cm" svg:stroke-color="#5f5f5f" draw:stroke-linejoin="miter" draw:fill="solid" draw:fill-color="#ffffff" draw:textarea-horizontal-align="justify" draw:textarea-vertical-align="middle" draw:auto-grow-height="true" fo:min-height="0.068cm" fo:min-width="3cm" fo:padding-top="0.13cm" fo:padding-bottom="0.13cm" fo:padding-left="0.25cm" fo:padding-right="0.25cm" fo:wrap-option="no-wrap" draw:shadow="hidden" draw:shadow-color="#808080"/>
    </style:style>
    <style:style style:name="gr30" style:family="graphic" style:parent-style-name="standard">
      <style:graphic-properties draw:stroke="none" draw:fill="none" draw:fill-color="#fcea04" draw:textarea-horizontal-align="justify" draw:textarea-vertical-align="top" draw:auto-grow-height="true" fo:min-height="1.964cm" fo:padding-top="0.13cm" fo:padding-bottom="0.13cm" fo:padding-left="0.25cm" fo:padding-right="0.25cm" fo:wrap-option="wrap" draw:shadow="hidden" draw:shadow-color="#808080"/>
    </style:style>
    <style:style style:name="gr31" style:family="graphic" style:parent-style-name="standard">
      <style:graphic-properties draw:stroke="none" draw:fill="none" draw:fill-color="#fcea04" draw:textarea-horizontal-align="justify" draw:textarea-vertical-align="top" draw:auto-grow-height="true" fo:min-height="2.849cm" fo:padding-top="0.13cm" fo:padding-bottom="0.13cm" fo:padding-left="0.25cm" fo:padding-right="0.25cm" fo:wrap-option="wrap" draw:shadow="hidden" draw:shadow-color="#808080"/>
    </style:style>
    <style:style style:name="gr32" style:family="graphic" style:parent-style-name="standard">
      <style:graphic-properties draw:stroke="none" draw:fill="none" draw:fill-color="#fcea04" draw:textarea-horizontal-align="justify" draw:textarea-vertical-align="top" draw:auto-grow-height="true" fo:min-height="2.8cm" fo:padding-top="0.13cm" fo:padding-bottom="0.13cm" fo:padding-left="0.25cm" fo:padding-right="0.25cm" fo:wrap-option="wrap" draw:shadow="hidden" draw:shadow-color="#808080"/>
    </style:style>
    <style:style style:name="gr33" style:family="graphic" style:parent-style-name="standard">
      <style:graphic-properties draw:stroke="solid" draw:stroke-dash="Dash_20_2" svg:stroke-width="0.03cm" svg:stroke-color="#000000" draw:marker-start-width="0.246cm" draw:marker-end-width="0.246cm" draw:stroke-linejoin="miter" draw:fill="none" draw:fill-color="#ffffff" draw:textarea-horizontal-align="left" draw:textarea-vertical-align="middle" draw:auto-grow-height="true" fo:padding-top="0.119cm" fo:padding-bottom="0.119cm" fo:padding-left="0.239cm" fo:padding-right="0.239cm" fo:wrap-option="wrap" draw:shadow="hidden" draw:shadow-color="#808080"/>
    </style:style>
    <style:style style:name="gr34" style:family="graphic" style:parent-style-name="standard">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no-wrap" draw:shadow="hidden" draw:shadow-color="#808080"/>
    </style:style>
    <style:style style:name="gr35"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36" style:family="graphic" style:parent-style-name="standard">
      <style:graphic-properties draw:stroke="none" draw:fill="none" draw:fill-color="#fcea04" draw:textarea-horizontal-align="justify" draw:textarea-vertical-align="top" draw:auto-grow-height="true" fo:min-height="0.802cm" fo:padding-top="0.13cm" fo:padding-bottom="0.13cm" fo:padding-left="0.25cm" fo:padding-right="0.25cm" fo:wrap-option="wrap" draw:shadow="hidden" draw:shadow-color="#808080"/>
    </style:style>
    <style:style style:name="gr37" style:family="graphic" style:parent-style-name="standard">
      <style:graphic-properties draw:stroke="none" draw:fill="none" draw:fill-color="#fcea04" draw:textarea-horizontal-align="justify" draw:textarea-vertical-align="top" draw:auto-grow-height="true" fo:min-height="0.514cm" fo:padding-top="0.13cm" fo:padding-bottom="0.13cm" fo:padding-left="0.25cm" fo:padding-right="0.25cm" fo:wrap-option="wrap" draw:shadow="hidden" draw:shadow-color="#808080"/>
    </style:style>
    <style:style style:name="gr38"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draw:fill-color="#fcea04" draw:textarea-horizontal-align="justify" draw:textarea-vertical-align="top" draw:auto-grow-height="true" fo:min-height="2.379cm" fo:padding-top="0.13cm" fo:padding-bottom="0.13cm" fo:padding-left="0.25cm" fo:padding-right="0.25cm" fo:wrap-option="wrap" draw:shadow="hidden" draw:shadow-color="#808080"/>
    </style:style>
    <style:style style:name="gr40" style:family="graphic" style:parent-style-name="standard">
      <style:graphic-properties draw:stroke="none" draw:fill="none" draw:fill-color="#fcea04" draw:textarea-horizontal-align="justify" draw:textarea-vertical-align="top" draw:auto-grow-height="true" fo:min-height="1.058cm" fo:padding-top="0.13cm" fo:padding-bottom="0.13cm" fo:padding-left="0.25cm" fo:padding-right="0.25cm" fo:wrap-option="wrap" draw:shadow="hidden" draw:shadow-color="#808080"/>
    </style:style>
    <style:style style:name="gr41" style:family="graphic" style:parent-style-name="standard">
      <style:graphic-properties draw:stroke="none" draw:fill="none" draw:fill-color="#fcea04" draw:textarea-horizontal-align="justify" draw:textarea-vertical-align="top" draw:auto-grow-height="true" fo:min-height="2.347cm" fo:padding-top="0.13cm" fo:padding-bottom="0.13cm" fo:padding-left="0.25cm" fo:padding-right="0.25cm" fo:wrap-option="wrap" draw:shadow="hidden" draw:shadow-color="#808080"/>
    </style:style>
    <style:style style:name="gr42"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43" style:family="graphic" style:parent-style-name="standard">
      <style:graphic-properties draw:stroke="none" draw:fill="none" draw:fill-color="#fcea04" draw:textarea-horizontal-align="justify" draw:textarea-vertical-align="top" draw:auto-grow-height="true" fo:min-height="0.768cm" fo:padding-top="0.13cm" fo:padding-bottom="0.13cm" fo:padding-left="0.25cm" fo:padding-right="0.25cm" fo:wrap-option="wrap" draw:shadow="hidden" draw:shadow-color="#808080"/>
    </style:style>
    <style:style style:name="gr44" style:family="graphic" style:parent-style-name="standard">
      <style:graphic-properties draw:stroke="none" draw:fill="none" draw:fill-color="#fcea04" draw:textarea-horizontal-align="justify" draw:textarea-vertical-align="top" draw:auto-grow-height="true" fo:min-height="0.517cm" fo:padding-top="0.13cm" fo:padding-bottom="0.13cm" fo:padding-left="0.25cm" fo:padding-right="0.25cm" fo:wrap-option="wrap" draw:shadow="hidden" draw:shadow-color="#808080"/>
    </style:style>
    <style:style style:name="gr45" style:family="graphic" style:parent-style-name="standard">
      <style:graphic-properties draw:stroke="solid" svg:stroke-width="0.026cm" svg:stroke-color="#000000" draw:stroke-linejoin="miter" draw:fill="bitmap" draw:fill-color="#d56d3f" draw:fill-image-name="Bitmape_20_2" draw:textarea-horizontal-align="left" draw:textarea-vertical-align="middle" draw:auto-grow-height="false" fo:padding-top="0.13cm" fo:padding-bottom="0.13cm" fo:padding-left="0.25cm" fo:padding-right="0.25cm" fo:wrap-option="no-wrap" draw:shadow="hidden" draw:shadow-color="#808080"/>
    </style:style>
    <style:style style:name="gr46" style:family="graphic" style:parent-style-name="standard">
      <style:graphic-properties draw:stroke="solid" svg:stroke-width="0.026cm" svg:stroke-color="#5f5f5f" draw:stroke-linejoin="miter" draw:fill="solid" draw:fill-color="#ffffff" draw:textarea-horizontal-align="justify" draw:textarea-vertical-align="middle" draw:auto-grow-height="true" fo:min-height="0.404cm" fo:min-width="3cm" fo:padding-top="0.13cm" fo:padding-bottom="0.13cm" fo:padding-left="0.25cm" fo:padding-right="0.25cm" fo:wrap-option="no-wrap" draw:shadow="hidden" draw:shadow-color="#808080"/>
    </style:style>
    <style:style style:name="gr47" style:family="graphic" style:parent-style-name="standard">
      <style:graphic-properties draw:stroke="solid" svg:stroke-width="0.026cm" svg:stroke-color="#5f5f5f" draw:stroke-linejoin="miter" draw:fill="solid" draw:fill-color="#ffffff" draw:textarea-horizontal-align="justify" draw:textarea-vertical-align="middle" draw:auto-grow-height="true" fo:min-height="0.404cm" fo:min-width="2.965cm" fo:padding-top="0.13cm" fo:padding-bottom="0.13cm" fo:padding-left="0.25cm" fo:padding-right="0.25cm" fo:wrap-option="no-wrap" draw:shadow="hidden" draw:shadow-color="#808080"/>
    </style:style>
    <style:style style:name="gr48" style:family="graphic" style:parent-style-name="standard">
      <style:graphic-properties draw:stroke="none" draw:fill="none" draw:fill-color="#fcea04" draw:textarea-horizontal-align="justify" draw:textarea-vertical-align="top" draw:auto-grow-height="true" fo:min-height="3.24cm" fo:padding-top="0.13cm" fo:padding-bottom="0.13cm" fo:padding-left="0.25cm" fo:padding-right="0.25cm" fo:wrap-option="wrap" draw:shadow="hidden" draw:shadow-color="#808080"/>
    </style:style>
    <style:style style:name="gr49" style:family="graphic" style:parent-style-name="standard">
      <style:graphic-properties draw:stroke="solid" svg:stroke-width="0.026cm" svg:stroke-color="#000000" draw:stroke-linejoin="miter" draw:fill="solid" draw:fill-color="#00ccff" draw:textarea-horizontal-align="left" draw:textarea-vertical-align="top" draw:auto-grow-height="false" fo:padding-top="0.13cm" fo:padding-bottom="0.13cm" fo:padding-left="0.25cm" fo:padding-right="0.25cm" fo:wrap-option="wrap" draw:shadow="hidden" draw:shadow-offset-x="0.212cm" draw:shadow-offset-y="0.212cm" draw:shadow-color="#808080"/>
    </style:style>
    <style:style style:name="gr50" style:family="graphic" style:parent-style-name="standard">
      <style:graphic-properties draw:stroke="solid" svg:stroke-width="0.026cm" svg:stroke-color="#000000" draw:stroke-linejoin="miter" draw:fill="solid" draw:fill-color="#fcea04" draw:textarea-horizontal-align="left" draw:textarea-vertical-align="top" draw:auto-grow-height="false" fo:padding-top="0.13cm" fo:padding-bottom="0.13cm" fo:padding-left="0.25cm" fo:padding-right="0.25cm" fo:wrap-option="wrap" draw:shadow="hidden" draw:shadow-offset-x="0.212cm" draw:shadow-offset-y="0.212cm" draw:shadow-color="#808080"/>
    </style:style>
    <style:style style:name="gr51" style:family="graphic" style:parent-style-name="standard">
      <style:graphic-properties draw:fill="solid" draw:fill-color="#ffd320" draw:textarea-horizontal-align="justify" draw:textarea-vertical-align="middle" draw:auto-grow-height="false" fo:min-height="0cm" fo:min-width="0cm"/>
    </style:style>
    <style:style style:name="gr5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3" style:family="graphic" style:parent-style-name="standard">
      <style:graphic-properties draw:stroke="none" draw:fill="none" draw:fill-color="#fcea04" draw:textarea-horizontal-align="justify" draw:textarea-vertical-align="top" draw:auto-grow-height="true" fo:padding-top="0.13cm" fo:padding-bottom="0.13cm" fo:padding-left="0.25cm" fo:padding-right="0.25cm" fo:wrap-option="wrap" draw:shadow="hidden" draw:shadow-color="#808080"/>
    </style:style>
    <style:style style:name="gr54" style:family="graphic" style:parent-style-name="standard">
      <style:graphic-properties draw:stroke="none" draw:fill="solid" draw:fill-color="#ffffff" draw:textarea-horizontal-align="center" draw:textarea-vertical-align="top" draw:auto-grow-height="false" draw:fit-to-size="false" fo:padding-top="0.13cm" fo:padding-bottom="0.13cm" fo:padding-left="0.25cm" fo:padding-right="0.25cm" fo:wrap-option="wrap" draw:shadow="hidden" draw:shadow-color="#868686"/>
    </style:style>
    <style:style style:name="gr55" style:family="graphic" style:parent-style-name="standard">
      <style:graphic-properties draw:stroke="solid" svg:stroke-width="0.026cm" svg:stroke-color="#819fff" draw:stroke-linejoin="miter" draw:fill="gradient" draw:fill-color="#0066cc" draw:fill-gradient-name="Gradient_20_7" draw:textarea-horizontal-align="left" draw:textarea-vertical-align="middle" draw:auto-grow-height="false" fo:padding-top="0.101cm" fo:padding-bottom="0.101cm" fo:padding-left="0.202cm" fo:padding-right="0.202cm" fo:wrap-option="no-wrap" draw:shadow="hidden" draw:shadow-color="#808080"/>
    </style:style>
    <style:style style:name="gr56"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57"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graphic-properties draw:stroke="solid" svg:stroke-width="0.026cm" svg:stroke-color="#ffffff" draw:stroke-linejoin="miter" draw:fill="solid" draw:fill-color="#ffffff" draw:textarea-horizontal-align="center" draw:textarea-vertical-align="top" draw:auto-grow-height="false" draw:fit-to-size="false" fo:padding-top="0.03cm" fo:padding-bottom="0.03cm" fo:padding-left="0.15cm" fo:padding-right="0.15cm" fo:wrap-option="wrap" draw:shadow="hidden" draw:shadow-color="#868686"/>
    </style:style>
    <style:style style:name="gr59" style:family="graphic" style:parent-style-name="standard">
      <style:graphic-properties draw:stroke="none" draw:fill="none" draw:fill-color="#fcea04" draw:textarea-horizontal-align="justify" draw:textarea-vertical-align="top" draw:auto-grow-height="true" fo:min-height="0.738cm" fo:padding-top="0.13cm" fo:padding-bottom="0.13cm" fo:padding-left="0.25cm" fo:padding-right="0.25cm" fo:wrap-option="wrap" draw:shadow="hidden" draw:shadow-color="#808080"/>
    </style:style>
    <style:style style:name="gr60" style:family="graphic" style:parent-style-name="standard">
      <style:graphic-properties draw:stroke="none" draw:fill="none" draw:fill-color="#fcea04" draw:textarea-horizontal-align="justify" draw:textarea-vertical-align="top" draw:auto-grow-height="true" fo:min-height="1.475cm" fo:padding-top="0.13cm" fo:padding-bottom="0.13cm" fo:padding-left="0.25cm" fo:padding-right="0.25cm" fo:wrap-option="wrap" draw:shadow="hidden" draw:shadow-color="#808080"/>
    </style:style>
    <style:style style:name="gr61" style:family="graphic" style:parent-style-name="standard">
      <style:graphic-properties draw:stroke="solid" svg:stroke-width="0cm" svg:stroke-color="#000000" draw:stroke-linejoin="miter" draw:fill="solid" draw:fill-color="#3366ff" draw:textarea-horizontal-align="center" draw:textarea-vertical-align="top" draw:auto-grow-height="false" draw:fit-to-size="false" fo:padding-top="0.13cm" fo:padding-bottom="0.13cm" fo:padding-left="0.25cm" fo:padding-right="0.25cm" fo:wrap-option="wrap" draw:shadow="hidden" draw:shadow-color="#868686"/>
    </style:style>
    <style:style style:name="gr62" style:family="graphic" style:parent-style-name="standard">
      <style:graphic-properties draw:stroke="solid" svg:stroke-width="0cm" svg:stroke-color="#000000" draw:stroke-linejoin="miter" draw:fill="solid" draw:fill-color="#00ff00" draw:textarea-horizontal-align="center" draw:textarea-vertical-align="top" draw:auto-grow-height="false" draw:fit-to-size="false" fo:padding-top="0.13cm" fo:padding-bottom="0.13cm" fo:padding-left="0.25cm" fo:padding-right="0.25cm" fo:wrap-option="wrap" draw:shadow="hidden" draw:shadow-color="#868686"/>
    </style:style>
    <style:style style:name="gr63" style:family="graphic" style:parent-style-name="standard">
      <style:graphic-properties draw:stroke="solid" svg:stroke-width="0.026cm" svg:stroke-color="#000000" draw:stroke-linejoin="miter" draw:fill="gradient" draw:fill-color="#efbd85" draw:fill-gradient-name="Gradient_20_11" draw:textarea-horizontal-align="left" draw:textarea-vertical-align="middle" draw:auto-grow-height="false" fo:padding-top="0.13cm" fo:padding-bottom="0.13cm" fo:padding-left="0.25cm" fo:padding-right="0.25cm" fo:wrap-option="no-wrap" draw:shadow="hidden" draw:shadow-color="#808080"/>
    </style:style>
    <style:style style:name="gr64" style:family="graphic" style:parent-style-name="standard">
      <style:graphic-properties draw:stroke="none" draw:fill="gradient" draw:fill-color="#000000" draw:fill-gradient-name="Gradient_20_12" draw:textarea-horizontal-align="left" draw:textarea-vertical-align="middle" draw:auto-grow-height="false" fo:padding-top="0.13cm" fo:padding-bottom="0.13cm" fo:padding-left="0.25cm" fo:padding-right="0.25cm" fo:wrap-option="no-wrap" draw:shadow="hidden" draw:shadow-color="#808080"/>
    </style:style>
    <style:style style:name="gr65" style:family="graphic" style:parent-style-name="standard">
      <style:graphic-properties draw:stroke="solid" svg:stroke-width="0.026cm" svg:stroke-color="#000000" draw:stroke-linejoin="miter" draw:fill="bitmap" draw:fill-color="#d56d3f" draw:fill-image-name="Bitmape_20_3" draw:textarea-horizontal-align="left" draw:textarea-vertical-align="middle" draw:auto-grow-height="false" fo:padding-top="0.13cm" fo:padding-bottom="0.13cm" fo:padding-left="0.25cm" fo:padding-right="0.25cm" fo:wrap-option="no-wrap" draw:shadow="hidden" draw:shadow-color="#808080"/>
    </style:style>
    <style:style style:name="gr66" style:family="graphic" style:parent-style-name="standard">
      <style:graphic-properties draw:stroke="solid" svg:stroke-width="0.026cm" svg:stroke-color="#000000" draw:stroke-linejoin="miter" draw:fill="gradient" draw:fill-color="#efbd85" draw:fill-gradient-name="Gradient_20_13" draw:textarea-horizontal-align="left" draw:textarea-vertical-align="middle" draw:auto-grow-height="false" fo:padding-top="0.13cm" fo:padding-bottom="0.13cm" fo:padding-left="0.25cm" fo:padding-right="0.25cm" fo:wrap-option="no-wrap" draw:shadow="hidden" draw:shadow-color="#808080"/>
    </style:style>
    <style:style style:name="gr67" style:family="graphic" style:parent-style-name="standard">
      <style:graphic-properties draw:stroke="none" draw:fill="gradient" draw:fill-color="#efbd85" draw:fill-gradient-name="Gradient_20_14" draw:textarea-horizontal-align="left" draw:textarea-vertical-align="middle" draw:auto-grow-height="false" fo:padding-top="0.13cm" fo:padding-bottom="0.13cm" fo:padding-left="0.25cm" fo:padding-right="0.25cm" fo:wrap-option="no-wrap" draw:shadow="hidden" draw:shadow-color="#808080"/>
    </style:style>
    <style:style style:name="gr6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6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70" style:family="graphic" style:parent-style-name="standard">
      <style:graphic-properties draw:stroke="solid" svg:stroke-width="0.026cm" svg:stroke-color="#000000" draw:stroke-linejoin="miter" draw:fill="gradient" draw:fill-color="#efbd85" draw:fill-gradient-name="Gradient_20_15" draw:textarea-horizontal-align="left" draw:textarea-vertical-align="middle" draw:auto-grow-height="false" fo:padding-top="0.13cm" fo:padding-bottom="0.13cm" fo:padding-left="0.25cm" fo:padding-right="0.25cm" fo:wrap-option="no-wrap" draw:shadow="hidden" draw:shadow-color="#808080"/>
    </style:style>
    <style:style style:name="gr71" style:family="graphic" style:parent-style-name="standard">
      <style:graphic-properties draw:stroke="none" draw:fill="gradient" draw:fill-color="#000000" draw:fill-gradient-name="Gradient_20_16" draw:textarea-horizontal-align="left" draw:textarea-vertical-align="middle" draw:auto-grow-height="false" fo:padding-top="0.13cm" fo:padding-bottom="0.13cm" fo:padding-left="0.25cm" fo:padding-right="0.25cm" fo:wrap-option="no-wrap" draw:shadow="hidden" draw:shadow-color="#808080"/>
    </style:style>
    <style:style style:name="gr72" style:family="graphic" style:parent-style-name="standard">
      <style:graphic-properties draw:stroke="solid" svg:stroke-width="0.026cm" svg:stroke-color="#000000" draw:stroke-linejoin="miter" draw:fill="bitmap" draw:fill-color="#d56d3f" draw:fill-image-name="Bitmape_20_4" draw:textarea-horizontal-align="left" draw:textarea-vertical-align="middle" draw:auto-grow-height="false" fo:padding-top="0.13cm" fo:padding-bottom="0.13cm" fo:padding-left="0.25cm" fo:padding-right="0.25cm" fo:wrap-option="no-wrap" draw:shadow="hidden" draw:shadow-color="#808080"/>
    </style:style>
    <style:style style:name="gr73" style:family="graphic" style:parent-style-name="standard">
      <style:graphic-properties draw:stroke="solid" svg:stroke-width="0.026cm" svg:stroke-color="#000000" draw:stroke-linejoin="miter" draw:fill="gradient" draw:fill-color="#efbd85" draw:fill-gradient-name="Gradient_20_17" draw:textarea-horizontal-align="left" draw:textarea-vertical-align="middle" draw:auto-grow-height="false" fo:padding-top="0.13cm" fo:padding-bottom="0.13cm" fo:padding-left="0.25cm" fo:padding-right="0.25cm" fo:wrap-option="no-wrap" draw:shadow="hidden" draw:shadow-color="#808080"/>
    </style:style>
    <style:style style:name="gr74" style:family="graphic" style:parent-style-name="standard">
      <style:graphic-properties draw:stroke="none" draw:fill="gradient" draw:fill-color="#efbd85" draw:fill-gradient-name="Gradient_20_18" draw:textarea-horizontal-align="left" draw:textarea-vertical-align="middle" draw:auto-grow-height="false" fo:padding-top="0.13cm" fo:padding-bottom="0.13cm" fo:padding-left="0.25cm" fo:padding-right="0.25cm" fo:wrap-option="no-wrap" draw:shadow="hidden" draw:shadow-color="#808080"/>
    </style:style>
    <style:style style:name="gr75" style:family="graphic" style:parent-style-name="standard">
      <style:graphic-properties draw:stroke="solid" svg:stroke-width="0.026cm" svg:stroke-color="#000000" draw:stroke-linejoin="miter" draw:fill="gradient" draw:fill-color="#efbd85" draw:fill-gradient-name="Gradient_20_19" draw:textarea-horizontal-align="left" draw:textarea-vertical-align="middle" draw:auto-grow-height="false" fo:padding-top="0.13cm" fo:padding-bottom="0.13cm" fo:padding-left="0.25cm" fo:padding-right="0.25cm" fo:wrap-option="no-wrap" draw:shadow="hidden" draw:shadow-color="#808080"/>
    </style:style>
    <style:style style:name="gr76" style:family="graphic" style:parent-style-name="standard">
      <style:graphic-properties draw:stroke="none" draw:fill="gradient" draw:fill-color="#000000" draw:fill-gradient-name="Gradient_20_20" draw:textarea-horizontal-align="left" draw:textarea-vertical-align="middle" draw:auto-grow-height="false" fo:padding-top="0.13cm" fo:padding-bottom="0.13cm" fo:padding-left="0.25cm" fo:padding-right="0.25cm" fo:wrap-option="no-wrap" draw:shadow="hidden" draw:shadow-color="#808080"/>
    </style:style>
    <style:style style:name="gr77" style:family="graphic" style:parent-style-name="standard">
      <style:graphic-properties draw:stroke="solid" svg:stroke-width="0.026cm" svg:stroke-color="#000000" draw:stroke-linejoin="miter" draw:fill="bitmap" draw:fill-color="#d56d3f" draw:fill-image-name="Bitmape_20_5" draw:textarea-horizontal-align="left" draw:textarea-vertical-align="middle" draw:auto-grow-height="false" fo:padding-top="0.13cm" fo:padding-bottom="0.13cm" fo:padding-left="0.25cm" fo:padding-right="0.25cm" fo:wrap-option="no-wrap" draw:shadow="hidden" draw:shadow-color="#808080"/>
    </style:style>
    <style:style style:name="gr78" style:family="graphic" style:parent-style-name="standard">
      <style:graphic-properties draw:stroke="solid" svg:stroke-width="0.026cm" svg:stroke-color="#000000" draw:stroke-linejoin="miter" draw:fill="gradient" draw:fill-color="#efbd85" draw:fill-gradient-name="Gradient_20_21" draw:textarea-horizontal-align="left" draw:textarea-vertical-align="middle" draw:auto-grow-height="false" fo:padding-top="0.13cm" fo:padding-bottom="0.13cm" fo:padding-left="0.25cm" fo:padding-right="0.25cm" fo:wrap-option="no-wrap" draw:shadow="hidden" draw:shadow-color="#808080"/>
    </style:style>
    <style:style style:name="gr79" style:family="graphic" style:parent-style-name="standard">
      <style:graphic-properties draw:stroke="none" draw:fill="gradient" draw:fill-color="#efbd85" draw:fill-gradient-name="Gradient_20_22" draw:textarea-horizontal-align="left" draw:textarea-vertical-align="middle" draw:auto-grow-height="false" fo:padding-top="0.13cm" fo:padding-bottom="0.13cm" fo:padding-left="0.25cm" fo:padding-right="0.25cm" fo:wrap-option="no-wrap" draw:shadow="hidden" draw:shadow-color="#808080"/>
    </style:style>
    <style:style style:name="gr80" style:family="graphic" style:parent-style-name="standard">
      <style:graphic-properties draw:stroke="solid" svg:stroke-width="0.026cm" svg:stroke-color="#000000" draw:stroke-linejoin="miter" draw:fill="gradient" draw:fill-color="#efbd85" draw:fill-gradient-name="Gradient_20_23" draw:textarea-horizontal-align="left" draw:textarea-vertical-align="middle" draw:auto-grow-height="false" fo:padding-top="0.13cm" fo:padding-bottom="0.13cm" fo:padding-left="0.25cm" fo:padding-right="0.25cm" fo:wrap-option="no-wrap" draw:shadow="hidden" draw:shadow-color="#808080"/>
    </style:style>
    <style:style style:name="gr81" style:family="graphic" style:parent-style-name="standard">
      <style:graphic-properties draw:stroke="none" draw:fill="gradient" draw:fill-color="#000000" draw:fill-gradient-name="Gradient_20_24" draw:textarea-horizontal-align="left" draw:textarea-vertical-align="middle" draw:auto-grow-height="false" fo:padding-top="0.13cm" fo:padding-bottom="0.13cm" fo:padding-left="0.25cm" fo:padding-right="0.25cm" fo:wrap-option="no-wrap" draw:shadow="hidden" draw:shadow-color="#808080"/>
    </style:style>
    <style:style style:name="gr82" style:family="graphic" style:parent-style-name="standard">
      <style:graphic-properties draw:stroke="solid" svg:stroke-width="0.026cm" svg:stroke-color="#000000" draw:stroke-linejoin="miter" draw:fill="bitmap" draw:fill-color="#d56d3f" draw:fill-image-name="Bitmape_20_6" draw:textarea-horizontal-align="left" draw:textarea-vertical-align="middle" draw:auto-grow-height="false" fo:padding-top="0.13cm" fo:padding-bottom="0.13cm" fo:padding-left="0.25cm" fo:padding-right="0.25cm" fo:wrap-option="no-wrap" draw:shadow="hidden" draw:shadow-color="#808080"/>
    </style:style>
    <style:style style:name="gr83" style:family="graphic" style:parent-style-name="standard">
      <style:graphic-properties draw:stroke="solid" svg:stroke-width="0.026cm" svg:stroke-color="#000000" draw:stroke-linejoin="miter" draw:fill="gradient" draw:fill-color="#efbd85" draw:fill-gradient-name="Gradient_20_25" draw:textarea-horizontal-align="left" draw:textarea-vertical-align="middle" draw:auto-grow-height="false" fo:padding-top="0.13cm" fo:padding-bottom="0.13cm" fo:padding-left="0.25cm" fo:padding-right="0.25cm" fo:wrap-option="no-wrap" draw:shadow="hidden" draw:shadow-color="#808080"/>
    </style:style>
    <style:style style:name="gr84" style:family="graphic" style:parent-style-name="standard">
      <style:graphic-properties draw:stroke="none" draw:fill="gradient" draw:fill-color="#efbd85" draw:fill-gradient-name="Gradient_20_26" draw:textarea-horizontal-align="left" draw:textarea-vertical-align="middle" draw:auto-grow-height="false" fo:padding-top="0.13cm" fo:padding-bottom="0.13cm" fo:padding-left="0.25cm" fo:padding-right="0.25cm" fo:wrap-option="no-wrap" draw:shadow="hidden" draw:shadow-color="#808080"/>
    </style:style>
    <style:style style:name="gr85" style:family="graphic" style:parent-style-name="standard">
      <style:graphic-properties draw:stroke="solid" svg:stroke-width="0.026cm" svg:stroke-color="#000000" draw:stroke-linejoin="miter" draw:fill="gradient" draw:fill-color="#efbd85" draw:fill-gradient-name="Gradient_20_27" draw:textarea-horizontal-align="left" draw:textarea-vertical-align="middle" draw:auto-grow-height="false" fo:padding-top="0.13cm" fo:padding-bottom="0.13cm" fo:padding-left="0.25cm" fo:padding-right="0.25cm" fo:wrap-option="no-wrap" draw:shadow="hidden" draw:shadow-color="#808080"/>
    </style:style>
    <style:style style:name="gr86" style:family="graphic" style:parent-style-name="standard">
      <style:graphic-properties draw:stroke="none" draw:fill="gradient" draw:fill-color="#000000" draw:fill-gradient-name="Gradient_20_28" draw:textarea-horizontal-align="left" draw:textarea-vertical-align="middle" draw:auto-grow-height="false" fo:padding-top="0.13cm" fo:padding-bottom="0.13cm" fo:padding-left="0.25cm" fo:padding-right="0.25cm" fo:wrap-option="no-wrap" draw:shadow="hidden" draw:shadow-color="#808080"/>
    </style:style>
    <style:style style:name="gr87" style:family="graphic" style:parent-style-name="standard">
      <style:graphic-properties draw:stroke="solid" svg:stroke-width="0.026cm" svg:stroke-color="#000000" draw:stroke-linejoin="miter" draw:fill="bitmap" draw:fill-color="#d56d3f" draw:fill-image-name="Bitmape_20_7" draw:textarea-horizontal-align="left" draw:textarea-vertical-align="middle" draw:auto-grow-height="false" fo:padding-top="0.13cm" fo:padding-bottom="0.13cm" fo:padding-left="0.25cm" fo:padding-right="0.25cm" fo:wrap-option="no-wrap" draw:shadow="hidden" draw:shadow-color="#808080"/>
    </style:style>
    <style:style style:name="gr88" style:family="graphic" style:parent-style-name="standard">
      <style:graphic-properties draw:stroke="solid" svg:stroke-width="0.026cm" svg:stroke-color="#000000" draw:stroke-linejoin="miter" draw:fill="gradient" draw:fill-color="#efbd85" draw:fill-gradient-name="Gradient_20_29" draw:textarea-horizontal-align="left" draw:textarea-vertical-align="middle" draw:auto-grow-height="false" fo:padding-top="0.13cm" fo:padding-bottom="0.13cm" fo:padding-left="0.25cm" fo:padding-right="0.25cm" fo:wrap-option="no-wrap" draw:shadow="hidden" draw:shadow-color="#808080"/>
    </style:style>
    <style:style style:name="gr89" style:family="graphic" style:parent-style-name="standard">
      <style:graphic-properties draw:stroke="none" draw:fill="gradient" draw:fill-color="#efbd85" draw:fill-gradient-name="Gradient_20_30" draw:textarea-horizontal-align="left" draw:textarea-vertical-align="middle" draw:auto-grow-height="false" fo:padding-top="0.13cm" fo:padding-bottom="0.13cm" fo:padding-left="0.25cm" fo:padding-right="0.25cm" fo:wrap-option="no-wrap" draw:shadow="hidden" draw:shadow-color="#808080"/>
    </style:style>
    <style:style style:name="gr90" style:family="graphic" style:parent-style-name="standard">
      <style:graphic-properties draw:stroke="solid" svg:stroke-width="0.026cm" svg:stroke-color="#000000" draw:stroke-linejoin="miter" draw:fill="gradient" draw:fill-color="#efbd85" draw:fill-gradient-name="Gradient_20_31" draw:textarea-horizontal-align="left" draw:textarea-vertical-align="middle" draw:auto-grow-height="false" fo:padding-top="0.13cm" fo:padding-bottom="0.13cm" fo:padding-left="0.25cm" fo:padding-right="0.25cm" fo:wrap-option="no-wrap" draw:shadow="hidden" draw:shadow-color="#808080"/>
    </style:style>
    <style:style style:name="gr91" style:family="graphic" style:parent-style-name="standard">
      <style:graphic-properties draw:stroke="none" draw:fill="gradient" draw:fill-color="#000000" draw:fill-gradient-name="Gradient_20_32" draw:textarea-horizontal-align="left" draw:textarea-vertical-align="middle" draw:auto-grow-height="false" fo:padding-top="0.13cm" fo:padding-bottom="0.13cm" fo:padding-left="0.25cm" fo:padding-right="0.25cm" fo:wrap-option="no-wrap" draw:shadow="hidden" draw:shadow-color="#808080"/>
    </style:style>
    <style:style style:name="gr92" style:family="graphic" style:parent-style-name="standard">
      <style:graphic-properties draw:stroke="solid" svg:stroke-width="0.026cm" svg:stroke-color="#000000" draw:stroke-linejoin="miter" draw:fill="bitmap" draw:fill-color="#d56d3f" draw:fill-image-name="Bitmape_20_8" draw:textarea-horizontal-align="left" draw:textarea-vertical-align="middle" draw:auto-grow-height="false" fo:padding-top="0.13cm" fo:padding-bottom="0.13cm" fo:padding-left="0.25cm" fo:padding-right="0.25cm" fo:wrap-option="no-wrap" draw:shadow="hidden" draw:shadow-color="#808080"/>
    </style:style>
    <style:style style:name="gr93" style:family="graphic" style:parent-style-name="standard">
      <style:graphic-properties draw:stroke="solid" svg:stroke-width="0.026cm" svg:stroke-color="#000000" draw:stroke-linejoin="miter" draw:fill="gradient" draw:fill-color="#efbd85" draw:fill-gradient-name="Gradient_20_33" draw:textarea-horizontal-align="left" draw:textarea-vertical-align="middle" draw:auto-grow-height="false" fo:padding-top="0.13cm" fo:padding-bottom="0.13cm" fo:padding-left="0.25cm" fo:padding-right="0.25cm" fo:wrap-option="no-wrap" draw:shadow="hidden" draw:shadow-color="#808080"/>
    </style:style>
    <style:style style:name="gr94" style:family="graphic" style:parent-style-name="standard">
      <style:graphic-properties draw:stroke="none" draw:fill="gradient" draw:fill-color="#efbd85" draw:fill-gradient-name="Gradient_20_34" draw:textarea-horizontal-align="left" draw:textarea-vertical-align="middle" draw:auto-grow-height="false" fo:padding-top="0.13cm" fo:padding-bottom="0.13cm" fo:padding-left="0.25cm" fo:padding-right="0.25cm" fo:wrap-option="no-wrap" draw:shadow="hidden" draw:shadow-color="#808080"/>
    </style:style>
    <style:style style:name="gr95" style:family="graphic" style:parent-style-name="standard">
      <style:graphic-properties draw:stroke="solid" svg:stroke-width="0.026cm" svg:stroke-color="#000000" draw:stroke-linejoin="miter" draw:fill="gradient" draw:fill-color="#efbd85" draw:fill-gradient-name="Gradient_20_35" draw:textarea-horizontal-align="left" draw:textarea-vertical-align="middle" draw:auto-grow-height="false" fo:padding-top="0.13cm" fo:padding-bottom="0.13cm" fo:padding-left="0.25cm" fo:padding-right="0.25cm" fo:wrap-option="no-wrap" draw:shadow="hidden" draw:shadow-color="#808080"/>
    </style:style>
    <style:style style:name="gr96" style:family="graphic" style:parent-style-name="standard">
      <style:graphic-properties draw:stroke="solid" svg:stroke-width="0.026cm" svg:stroke-color="#000000" draw:stroke-linejoin="miter" draw:fill="gradient" draw:fill-color="#efbd85" draw:fill-gradient-name="Gradient_20_36" draw:textarea-horizontal-align="left" draw:textarea-vertical-align="middle" draw:auto-grow-height="false" fo:padding-top="0.13cm" fo:padding-bottom="0.13cm" fo:padding-left="0.25cm" fo:padding-right="0.25cm" fo:wrap-option="no-wrap" draw:shadow="hidden" draw:shadow-color="#808080"/>
    </style:style>
    <style:style style:name="gr97" style:family="graphic" style:parent-style-name="standard">
      <style:graphic-properties draw:stroke="none" draw:fill="gradient" draw:fill-color="#000000" draw:fill-gradient-name="Gradient_20_37" draw:textarea-horizontal-align="left" draw:textarea-vertical-align="middle" draw:auto-grow-height="false" fo:padding-top="0.13cm" fo:padding-bottom="0.13cm" fo:padding-left="0.25cm" fo:padding-right="0.25cm" fo:wrap-option="no-wrap" draw:shadow="hidden" draw:shadow-color="#808080"/>
    </style:style>
    <style:style style:name="gr98" style:family="graphic" style:parent-style-name="standard">
      <style:graphic-properties draw:stroke="solid" svg:stroke-width="0.026cm" svg:stroke-color="#000000" draw:stroke-linejoin="miter" draw:fill="bitmap" draw:fill-color="#d56d3f" draw:fill-image-name="Bitmape_20_9" draw:textarea-horizontal-align="left" draw:textarea-vertical-align="middle" draw:auto-grow-height="false" fo:padding-top="0.13cm" fo:padding-bottom="0.13cm" fo:padding-left="0.25cm" fo:padding-right="0.25cm" fo:wrap-option="no-wrap" draw:shadow="hidden" draw:shadow-color="#808080"/>
    </style:style>
    <style:style style:name="gr99" style:family="graphic" style:parent-style-name="standard">
      <style:graphic-properties draw:stroke="none" draw:fill="gradient" draw:fill-color="#efbd85" draw:fill-gradient-name="Gradient_20_38" draw:textarea-horizontal-align="left" draw:textarea-vertical-align="middle" draw:auto-grow-height="false" fo:padding-top="0.13cm" fo:padding-bottom="0.13cm" fo:padding-left="0.25cm" fo:padding-right="0.25cm" fo:wrap-option="no-wrap" draw:shadow="hidden" draw:shadow-color="#808080"/>
    </style:style>
    <style:style style:name="gr100" style:family="graphic" style:parent-style-name="standard">
      <style:graphic-properties draw:stroke="none" draw:fill="solid" draw:fill-color="#808080" draw:textarea-horizontal-align="left" draw:textarea-vertical-align="middle" draw:auto-grow-height="true" fo:padding-top="0.13cm" fo:padding-bottom="0.13cm" fo:padding-left="0.25cm" fo:padding-right="0.25cm" fo:wrap-option="wrap" draw:shadow="hidden" draw:shadow-color="#808080"/>
    </style:style>
    <style:style style:name="gr101" style:family="graphic" style:parent-style-name="standard">
      <style:graphic-properties draw:stroke="none" draw:fill="solid" draw:fill-color="#808080" draw:textarea-horizontal-align="left" draw:textarea-vertical-align="middle" draw:auto-grow-height="true" fo:padding-top="0.13cm" fo:padding-bottom="0.13cm" fo:padding-left="0.25cm" fo:padding-right="0.25cm" fo:wrap-option="no-wrap" draw:shadow="hidden" draw:shadow-color="#808080"/>
    </style:style>
    <style:style style:name="gr102" style:family="graphic" style:parent-style-name="standard">
      <style:graphic-properties draw:stroke="solid" svg:stroke-width="0.106cm" svg:stroke-color="#0095b8" draw:stroke-linejoin="miter" draw:fill="solid" draw:fill-color="#ffffff" draw:textarea-horizontal-align="left" draw:textarea-vertical-align="top" draw:auto-grow-height="false" fo:padding-top="0.23cm" fo:padding-bottom="0.13cm" fo:padding-left="0.25cm" fo:padding-right="0.25cm" fo:wrap-option="no-wrap" draw:shadow="hidden" draw:shadow-color="#808080"/>
    </style:style>
    <style:style style:name="gr103" style:family="graphic" style:parent-style-name="standard">
      <style:graphic-properties draw:stroke="solid" svg:stroke-width="0.079cm" svg:stroke-color="#ffffff" draw:stroke-linejoin="miter" draw:fill="gradient" draw:fill-color="#00c1ee" draw:fill-gradient-name="Gradient_20_8" draw:textarea-horizontal-align="left" draw:textarea-vertical-align="middle" draw:auto-grow-height="false" fo:padding-top="0.13cm" fo:padding-bottom="0.13cm" fo:padding-left="0.25cm" fo:padding-right="0.25cm" fo:wrap-option="no-wrap" draw:shadow="hidden" draw:shadow-color="#808080"/>
    </style:style>
    <style:style style:name="gr104" style:family="graphic" style:parent-style-name="standard">
      <style:graphic-properties draw:stroke="none" draw:fill="solid" draw:fill-color="#4d4d4d" draw:textarea-horizontal-align="left" draw:textarea-vertical-align="middle" draw:auto-grow-height="false" fo:padding-top="0.13cm" fo:padding-bottom="0.13cm" fo:padding-left="0.25cm" fo:padding-right="0.25cm" fo:wrap-option="no-wrap" draw:shadow="hidden" draw:shadow-color="#808080"/>
    </style:style>
    <style:style style:name="gr105" style:family="graphic" style:parent-style-name="standard">
      <style:graphic-properties draw:stroke="none" draw:fill="gradient" draw:fill-color="#b2b2b2" draw:fill-gradient-name="Gradient_20_9" draw:textarea-horizontal-align="left" draw:textarea-vertical-align="middle" draw:auto-grow-height="false" fo:padding-top="0.13cm" fo:padding-bottom="0.13cm" fo:padding-left="0.25cm" fo:padding-right="0.25cm" fo:wrap-option="no-wrap" draw:shadow="hidden" draw:shadow-color="#808080"/>
    </style:style>
    <style:style style:name="gr10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107"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8" style:family="graphic" style:parent-style-name="standard">
      <style:graphic-properties draw:stroke="none" draw:fill="none" draw:fill-color="#483fff" draw:textarea-horizontal-align="left" draw:textarea-vertical-align="top" draw:auto-grow-height="false" fo:padding-top="0cm" fo:padding-bottom="0cm" fo:padding-left="0cm" fo:padding-right="0cm" fo:wrap-option="wrap" draw:shadow="visible" draw:shadow-offset-x="0.035cm" draw:shadow-offset-y="0.035cm" draw:shadow-color="#000000"/>
    </style:style>
    <style:style style:name="gr109" style:family="graphic" style:parent-style-name="standard">
      <style:graphic-properties draw:stroke="solid" svg:stroke-width="0.106cm" svg:stroke-color="#ff572f" draw:stroke-linejoin="miter" draw:fill="solid" draw:fill-color="#ffffff" draw:textarea-horizontal-align="left" draw:textarea-vertical-align="top" draw:auto-grow-height="false" fo:padding-top="0.33cm" fo:padding-bottom="0.13cm" fo:padding-left="0.25cm" fo:padding-right="0.25cm" fo:wrap-option="no-wrap" draw:shadow="hidden" draw:shadow-color="#808080"/>
    </style:style>
    <style:style style:name="gr110" style:family="graphic" style:parent-style-name="standard">
      <style:graphic-properties draw:stroke="solid" svg:stroke-width="0.079cm" svg:stroke-color="#ffffff" draw:stroke-linejoin="miter" draw:fill="gradient" draw:fill-color="#ff572f" draw:fill-gradient-name="Gradient_20_10" draw:textarea-horizontal-align="left" draw:textarea-vertical-align="middle" draw:auto-grow-height="false" fo:padding-top="0.13cm" fo:padding-bottom="0.13cm" fo:padding-left="0.25cm" fo:padding-right="0.25cm" fo:wrap-option="no-wrap" draw:shadow="hidden" draw:shadow-color="#808080"/>
    </style:style>
    <style:style style:name="gr111" style:family="graphic" style:parent-style-name="standard">
      <style:graphic-properties draw:stroke="solid" svg:stroke-width="0.106cm" svg:stroke-color="#ff572f" draw:stroke-linejoin="miter" draw:fill="solid" draw:fill-color="#fcea04" draw:textarea-horizontal-align="left" draw:textarea-vertical-align="top" draw:auto-grow-height="false" fo:padding-top="0.33cm" fo:padding-bottom="0.13cm" fo:padding-left="0.25cm" fo:padding-right="0.25cm" fo:wrap-option="no-wrap" draw:shadow="hidden" draw:shadow-color="#808080"/>
    </style:style>
    <style:style style:name="gr112" style:family="graphic" style:parent-style-name="standard" style:list-style-name="L6">
      <style:graphic-properties draw:stroke="solid" svg:stroke-width="0.026cm" svg:stroke-color="#000000" draw:stroke-linejoin="miter" draw:fill="solid" draw:fill-color="#fcea04" draw:textarea-horizontal-align="justify" draw:textarea-vertical-align="middle" draw:auto-grow-height="true" fo:padding-top="0.13cm" fo:padding-bottom="0.13cm" fo:padding-left="0.25cm" fo:padding-right="0.25cm" fo:wrap-option="wrap" draw:shadow="visible" draw:shadow-offset-x="0.212cm" draw:shadow-offset-y="0.212cm" draw:shadow-color="#808080"/>
    </style:style>
    <style:style style:name="gr1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14" style:family="graphic" style:parent-style-name="standard">
      <style:graphic-properties draw:stroke="none" draw:fill="solid" draw:fill-color="#bfbfbf" draw:textarea-horizontal-align="left" draw:textarea-vertical-align="top" draw:auto-grow-height="false" fo:padding-top="0.13cm" fo:padding-bottom="0.13cm" fo:padding-left="0.25cm" fo:padding-right="0.25cm" fo:wrap-option="wrap" draw:shadow="hidden"/>
    </style:style>
    <style:style style:name="gr115" style:family="graphic" style:parent-style-name="standard">
      <style:graphic-properties draw:stroke="none" draw:fill="solid" draw:fill-color="#bfffdd" draw:textarea-horizontal-align="left" draw:textarea-vertical-align="top" draw:auto-grow-height="false" fo:padding-top="0.13cm" fo:padding-bottom="0.13cm" fo:padding-left="0.25cm" fo:padding-right="0.25cm" fo:wrap-option="wrap" draw:shadow="hidden"/>
    </style:style>
    <style:style style:name="gr116" style:family="graphic" style:parent-style-name="standard">
      <style:graphic-properties draw:stroke="none" draw:fill="solid" draw:fill-color="#7f7f7f" draw:textarea-horizontal-align="left" draw:textarea-vertical-align="top" draw:auto-grow-height="false" fo:padding-top="0.13cm" fo:padding-bottom="0.13cm" fo:padding-left="0.25cm" fo:padding-right="0.25cm" fo:wrap-option="wrap" draw:shadow="hidden"/>
    </style:style>
    <style:style style:name="gr117" style:family="graphic" style:parent-style-name="standard">
      <style:graphic-properties draw:stroke="none" draw:fill="solid" draw:fill-color="#3f3f3f" draw:textarea-horizontal-align="left" draw:textarea-vertical-align="top" draw:auto-grow-height="false" fo:padding-top="0.13cm" fo:padding-bottom="0.13cm" fo:padding-left="0.25cm" fo:padding-right="0.25cm" fo:wrap-option="wrap" draw:shadow="hidden"/>
    </style:style>
    <style:style style:name="gr118" style:family="graphic" style:parent-style-name="standard">
      <style:graphic-properties draw:stroke="none" draw:fill="solid" draw:fill-color="#ffe9aa" draw:textarea-horizontal-align="left" draw:textarea-vertical-align="top" draw:auto-grow-height="false" fo:padding-top="0.13cm" fo:padding-bottom="0.13cm" fo:padding-left="0.25cm" fo:padding-right="0.25cm" fo:wrap-option="wrap" draw:shadow="hidden"/>
    </style:style>
    <style:style style:name="gr119" style:family="graphic" style:parent-style-name="standard">
      <style:graphic-properties draw:stroke="none" draw:fill="solid" draw:fill-color="#ffffcc" draw:textarea-horizontal-align="left" draw:textarea-vertical-align="top" draw:auto-grow-height="false" fo:padding-top="0.13cm" fo:padding-bottom="0.13cm" fo:padding-left="0.25cm" fo:padding-right="0.25cm" fo:wrap-option="wrap" draw:shadow="hidden"/>
    </style:style>
    <style:style style:name="gr120" style:family="graphic" style:parent-style-name="standard">
      <style:graphic-properties draw:stroke="none" draw:fill="bitmap" draw:fill-color="#000000" draw:fill-image-name="Bitmape_20_1" draw:fill-image-width="0cm" draw:fill-image-height="0cm" style:repeat="repeat" draw:textarea-horizontal-align="left" draw:textarea-vertical-align="top" draw:auto-grow-height="false" fo:padding-top="0.13cm" fo:padding-bottom="0.13cm" fo:padding-left="0.25cm" fo:padding-right="0.25cm" fo:wrap-option="wrap" draw:shadow="hidden"/>
    </style:style>
    <style:style style:name="gr121" style:family="graphic" style:parent-style-name="standard">
      <style:graphic-properties draw:stroke="solid" svg:stroke-width="0.106cm" svg:stroke-color="#000000"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122" style:family="graphic" style:parent-style-name="standard" style:list-style-name="L6">
      <style:graphic-properties draw:stroke="solid" svg:stroke-width="0.079cm" svg:stroke-color="#000000" draw:stroke-linejoin="miter" draw:fill="solid" draw:fill-color="#ffffff" draw:textarea-horizontal-align="justify" draw:textarea-vertical-align="middle" draw:auto-grow-height="false" fo:padding-top="0cm" fo:padding-bottom="0cm" fo:padding-left="0cm" fo:padding-right="0cm" fo:wrap-option="no-wrap" draw:shadow="hidden" draw:shadow-color="#808080"/>
    </style:style>
    <style:style style:name="gr123" style:family="graphic" style:parent-style-name="standard">
      <style:graphic-properties draw:stroke="solid" svg:stroke-width="0.026cm" svg:stroke-color="#000000"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124"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125" style:family="graphic" style:parent-style-name="standard">
      <style:graphic-properties draw:stroke="solid" svg:stroke-width="0.026cm" svg:stroke-color="#5f5f5f" draw:stroke-linejoin="miter" draw:fill="solid" draw:fill-color="#ffffff" draw:textarea-horizontal-align="justify" draw:textarea-vertical-align="middle" draw:auto-grow-height="true" fo:padding-top="0.13cm" fo:padding-bottom="0.13cm" fo:padding-left="0.25cm" fo:padding-right="0.25cm" fo:wrap-option="no-wrap" draw:shadow="hidden" draw:shadow-color="#808080"/>
    </style:style>
    <style:style style:name="gr126" style:family="graphic" style:parent-style-name="standard" style:list-style-name="L6">
      <style:graphic-properties draw:stroke="solid" svg:stroke-width="0.079cm" svg:stroke-color="#000000" draw:stroke-linejoin="miter" draw:fill="solid" draw:fill-color="#ffffff" draw:textarea-horizontal-align="justify" draw:textarea-vertical-align="middle" draw:auto-grow-height="false" fo:padding-top="0cm" fo:padding-bottom="0cm" fo:padding-left="0cm" fo:padding-right="0cm" fo:wrap-option="no-wrap" draw:shadow="hidden" draw:shadow-color="#808080"/>
    </style:style>
    <style:style style:name="gr127" style:family="graphic" style:parent-style-name="standard">
      <style:graphic-properties draw:stroke="solid" svg:stroke-width="0.026cm" svg:stroke-color="#5f5f5f" draw:stroke-linejoin="miter" draw:fill="solid" draw:fill-color="#ffffff" draw:textarea-horizontal-align="left" draw:textarea-vertical-align="middle" draw:auto-grow-height="true" fo:padding-top="0.13cm" fo:padding-bottom="0.13cm" fo:padding-left="0.25cm" fo:padding-right="0.25cm" fo:wrap-option="no-wrap" draw:shadow="hidden" draw:shadow-color="#808080"/>
    </style:style>
    <style:style style:name="gr128" style:family="graphic" style:parent-style-name="standard">
      <style:graphic-properties draw:stroke="none" draw:fill="none" draw:fill-color="#483fff" draw:textarea-horizontal-align="justify" draw:textarea-vertical-align="middle" draw:auto-grow-height="false" fo:padding-top="0.13cm" fo:padding-bottom="0.13cm" fo:padding-left="0.25cm" fo:padding-right="0.25cm" fo:wrap-option="wrap" draw:shadow="hidden" draw:shadow-color="#808080"/>
    </style:style>
    <style:style style:name="pr1" style:family="presentation" style:parent-style-name="netkit-slides-template-contributors-title">
      <style:graphic-properties draw:stroke="none" draw:fill="none" draw:fill-color="#483fff" draw:textarea-horizontal-align="justify" draw:textarea-vertical-align="middle" draw:auto-grow-height="true" draw:auto-grow-width="false" fo:min-height="3.725cm" fo:min-width="0cm" fo:padding-top="0.13cm" fo:padding-bottom="0.13cm" fo:padding-left="0.25cm" fo:padding-right="0.25cm" fo:wrap-option="wrap" draw:shadow="hidden" draw:shadow-color="#808080"/>
    </style:style>
    <style:style style:name="pr2" style:family="presentation" style:parent-style-name="netkit-slides-template-contributors-subtitle" style:list-style-name="L7">
      <style:graphic-properties draw:stroke="none" draw:fill="none" draw:fill-color="#483fff" draw:textarea-horizontal-align="justify" draw:textarea-vertical-align="top" draw:auto-grow-height="true" draw:auto-grow-width="false" fo:min-height="1.74cm" fo:min-width="0cm" fo:padding-top="0.13cm" fo:padding-bottom="0.13cm" fo:padding-left="0.25cm" fo:padding-right="0.25cm" fo:wrap-option="wrap" draw:shadow="hidden" draw:shadow-color="#808080"/>
    </style:style>
    <style:style style:name="pr3" style:family="presentation" style:parent-style-name="netkit-slides-template-contributors-notes">
      <style:graphic-properties draw:fill-color="#ffffff" fo:min-height="11.432cm"/>
    </style:style>
    <style:style style:name="pr4" style:family="presentation" style:parent-style-name="Normal_20_slide-title">
      <style:graphic-properties draw:stroke="none" draw:fill="none" draw:fill-color="#483fff" draw:textarea-horizontal-align="justify" draw:textarea-vertical-align="middle" draw:auto-grow-height="true" draw:auto-grow-width="false" fo:min-height="3.725cm" fo:min-width="0cm" fo:padding-top="0.13cm" fo:padding-bottom="0.13cm" fo:padding-left="0.25cm" fo:padding-right="0.25cm" fo:wrap-option="wrap" draw:shadow="hidden" draw:shadow-color="#808080"/>
    </style:style>
    <style:style style:name="pr5" style:family="presentation" style:parent-style-name="Normal_20_slide-outline1">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6" style:family="presentation" style:parent-style-name="Normal_20_slide-notes">
      <style:graphic-properties draw:stroke="none" draw:fill="none" draw:fill-color="#bbe0e3" draw:auto-grow-height="true" fo:min-height="11.432cm" draw:shadow="hidden" draw:shadow-color="#808080"/>
    </style:style>
    <style:style style:name="pr7" style:family="presentation" style:parent-style-name="Normal_20_slide-notes">
      <style:graphic-properties draw:fill-color="#ffffff" fo:min-height="11.432cm"/>
    </style:style>
    <style:style style:name="pr8" style:family="presentation" style:parent-style-name="Normal_20_slide-title">
      <style:graphic-properties draw:stroke="none" draw:fill="none" draw:fill-color="#483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style:font-name="Bitstream Vera Sans2"/>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82cm" fo:margin-bottom="0cm" fo:text-indent="0cm" style:writing-mode="lr-tb"/>
      <style:text-properties style:font-name="Bitstream Vera Sans2"/>
    </style:style>
    <style:style style:name="P5" style:family="paragraph">
      <style:paragraph-properties fo:margin-left="0cm" fo:margin-right="0cm" fo:margin-top="0.141cm" fo:margin-bottom="0cm" fo:line-height="100%" fo:text-indent="0cm"/>
    </style:style>
    <style:style style:name="P6" style:family="paragraph">
      <style:paragraph-properties fo:margin-left="0cm" fo:margin-right="0cm" fo:margin-top="0.141cm" fo:margin-bottom="0cm" fo:line-height="100%" fo:text-indent="0cm" style:writing-mode="lr-tb"/>
      <style:text-properties style:font-name="Bitstream Vera Sans2" style:font-size-asian="18pt" style:font-size-complex="18pt"/>
    </style:style>
    <style:style style:name="P7" style:family="paragraph">
      <style:paragraph-properties fo:text-align="center" style:writing-mode="lr-tb"/>
      <style:text-properties style:font-name="Bitstream Vera Sans2" fo:font-size="24pt" style:font-size-asian="18pt" style:font-size-complex="18pt"/>
    </style:style>
    <style:style style:name="P8" style:family="paragraph">
      <style:paragraph-properties fo:margin-left="0cm" fo:margin-right="0cm" fo:text-indent="0cm" style:writing-mode="lr-tb"/>
      <style:text-properties style:font-name="Bitstream Vera Sans1"/>
    </style:style>
    <style:style style:name="P9" style:family="paragraph">
      <style:paragraph-properties fo:margin-left="0.952cm" fo:margin-right="0cm" fo:margin-top="0.158cm" fo:margin-bottom="0cm" fo:line-height="80%" fo:text-indent="-0.952cm"/>
    </style:style>
    <style:style style:name="P10" style:family="paragraph">
      <style:paragraph-properties fo:margin-left="0.952cm" fo:margin-right="0cm" fo:margin-top="0.158cm" fo:margin-bottom="0cm" fo:line-height="80%" fo:text-indent="-0.952cm" style:writing-mode="lr-tb"/>
    </style:style>
    <style:style style:name="P11" style:family="paragraph">
      <style:paragraph-properties style:writing-mode="lr-tb"/>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indent="0cm" style:writing-mode="lr-tb"/>
      <style:text-properties style:font-name="Bitstream Vera Sans1"/>
    </style:style>
    <style:style style:name="P14" style:family="paragraph">
      <style:paragraph-properties style:writing-mode="lr-tb"/>
      <style:text-properties style:font-name="Bitstream Vera Sans1" fo:font-size="15pt" style:font-size-asian="15pt" style:font-size-complex="15pt"/>
    </style:style>
    <style:style style:name="P15" style:family="paragraph">
      <style:paragraph-properties style:writing-mode="lr-tb"/>
      <style:text-properties style:font-name="Bitstream Vera Sans1" fo:font-size="14pt" style:font-size-asian="14pt" style:font-size-complex="14pt"/>
    </style:style>
    <style:style style:name="P16" style:family="paragraph">
      <style:paragraph-properties style:writing-mode="lr-tb"/>
      <style:text-properties style:font-name="Bitstream Vera Sans1"/>
    </style:style>
    <style:style style:name="P17" style:family="paragraph">
      <style:paragraph-properties fo:text-align="center" style:writing-mode="lr-tb"/>
    </style:style>
    <style:style style:name="P18" style:family="paragraph">
      <style:paragraph-properties fo:margin-left="0cm" fo:margin-right="0cm" fo:margin-top="0.396cm" fo:margin-bottom="0cm" fo:line-height="100%" fo:text-align="center" fo:text-indent="0cm"/>
      <style:text-properties fo:font-size="10.5pt" style:font-size-asian="10.5pt" style:font-size-complex="10.5pt"/>
    </style:style>
    <style:style style:name="P19" style:family="paragraph">
      <style:paragraph-properties fo:margin-left="0cm" fo:margin-right="0cm" fo:margin-top="0.396cm" fo:margin-bottom="0cm" fo:line-height="100%" fo:text-align="center" fo:text-indent="0cm" style:writing-mode="lr-tb"/>
      <style:text-properties style:font-name="Bitstream Vera Sans1" fo:font-size="10.5pt" style:font-size-asian="10.5pt" style:font-size-complex="10.5pt"/>
    </style:style>
    <style:style style:name="P20" style:family="paragraph">
      <style:paragraph-properties fo:margin-left="0cm" fo:margin-right="0cm" fo:text-indent="0cm" style:writing-mode="lr-tb"/>
    </style:style>
    <style:style style:name="P21" style:family="paragraph">
      <style:paragraph-properties fo:margin-left="0cm" fo:margin-right="0cm" fo:text-indent="0cm" style:writing-mode="lr-tb"/>
      <style:text-properties style:font-name="Bitstream Vera Sans1" fo:letter-spacing="0.001cm" fo:font-style="normal" fo:font-weight="bold"/>
    </style:style>
    <style:style style:name="P22" style:family="paragraph">
      <style:paragraph-properties fo:text-align="center" style:writing-mode="lr-tb"/>
      <style:text-properties fo:font-size="24pt"/>
    </style:style>
    <style:style style:name="P23" style:family="paragraph">
      <style:paragraph-properties fo:margin-left="0cm" fo:margin-right="0cm" fo:margin-top="0.396cm" fo:margin-bottom="0cm" fo:line-height="100%" fo:text-align="center" fo:text-indent="0cm"/>
    </style:style>
    <style:style style:name="P24" style:family="paragraph">
      <style:paragraph-properties fo:margin-left="0cm" fo:margin-right="0cm" fo:margin-top="0.396cm" fo:margin-bottom="0cm" fo:line-height="100%" fo:text-align="center" fo:text-indent="0cm" style:writing-mode="lr-tb"/>
      <style:text-properties style:font-name="Bitstream Vera Sans1" fo:font-size="10pt" style:font-size-asian="10pt" style:font-size-complex="10pt"/>
    </style:style>
    <style:style style:name="P25" style:family="paragraph">
      <style:paragraph-properties fo:margin-left="0cm" fo:margin-right="0cm" fo:line-height="100%" fo:text-align="center" fo:text-indent="0cm" style:punctuation-wrap="simple" style:line-break="normal"/>
    </style:style>
    <style:style style:name="P26" style:family="paragraph">
      <style:paragraph-properties fo:margin-left="0cm" fo:margin-right="0cm" fo:line-height="100%" fo:text-align="center" fo:text-indent="0cm" style:punctuation-wrap="simple" style:line-break="normal" style:writing-mode="lr-tb"/>
      <style:text-properties style:font-name="Bitstream Vera Sans1" fo:font-size="12pt" style:font-size-asian="12pt" style:font-size-complex="12pt"/>
    </style:style>
    <style:style style:name="P27" style:family="paragraph">
      <style:paragraph-properties fo:margin-left="0cm" fo:margin-right="0cm" fo:line-height="100%" fo:text-align="center" fo:text-indent="0cm" style:punctuation-wrap="simple" style:line-break="normal" style:writing-mode="lr-tb"/>
      <style:text-properties style:font-name="Courier1" fo:font-size="10pt" style:font-size-asian="10pt" style:font-size-complex="10pt"/>
    </style:style>
    <style:style style:name="P28" style:family="paragraph">
      <style:paragraph-properties fo:margin-left="0cm" fo:margin-right="0cm" fo:line-height="100%" fo:text-align="center" fo:text-indent="0cm" style:punctuation-wrap="simple" style:line-break="normal" style:writing-mode="lr-tb"/>
      <style:text-properties style:font-name="Bitstream Vera Sans1" fo:font-size="10pt" style:font-size-asian="10pt" style:font-size-complex="10pt"/>
    </style:style>
    <style:style style:name="P29" style:family="paragraph">
      <style:paragraph-properties fo:text-align="center" style:writing-mode="lr-tb"/>
      <style:text-properties fo:font-size="24pt" style:font-size-asian="18pt" style:font-size-complex="18pt"/>
    </style:style>
    <style:style style:name="P30" style:family="paragraph">
      <style:paragraph-properties fo:margin-left="0cm" fo:margin-right="0cm" fo:line-height="90%" fo:text-align="center" fo:text-indent="0cm" style:punctuation-wrap="simple" style:line-break="normal"/>
    </style:style>
    <style:style style:name="P31" style:family="paragraph">
      <style:paragraph-properties style:writing-mode="lr-tb"/>
      <style:text-properties style:font-name="Bitstream Vera Sans Mono1" fo:font-size="8pt" style:font-size-asian="8pt" style:font-size-complex="8pt"/>
    </style:style>
    <style:style style:name="P32" style:family="paragraph">
      <style:paragraph-properties fo:margin-left="0cm" fo:margin-right="0cm" fo:line-height="90%" fo:text-align="center" fo:text-indent="0cm" style:punctuation-wrap="simple" style:line-break="normal" style:writing-mode="lr-tb"/>
      <style:text-properties style:font-name="Bitstream Vera Sans Mono1" fo:font-size="8pt" style:font-size-asian="8pt" style:font-size-complex="8pt"/>
    </style:style>
    <style:style style:name="P33" style:family="paragraph">
      <style:paragraph-properties fo:margin-left="0cm" fo:margin-right="0cm" fo:margin-top="0.396cm" fo:margin-bottom="0cm" fo:line-height="100%" fo:text-align="center" fo:text-indent="0cm" style:writing-mode="lr-tb"/>
      <style:text-properties style:font-name="Bitstream Vera Sans1" fo:font-size="12pt" style:font-size-asian="12pt" style:font-size-complex="12pt"/>
    </style:style>
    <style:style style:name="P34" style:family="paragraph">
      <style:paragraph-properties fo:margin-left="0cm" fo:margin-right="0cm" fo:margin-top="0.396cm" fo:margin-bottom="0cm" fo:line-height="100%" fo:text-align="center" fo:text-indent="0cm" style:writing-mode="lr-tb"/>
      <style:text-properties style:font-name="Bitstream Vera Sans1" fo:font-size="16pt"/>
    </style:style>
    <style:style style:name="P35" style:family="paragraph">
      <style:paragraph-properties fo:text-align="center"/>
    </style:style>
    <style:style style:name="P36" style:family="paragraph">
      <style:paragraph-properties fo:text-align="center"/>
      <style:text-properties fo:font-size="9pt" fo:font-weight="bold" style:font-size-asian="9pt" style:font-weight-asian="bold" style:font-size-complex="9pt" style:font-weight-complex="bold"/>
    </style:style>
    <style:style style:name="P37" style:family="paragraph">
      <style:paragraph-properties fo:text-align="center"/>
      <style:text-properties fo:font-size="9pt" style:font-size-asian="9pt" style:font-size-complex="9pt"/>
    </style:style>
    <style:style style:name="P38" style:family="paragraph">
      <style:paragraph-properties fo:margin-left="0cm" fo:margin-right="0cm" fo:text-indent="0cm"/>
      <style:text-properties fo:font-size="12pt"/>
    </style:style>
    <style:style style:name="P39" style:family="paragraph">
      <style:paragraph-properties fo:margin-left="1.693cm" fo:margin-right="0cm" fo:margin-top="0.246cm" fo:margin-bottom="0cm" fo:line-height="90%" fo:text-indent="-1.693cm"/>
    </style:style>
    <style:style style:name="P40" style:family="paragraph">
      <style:paragraph-properties fo:margin-left="3.673cm" fo:margin-right="0cm" fo:margin-top="0.211cm" fo:margin-bottom="0cm" fo:line-height="90%" fo:text-align="start" fo:text-indent="-1.482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1" style:family="paragraph">
      <style:paragraph-properties fo:margin-left="0.952cm" fo:margin-right="0cm" fo:text-indent="-0.952cm" style:writing-mode="lr-tb"/>
      <style:text-properties style:font-name="Bitstream Vera Sans1"/>
    </style:style>
    <style:style style:name="P42" style:family="paragraph">
      <style:paragraph-properties fo:margin-left="3.673cm" fo:margin-right="0cm" fo:margin-top="0.211cm" fo:margin-bottom="0cm" fo:line-height="100%" fo:text-align="start" fo:text-indent="-1.482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3" style:family="paragraph">
      <style:paragraph-properties style:writing-mode="lr-tb"/>
      <style:text-properties style:font-name="Bitstream Vera Sans1" fo:font-size="16pt"/>
    </style:style>
    <style:style style:name="P44" style:family="paragraph">
      <style:paragraph-properties fo:margin-left="0cm" fo:margin-right="0cm" fo:text-indent="0cm" style:writing-mode="lr-tb"/>
      <style:text-properties style:font-name="Bitstream Vera Sans1" fo:font-size="14pt" fo:letter-spacing="0.001cm" fo:font-style="normal" fo:font-weight="normal"/>
    </style:style>
    <style:style style:name="P45" style:family="paragraph">
      <style:paragraph-properties fo:margin-left="0cm" fo:margin-right="0cm" fo:text-indent="0cm" style:writing-mode="lr-tb"/>
      <style:text-properties style:font-name="Arial Black1" fo:letter-spacing="0.001cm" fo:font-style="normal" fo:font-weight="normal"/>
    </style:style>
    <style:style style:name="P46" style:family="paragraph">
      <style:paragraph-properties style:writing-mode="lr-tb"/>
      <style:text-properties style:font-name="Bitstream Vera Sans Mono1"/>
    </style:style>
    <style:style style:name="P47" style:family="paragraph">
      <style:paragraph-properties fo:margin-left="0cm" fo:margin-right="0cm" fo:margin-top="0.44cm" fo:margin-bottom="0cm" fo:line-height="100%" fo:text-indent="0cm"/>
    </style:style>
    <style:style style:name="P48" style:family="paragraph">
      <style:paragraph-properties style:writing-mode="lr-tb"/>
      <style:text-properties style:font-name="Bitstream Vera Sans1" fo:text-shadow="1pt 1pt"/>
    </style:style>
    <style:style style:name="P49" style:family="paragraph">
      <style:paragraph-properties style:writing-mode="lr-tb"/>
      <style:text-properties style:font-name="Bitstream Vera Sans1" fo:font-size="20pt" fo:text-shadow="1pt 1pt" style:font-size-asian="20pt" style:font-size-complex="20pt"/>
    </style:style>
    <style:style style:name="P50" style:family="paragraph">
      <style:paragraph-properties fo:margin-left="0cm" fo:margin-right="0cm" fo:line-height="100%" fo:text-align="center" fo:text-indent="0cm" style:punctuation-wrap="simple" style:line-break="normal" style:writing-mode="lr-tb"/>
      <style:text-properties style:font-name="Bitstream Vera Sans1"/>
    </style:style>
    <style:style style:name="P51" style:family="paragraph">
      <style:paragraph-properties fo:margin-left="0cm" fo:margin-right="0cm" fo:line-height="100%" fo:text-indent="0cm" style:punctuation-wrap="simple" style:line-break="normal"/>
    </style:style>
    <style:style style:name="P52" style:family="paragraph">
      <style:paragraph-properties style:writing-mode="lr-tb"/>
      <style:text-properties style:font-name="Courier1"/>
    </style:style>
    <style:style style:name="P53" style:family="paragraph">
      <style:paragraph-properties fo:margin-left="0cm" fo:margin-right="0cm" fo:line-height="100%" fo:text-align="center" fo:text-indent="0cm"/>
    </style:style>
    <style:style style:name="P54" style:family="paragraph">
      <style:paragraph-properties style:writing-mode="lr-tb"/>
      <style:text-properties fo:font-size="36pt"/>
    </style:style>
    <style:style style:name="T1" style:family="text">
      <style:text-properties fo:color="#ff0000" style:font-name="Bitstream Vera Sans2" fo:font-size="48pt" fo:language="it" fo:country="IT" style:font-size-asian="48pt" style:font-size-complex="48pt"/>
    </style:style>
    <style:style style:name="T2" style:family="text">
      <style:text-properties style:font-name="Bitstream Vera Sans2" fo:language="it" fo:country="IT"/>
    </style:style>
    <style:style style:name="T3" style:family="text">
      <style:text-properties fo:color="#000000" style:font-name="Bitstream Vera Sans2" fo:font-size="16pt" fo:language="it" fo:country="IT" style:font-size-asian="18pt" style:font-size-complex="18pt"/>
    </style:style>
    <style:style style:name="T4" style:family="text">
      <style:text-properties fo:color="#000000" style:font-name="Bitstream Vera Sans2" fo:font-size="16pt" fo:language="en" fo:country="US" fo:font-weight="bold" style:font-size-asian="18pt" style:font-size-complex="18pt"/>
    </style:style>
    <style:style style:name="T5" style:family="text">
      <style:text-properties fo:color="#000000" style:font-name="Bitstream Vera Sans2" fo:font-size="16pt" fo:language="en" fo:country="US" style:font-size-asian="18pt" style:font-size-complex="18pt"/>
    </style:style>
    <style:style style:name="T6" style:family="text">
      <style:text-properties style:font-name="Bitstream Vera Sans1" fo:language="it" fo:country="IT"/>
    </style:style>
    <style:style style:name="T7" style:family="text">
      <style:text-properties style:font-name="Bitstream Vera Sans1" fo:font-size="18pt" fo:language="it" fo:country="IT" style:font-size-asian="18pt" style:font-size-complex="18pt"/>
    </style:style>
    <style:style style:name="T8" style:family="text">
      <style:text-properties fo:font-size="18pt" fo:language="it" fo:country="IT" style:font-size-asian="18pt" style:font-size-complex="18pt"/>
    </style:style>
    <style:style style:name="T9" style:family="text">
      <style:text-properties fo:color="#000000" style:font-name="Bitstream Vera Sans1" fo:font-size="24pt" fo:language="it" fo:country="IT" style:font-size-asian="24pt" style:font-size-complex="24pt"/>
    </style:style>
    <style:style style:name="T10" style:family="text">
      <style:text-properties fo:color="#000000" style:font-name="Bitstream Vera Sans1" fo:font-size="15pt" fo:language="it" fo:country="IT" style:font-size-asian="15pt" style:font-size-complex="15pt"/>
    </style:style>
    <style:style style:name="T11" style:family="text">
      <style:text-properties fo:color="#000000" style:font-name="Bitstream Vera Sans1" fo:font-size="14pt" fo:language="it" fo:country="IT" style:font-size-asian="14pt" style:font-size-complex="14pt"/>
    </style:style>
    <style:style style:name="T12" style:family="text">
      <style:text-properties fo:color="#000000" style:font-name="Bitstream Vera Sans1" fo:font-size="10.5pt" fo:language="en" fo:country="US" fo:font-weight="bold" style:font-size-asian="10.5pt" style:font-size-complex="10.5pt"/>
    </style:style>
    <style:style style:name="T13" style:family="text">
      <style:text-properties style:font-name="Bitstream Vera Sans1" fo:letter-spacing="0.001cm" fo:font-style="normal" fo:font-weight="bold"/>
    </style:style>
    <style:style style:name="T14" style:family="text">
      <style:text-properties fo:color="#000000" style:font-name="Bitstream Vera Sans1" fo:font-size="10pt" fo:language="en" fo:country="US" fo:font-weight="bold" style:font-size-asian="10pt" style:font-size-complex="10pt"/>
    </style:style>
    <style:style style:name="T15" style:family="text">
      <style:text-properties fo:color="#000000" style:font-name="Bitstream Vera Sans1" fo:font-size="12pt" fo:language="it" fo:country="IT" style:font-size-asian="12pt" style:font-size-complex="12pt"/>
    </style:style>
    <style:style style:name="T16" style:family="text">
      <style:text-properties fo:color="#000000" style:font-name="Courier1" fo:font-size="10pt" fo:language="it" fo:country="IT" fo:font-weight="bold" style:font-size-asian="10pt" style:font-size-complex="10pt"/>
    </style:style>
    <style:style style:name="T17" style:family="text">
      <style:text-properties fo:color="#000000" style:font-name="Bitstream Vera Sans Mono1" fo:font-size="8pt" fo:language="it" fo:country="IT" fo:font-weight="bold" style:font-size-asian="8pt" style:font-size-complex="8pt"/>
    </style:style>
    <style:style style:name="T18" style:family="text">
      <style:text-properties fo:color="#000000" style:font-name="Bitstream Vera Sans1" fo:font-size="12pt" fo:language="en" fo:country="US" fo:font-weight="bold" style:font-size-asian="12pt" style:font-size-complex="12pt"/>
    </style:style>
    <style:style style:name="T19" style:family="text">
      <style:text-properties fo:color="#000000" style:font-name="Bitstream Vera Sans1" fo:font-size="16pt" fo:language="en" fo:country="US" fo:font-weight="bold"/>
    </style:style>
    <style:style style:name="T20" style:family="text">
      <style:text-properties fo:color="#000000" style:font-name="Bitstream Vera Sans1" fo:font-size="9pt" fo:language="it" fo:country="IT"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style:font-size-asian="9pt" style:font-size-complex="9pt"/>
    </style:style>
    <style:style style:name="T23" style:family="text">
      <style:text-properties style:font-name="Bitstream Vera Sans1" fo:font-size="28pt" fo:language="it" fo:country="IT" style:font-size-asian="28pt" style:font-size-complex="28pt"/>
    </style:style>
    <style:style style:name="T24" style:family="text">
      <style:text-properties fo:font-variant="normal" fo:text-transform="none" fo:color="#000000" style:text-outline="false" style:text-line-through-style="none" style:text-line-through-type="none" style:text-position="0% 100%" style:font-name="Bitstream Vera Sans1" fo:font-size="24pt" fo:letter-spacing="normal" fo:language="it" fo:country="IT" fo:font-style="normal" fo:text-shadow="none" style:text-underline-style="none" fo:font-weight="normal" style:text-underline-mode="continuous" style:text-overline-mode="continuous" style:text-line-through-mode="continuous" style:letter-kerning="false" style:font-name-asian="Bitstream Vera Sans4" style:font-size-asian="24pt" style:language-asian="zxx" style:country-asian="none" style:font-style-asian="normal" style:font-weight-asian="normal" style:font-name-complex="Bitstream Vera Sans4"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Courier1" fo:font-size="24pt" fo:letter-spacing="normal" fo:language="it" fo:country="IT" fo:font-style="normal" fo:text-shadow="none" style:text-underline-style="none" fo:font-weight="bold" style:text-underline-mode="continuous" style:text-overline-mode="continuous" style:text-line-through-mode="continuous" style:letter-kerning="false" style:font-name-asian="Bitstream Vera Sans4" style:font-size-asian="24pt" style:language-asian="zxx" style:country-asian="none" style:font-style-asian="normal" style:font-weight-asian="normal" style:font-name-complex="Bitstream Vera Sans4"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language="it" fo:country="IT"/>
    </style:style>
    <style:style style:name="T27" style:family="text">
      <style:text-properties style:font-name="Bitstream Vera Sans1" fo:font-size="14pt" fo:letter-spacing="0.001cm" fo:font-style="normal" fo:font-weight="normal"/>
    </style:style>
    <style:style style:name="T28" style:family="text">
      <style:text-properties style:font-name="Arial Black1" fo:letter-spacing="0.001cm" fo:font-style="normal" fo:font-weight="normal"/>
    </style:style>
    <style:style style:name="T29" style:family="text">
      <style:text-properties fo:color="#000000" style:font-name="Bitstream Vera Sans Mono1" fo:language="it" fo:country="IT" fo:font-weight="bold"/>
    </style:style>
    <style:style style:name="T30" style:family="text">
      <style:text-properties fo:color="#000000" style:font-name="StarSymbol1" fo:letter-spacing="-0.035cm" fo:language="it" fo:country="IT" fo:font-weight="bold" style:letter-kerning="false" style:font-name-asian="StarSymbol1" style:font-name-complex="StarSymbol1"/>
    </style:style>
    <style:style style:name="T31" style:family="text">
      <style:text-properties fo:color="#ffffff" style:font-name="Bitstream Vera Sans1" fo:font-size="20pt" fo:text-shadow="1pt 1pt" fo:font-weight="bold" style:font-size-asian="20pt" style:font-size-complex="20pt"/>
    </style:style>
    <style:style style:name="T32" style:family="text">
      <style:text-properties fo:color="#000000" style:font-name="Bitstream Vera Sans Mono1" fo:language="en" fo:country="US" fo:font-weight="bold"/>
    </style:style>
    <style:style style:name="T33" style:family="text">
      <style:text-properties fo:color="#000000" style:font-name="OpenSymbol1" fo:letter-spacing="-0.035cm" fo:language="it" fo:country="IT" fo:font-weight="bold" style:letter-kerning="false" style:font-name-asian="OpenSymbol1" style:font-name-complex="OpenSymbol1"/>
    </style:style>
    <style:style style:name="T34" style:family="text">
      <style:text-properties fo:color="#ffffff" style:font-name="Bitstream Vera Sans1" fo:font-size="20pt" fo:language="it" fo:country="IT" fo:text-shadow="1pt 1pt" fo:font-weight="bold" style:font-size-asian="20pt" style:font-size-complex="20pt"/>
    </style:style>
    <style:style style:name="T35" style:family="text">
      <style:text-properties fo:color="#000000" style:font-name="Bitstream Vera Sans1" fo:font-size="20pt" fo:language="it" fo:country="IT" style:font-size-asian="20pt" style:font-size-complex="20pt"/>
    </style:style>
    <style:style style:name="T36" style:family="text">
      <style:text-properties fo:color="#000000" style:font-name="Bitstream Vera Sans Mono1" fo:font-size="14pt" fo:language="it" fo:country="IT" fo:font-weight="bold" style:font-size-asian="14pt" style:font-size-complex="14pt"/>
    </style:style>
    <style:style style:name="T37" style:family="text">
      <style:text-properties fo:color="#000000" style:font-name="Bitstream Vera Sans1" fo:language="it" fo:country="IT" fo:font-weight="bold"/>
    </style:style>
    <style:style style:name="T38" style:family="text">
      <style:text-properties fo:color="#000000" style:font-name="Courier1" fo:font-size="14pt" fo:language="it" fo:country="IT" fo:font-weight="bold" style:font-size-asian="14pt" style:font-size-complex="14pt"/>
    </style:style>
    <style:style style:name="T39" style:family="text">
      <style:text-properties fo:color="#ff0000" style:font-name="Tahoma" fo:font-size="36pt" fo:language="it" fo:country="IT" style:font-size-asian="40pt" style:font-size-complex="40pt"/>
    </style:style>
    <text:list-style style:name="L1">
      <text:list-level-style-bullet text:level="1" text:bullet-char="•">
        <style:list-level-properties/>
        <style:text-properties style:font-name="Tahoma"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ff0000" fo:font-size="7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6">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7">
      <text:list-level-style-bullet text:level="1" text:bullet-char="">
        <style:list-level-properties/>
        <style:text-properties fo:font-family="Wingdings" style:font-pitch="variable" style:font-charset="x-symbol" fo:color="#ff0000" fo:font-size="70%"/>
      </text:list-level-style-bullet>
      <text:list-level-style-bullet text:level="2" text:bullet-char="">
        <style:list-level-properties/>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ooter</presentation:footer-decl>
      <presentation:date-time-decl presentation:name="dtd1" presentation:source="fixed">some-date</presentation:date-time-decl>
      <draw:page draw:name="page1" draw:style-name="dp1" draw:master-page-name="netkit-slides-template-contributors" presentation:presentation-page-layout-name="AL1T0">
        <office:forms form:automatic-focus="false" form:apply-design-mode="false"/>
        <draw:frame presentation:style-name="pr1" draw:text-style-name="P2" draw:layer="layout" svg:width="21.59cm" svg:height="3.985cm" svg:x="1.905cm" svg:y="5.037cm" presentation:class="title">
          <draw:text-box>
            <text:p text:style-name="P1"><text:span text:style-name="T1">netkit lab</text:span></text:p>
          </draw:text-box>
        </draw:frame>
        <draw:frame presentation:style-name="pr2" draw:text-style-name="P4" draw:layer="layout" svg:width="22.859cm" svg:height="2cm" svg:x="1.27cm" svg:y="9.5cm" presentation:class="subtitle" presentation:user-transformed="true">
          <draw:text-box>
            <text:p text:style-name="P3"><text:span text:style-name="T2">Progetto di Reti </text:span></text:p>
          </draw:text-box>
        </draw:frame>
        <draw:g>
          <draw:custom-shape draw:style-name="gr1" draw:text-style-name="P6" draw:layer="layout" svg:width="13.521cm" svg:height="1.729cm" svg:x="8.753cm" svg:y="16.197cm">
            <text:p text:style-name="P5"><text:span text:style-name="T3">Azienda americana con filiali in Italia presenti sia a Roma che a Milano</text:span></text:p>
            <draw:enhanced-geometry svg:viewBox="0 0 21600 21600" draw:type="rectangle" draw:enhanced-path="M 0 0 L 21600 0 21600 21600 0 21600 0 0 Z N"/>
          </draw:custom-shape>
          <draw:custom-shape draw:style-name="gr2" draw:text-style-name="P6" draw:layer="layout" svg:width="5.622cm" svg:height="1.729cm" svg:x="3.131cm" svg:y="16.197cm">
            <text:p text:style-name="P5"><text:span text:style-name="T4">Description</text:span></text:p>
            <draw:enhanced-geometry svg:viewBox="0 0 21600 21600" draw:type="rectangle" draw:enhanced-path="M 0 0 L 21600 0 21600 21600 0 21600 0 0 Z N"/>
          </draw:custom-shape>
          <draw:custom-shape draw:style-name="gr3" draw:text-style-name="P6" draw:layer="layout" svg:width="13.521cm" svg:height="0.935cm" svg:x="8.753cm" svg:y="15.262cm">
            <text:p text:style-name="P5"><text:span text:style-name="T5">http://www.uniroma1.it/</text:span></text:p>
            <draw:enhanced-geometry svg:viewBox="0 0 21600 21600" draw:type="rectangle" draw:enhanced-path="M 0 0 L 21600 0 21600 21600 0 21600 0 0 Z N"/>
          </draw:custom-shape>
          <draw:custom-shape draw:style-name="gr4" draw:text-style-name="P6" draw:layer="layout" svg:width="5.622cm" svg:height="0.935cm" svg:x="3.131cm" svg:y="15.262cm">
            <text:p text:style-name="P5"><text:span text:style-name="T4">Web</text:span></text:p>
            <draw:enhanced-geometry svg:viewBox="0 0 21600 21600" draw:type="rectangle" draw:enhanced-path="M 0 0 L 21600 0 21600 21600 0 21600 0 0 Z N"/>
          </draw:custom-shape>
          <draw:custom-shape draw:style-name="gr5" draw:text-style-name="P6" draw:layer="layout" svg:width="13.521cm" svg:height="0.935cm" svg:x="8.753cm" svg:y="14.327cm">
            <text:p text:style-name="P5"><text:span text:style-name="T5">mascaro.1524045@studenti.uniroma1.it</text:span></text:p>
            <draw:enhanced-geometry svg:viewBox="0 0 21600 21600" draw:type="rectangle" draw:enhanced-path="M 0 0 L 21600 0 21600 21600 0 21600 0 0 Z N"/>
          </draw:custom-shape>
          <draw:custom-shape draw:style-name="gr6" draw:text-style-name="P6" draw:layer="layout" svg:width="5.622cm" svg:height="0.935cm" svg:x="3.131cm" svg:y="14.327cm">
            <text:p text:style-name="P5"><text:span text:style-name="T4">E-mail</text:span></text:p>
            <draw:enhanced-geometry svg:viewBox="0 0 21600 21600" draw:type="rectangle" draw:enhanced-path="M 0 0 L 21600 0 21600 21600 0 21600 0 0 Z N"/>
          </draw:custom-shape>
          <draw:custom-shape draw:style-name="gr7" draw:text-style-name="P6" draw:layer="layout" svg:width="13.521cm" svg:height="1.865cm" svg:x="8.753cm" svg:y="12.462cm">
            <text:p text:style-name="P5"><text:span text:style-name="T5">S.Coltellese, F.Tanasache,N.Mascarò</text:span></text:p>
            <draw:enhanced-geometry svg:viewBox="0 0 21600 21600" draw:type="rectangle" draw:enhanced-path="M 0 0 L 21600 0 21600 21600 0 21600 0 0 Z N"/>
          </draw:custom-shape>
          <draw:custom-shape draw:style-name="gr8" draw:text-style-name="P6" draw:layer="layout" svg:width="5.622cm" svg:height="1.865cm" svg:x="3.131cm" svg:y="12.462cm">
            <text:p text:style-name="P5"><text:span text:style-name="T4">Author(s)</text:span></text:p>
            <draw:enhanced-geometry svg:viewBox="0 0 21600 21600" draw:type="rectangle" draw:enhanced-path="M 0 0 L 21600 0 21600 21600 0 21600 0 0 Z N"/>
          </draw:custom-shape>
          <draw:custom-shape draw:style-name="gr9" draw:text-style-name="P6" draw:layer="layout" svg:width="13.521cm" svg:height="0.935cm" svg:x="8.753cm" svg:y="11.527cm">
            <text:p text:style-name="P5"><text:span text:style-name="T5">1.3</text:span></text:p>
            <draw:enhanced-geometry svg:viewBox="0 0 21600 21600" draw:type="rectangle" draw:enhanced-path="M 0 0 L 21600 0 21600 21600 0 21600 0 0 Z N"/>
          </draw:custom-shape>
          <draw:custom-shape draw:style-name="gr10" draw:text-style-name="P6" draw:layer="layout" svg:width="5.622cm" svg:height="0.935cm" svg:x="3.131cm" svg:y="11.527cm">
            <text:p text:style-name="P5"><text:span text:style-name="T4">Version</text:span></text:p>
            <draw:enhanced-geometry svg:viewBox="0 0 21600 21600" draw:type="rectangle" draw:enhanced-path="M 0 0 L 21600 0 21600 21600 0 21600 0 0 Z N"/>
          </draw:custom-shape>
          <draw:line draw:style-name="gr11" draw:text-style-name="P7" draw:layer="layout" svg:x1="3.131cm" svg:y1="11.527cm" svg:x2="22.274cm" svg:y2="11.527cm">
            <text:p/>
          </draw:line>
          <draw:line draw:style-name="gr12" draw:text-style-name="P7" draw:layer="layout" svg:x1="3.131cm" svg:y1="12.462cm" svg:x2="22.274cm" svg:y2="12.462cm">
            <text:p/>
          </draw:line>
          <draw:line draw:style-name="gr12" draw:text-style-name="P7" draw:layer="layout" svg:x1="3.131cm" svg:y1="14.327cm" svg:x2="22.274cm" svg:y2="14.327cm">
            <text:p/>
          </draw:line>
          <draw:line draw:style-name="gr12" draw:text-style-name="P7" draw:layer="layout" svg:x1="3.131cm" svg:y1="15.262cm" svg:x2="22.274cm" svg:y2="15.262cm">
            <text:p/>
          </draw:line>
          <draw:line draw:style-name="gr12" draw:text-style-name="P7" draw:layer="layout" svg:x1="3.131cm" svg:y1="16.197cm" svg:x2="22.274cm" svg:y2="16.197cm">
            <text:p/>
          </draw:line>
          <draw:line draw:style-name="gr11" draw:text-style-name="P7" draw:layer="layout" svg:x1="3.131cm" svg:y1="17.926cm" svg:x2="22.274cm" svg:y2="17.926cm">
            <text:p/>
          </draw:line>
          <draw:line draw:style-name="gr11" draw:text-style-name="P7" draw:layer="layout" svg:x1="3.131cm" svg:y1="11.527cm" svg:x2="3.131cm" svg:y2="17.926cm">
            <text:p/>
          </draw:line>
          <draw:line draw:style-name="gr12" draw:text-style-name="P7" draw:layer="layout" svg:x1="8.753cm" svg:y1="11.527cm" svg:x2="8.753cm" svg:y2="17.926cm">
            <text:p/>
          </draw:line>
          <draw:line draw:style-name="gr11" draw:text-style-name="P7" draw:layer="layout" svg:x1="22.274cm" svg:y1="11.527cm" svg:x2="22.274cm" svg:y2="17.926cm">
            <text:p/>
          </draw:line>
        </draw:g>
        <presentation:notes draw:style-name="dp2">
          <draw:page-thumbnail draw:style-name="gr13" draw:layer="layout" svg:width="12.7cm" svg:height="9.526cm" svg:x="3.175cm" svg:y="1.904cm" draw:page-number="1" presentation:class="page"/>
          <draw:frame presentation:style-name="pr3" draw:text-style-name="P1" draw:layer="layout" svg:width="15.24cm" svg:height="11.432cm" svg:x="1.905cm" svg:y="12.065cm" presentation:class="notes" presentation:placeholder="true">
            <draw:text-box/>
          </draw:frame>
        </presentation:notes>
      </draw:page>
      <draw:page draw:name="page2" draw:style-name="dp3" draw:master-page-name="Normal_20_slide" presentation:presentation-page-layout-name="AL2T1" presentation:use-footer-name="ftr1" presentation:use-date-time-name="dtd1">
        <office:forms form:automatic-focus="false" form:apply-design-mode="false"/>
        <draw:frame presentation:style-name="pr4" draw:text-style-name="P8" draw:layer="layout" svg:width="22.86cm" svg:height="3.985cm" svg:x="1.27cm" svg:y="0.358cm" presentation:class="title" presentation:user-transformed="true">
          <draw:text-box>
            <text:p text:style-name="P1"><text:span text:style-name="T6">copyright notice</text:span></text:p>
          </draw:text-box>
        </draw:frame>
        <draw:frame presentation:style-name="pr5" draw:text-style-name="P10" draw:layer="layout" svg:width="22.86cm" svg:height="12.682cm" svg:x="1.27cm" svg:y="4.445cm" presentation:class="outline" presentation:user-transformed="true">
          <draw:text-box>
            <text:p text:style-name="P9"><text:span text:style-name="T7">All the pages/slides in this presentation, including but not limited to, images, photos, animations, videos, sounds, music, and text (hereby referred to as “material”) are protected by copyright.</text:span></text:p>
            <text:p text:style-name="P9"><text:span text:style-name="T7">This material, with the exception of some multimedia elements licensed by other organizations, is property of the authors and/or organizations appearing in the first slide.</text:span></text:p>
            <text:p text:style-name="P9"><text:span text:style-name="T7">This material, or its parts, can be reproduced and used for didactical purposes within universities and schools, provided that this happens for non-profit purposes.</text:span></text:p>
            <text:p text:style-name="P9"><text:span text:style-name="T7">Information contained in this material cannot be used within network design projects or other products of any kind.</text:span></text:p>
            <text:p text:style-name="P9"><text:span text:style-name="T7">Any other use is prohibited, unless explicitly authorized by the authors on the basis of an ex</text:span><text:span text:style-name="T8">plicit agreement.</text:span></text:p>
            <text:p text:style-name="P9"><text:span text:style-name="T8">The authors assume no responsibility about this material and provide this material “as is”, with no implicit or explicit warranty about the correctness and completeness of its contents, which may be subject to changes.</text:span></text:p>
            <text:p text:style-name="P9"><text:span text:style-name="T8">This copyright notice must always be redistributed together with the material, or its portions.</text:span></text:p>
          </draw:text-box>
        </draw:frame>
        <presentation:notes draw:style-name="dp4">
          <draw:page-thumbnail draw:layer="layout" svg:width="12.7cm" svg:height="9.525cm" svg:x="3.175cm" svg:y="1.905cm" draw:page-number="2"/>
          <draw:frame presentation:style-name="pr6" draw:text-style-name="P1" draw:layer="layout" svg:width="15.24cm" svg:height="11.432cm" svg:x="1.905cm" svg:y="12.065cm" presentation:class="notes" presentation:placeholder="true">
            <draw:text-box/>
          </draw:frame>
        </presentation:notes>
      </draw:page>
      <draw:page draw:name="page3" draw:style-name="dp1" draw:master-page-name="netkit-slides-template-contributors" presentation:presentation-page-layout-name="AL1T0">
        <office:forms form:automatic-focus="false" form:apply-design-mode="false"/>
        <draw:g>
          <draw:custom-shape draw:style-name="gr14" draw:text-style-name="P11" draw:layer="layout" svg:width="3.707cm" svg:height="1.862cm" svg:x="2.891cm" svg:y="2.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841cm" svg:height="1.861cm" svg:x="5.802cm" svg:y="2.989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1.915cm" svg:height="1.518cm" svg:x="7.58cm" svg:y="4.108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886cm" svg:height="1.642cm" svg:x="6.053cm" svg:y="4.77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4.309cm" svg:height="1.95cm" svg:x="2.568cm" svg:y="5.0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763cm" svg:height="1.463cm" svg:x="1.387cm" svg:y="3.04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74cm" svg:height="1.463cm" svg:x="1cm" svg:y="3.98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722cm" svg:height="2.406cm" svg:x="1.268cm" svg:y="4.287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5.523cm" svg:height="2.402cm" svg:x="2.427cm" svg:y="3.598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custom-shape draw:style-name="gr15" draw:text-style-name="P13" draw:layer="layout" svg:width="6cm" svg:height="1.5cm" svg:x="0.5cm" svg:y="0.5cm">
          <text:p text:style-name="P12"><text:span text:style-name="T9">Lab topology</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14" draw:text-style-name="P11" draw:layer="layout" svg:width="2.616cm" svg:height="1.942cm" svg:x="10.339cm" svg:y="13.30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004cm" svg:height="1.942cm" svg:x="12.394cm" svg:y="13.81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1.352cm" svg:height="1.584cm" svg:x="13.648cm" svg:y="14.983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037cm" svg:height="1.714cm" svg:x="12.562cm" svg:y="15.68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3.042cm" svg:height="2.033cm" svg:x="10.11cm" svg:y="15.967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1.951cm" svg:height="1.526cm" svg:x="9.271cm" svg:y="13.87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1.934cm" svg:height="1.526cm" svg:x="9cm" svg:y="14.85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1.921cm" svg:height="2.51cm" svg:x="9.184cm" svg:y="15.17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3.898cm" svg:height="2.507cm" svg:x="10.011cm" svg:y="14.45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g>
          <draw:custom-shape draw:style-name="gr14" draw:text-style-name="P11" draw:layer="layout" svg:width="3.794cm" svg:height="1.655cm" svg:x="16.94cm" svg:y="2.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907cm" svg:height="1.655cm" svg:x="19.914cm" svg:y="2.93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1.96cm" svg:height="1.35cm" svg:x="21.738cm" svg:y="3.929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953cm" svg:height="1.46cm" svg:x="20.166cm" svg:y="4.523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4.41cm" svg:height="1.733cm" svg:x="16.609cm" svg:y="4.767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827cm" svg:height="1.301cm" svg:x="15.396cm" svg:y="2.98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804cm" svg:height="1.301cm" svg:x="15cm" svg:y="3.81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786cm" svg:height="2.139cm" svg:x="15.274cm" svg:y="4.088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5.651cm" svg:height="2.135cm" svg:x="16.461cm" svg:y="3.47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g>
          <draw:custom-shape draw:style-name="gr14" draw:text-style-name="P11" draw:layer="layout" svg:width="3.707cm" svg:height="2.068cm" svg:x="1.891cm" svg:y="9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841cm" svg:height="2.068cm" svg:x="4.802cm" svg:y="9.54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1.915cm" svg:height="1.688cm" svg:x="6.58cm" svg:y="10.78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886cm" svg:height="1.825cm" svg:x="5.053cm" svg:y="11.529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4.309cm" svg:height="2.166cm" svg:x="1.568cm" svg:y="11.83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763cm" svg:height="1.626cm" svg:x="0.387cm" svg:y="9.60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74cm" svg:height="1.625cm" svg:x="0cm" svg:y="10.64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722cm" svg:height="2.673cm" svg:x="0.268cm" svg:y="10.98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5.523cm" svg:height="2.669cm" svg:x="1.427cm" svg:y="10.2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g>
          <draw:custom-shape draw:style-name="gr14" draw:text-style-name="P11" draw:layer="layout" svg:width="3.49cm" svg:height="2.355cm" svg:x="16.784cm" svg:y="7.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673cm" svg:height="2.355cm" svg:x="19.52cm" svg:y="8.119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1.802cm" svg:height="1.922cm" svg:x="21.198cm" svg:y="9.53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716cm" svg:height="2.078cm" svg:x="19.756cm" svg:y="10.38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4.056cm" svg:height="2.467cm" svg:x="16.48cm" svg:y="10.727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6cm" svg:height="1.851cm" svg:x="15.369cm" svg:y="8.18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579cm" svg:height="1.852cm" svg:x="14.995cm" svg:y="9.37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2.561cm" svg:height="3.045cm" svg:x="15.248cm" svg:y="9.76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1" draw:layer="layout" svg:width="5.197cm" svg:height="3.04cm" svg:x="16.343cm" svg:y="8.889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custom-shape draw:style-name="gr16" draw:text-style-name="P14" draw:layer="layout" svg:width="3cm" svg:height="3cm" svg:x="11cm" svg:y="0.5cm">
          <text:p text:style-name="P12"><text:span text:style-name="T10">Root</text:span></text:p>
          <text:p text:style-name="P12"><text:span text:style-name="T10">Name server</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5" draw:layer="layout" svg:width="5.5cm" svg:height="1.5cm" svg:x="17cm" svg:y="3.5cm">
          <text:p text:style-name="P12"><text:span text:style-name="T11"><text:a xlink:href="http://www.webing.eu/" xlink:type="simple">www.webing.eu</text:a></text:span><text:span text:style-name="T11"> Rom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5" draw:layer="layout" svg:width="5cm" svg:height="1cm" svg:x="2.5cm" svg:y="3.5cm">
          <text:p text:style-name="P12"><text:span text:style-name="T11">www.webing.us</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5" draw:layer="layout" svg:width="6cm" svg:height="1cm" svg:x="1cm" svg:y="11cm">
          <text:p text:style-name="P12"><text:span text:style-name="T11">US customer network</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6" draw:layer="layout" svg:width="6cm" svg:height="1.5cm" svg:x="16cm" svg:y="9.5cm">
          <text:p text:style-name="P12"><text:span text:style-name="T11"><text:a xlink:href="http://www.webing.eu/" xlink:type="simple">www.webing.eu</text:a></text:span><text:span text:style-name="T11"> Milano</text:span></text:p>
          <text:p text:style-name="P12"><text:span text:style-name="T11"/></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6" draw:layer="layout" svg:width="5cm" svg:height="1.5cm" svg:x="9.5cm" svg:y="14.5cm">
          <text:p text:style-name="P12"><text:span text:style-name="T11">EU customer</text:span></text:p>
          <text:p text:style-name="P12"><text:span text:style-name="T11">network</text:span></text:p>
          <text:p text:style-name="P12"><text:span text:style-name="T11"/></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3" draw:layer="layout" svg:width="12.7cm" svg:height="9.526cm" svg:x="3.175cm" svg:y="1.904cm" draw:page-number="3" presentation:class="page"/>
          <draw:frame presentation:style-name="pr3" draw:text-style-name="P1" draw:layer="layout" svg:width="15.24cm" svg:height="11.432cm" svg:x="1.905cm" svg:y="12.065cm" presentation:class="notes" presentation:placeholder="true">
            <draw:text-box/>
          </draw:frame>
        </presentation:notes>
      </draw:page>
      <draw:page draw:name="page4" draw:style-name="dp3" draw:master-page-name="Normal_20_slide" presentation:presentation-page-layout-name="AL2T1" presentation:use-footer-name="ftr1" presentation:use-date-time-name="dtd1">
        <office:forms form:automatic-focus="false" form:apply-design-mode="false"/>
        <draw:g>
          <draw:custom-shape draw:style-name="gr17" draw:text-style-name="P11" draw:layer="layout" svg:width="3.5cm" svg:height="5cm" svg:x="8.5cm" svg:y="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g>
          <draw:custom-shape draw:style-name="gr18" draw:text-style-name="P11" draw:layer="layout" svg:width="5cm" svg:height="1.5cm" svg:x="12cm" svg:y="5cm">
            <text:p/>
            <draw:enhanced-geometry svg:viewBox="0 0 21600 21600" draw:mirror-horizontal="true" draw:mirror-vertical="false" draw:glue-points="10800 0 3160 3160 0 10800 3160 18440 10800 21600 18440 18440 21600 10800 18440 3160" draw:text-areas="3200 3200 18400 18400" draw:extrusion="false" draw:type="ellipse" draw:enhanced-path="U 10800 10800 10800 10800 0 360 Z N"/>
          </draw:custom-shape>
        </draw:g>
        <draw:g>
          <draw:custom-shape draw:style-name="gr18" draw:text-style-name="P11" draw:layer="layout" svg:width="5cm" svg:height="2cm" svg:x="10.5cm" svg:y="11.5cm">
            <text:p/>
            <draw:enhanced-geometry svg:viewBox="0 0 21600 21600" draw:mirror-horizontal="true" draw:mirror-vertical="false" draw:glue-points="10800 0 3160 3160 0 10800 3160 18440 10800 21600 18440 18440 21600 10800 18440 3160" draw:text-areas="3200 3200 18400 18400" draw:extrusion="false" draw:type="ellipse" draw:enhanced-path="U 10800 10800 10800 10800 0 360 Z N"/>
          </draw:custom-shape>
        </draw:g>
        <draw:g>
          <draw:custom-shape draw:style-name="gr18" draw:text-style-name="P11" draw:layer="layout" svg:width="3.5cm" svg:height="8cm" svg:x="13cm" svg:y="5cm">
            <text:p/>
            <draw:enhanced-geometry svg:viewBox="0 0 21600 21600" draw:mirror-horizontal="true" draw:mirror-vertical="false" draw:glue-points="10800 0 3160 3160 0 10800 3160 18440 10800 21600 18440 18440 21600 10800 18440 3160" draw:text-areas="3200 3200 18400 18400" draw:extrusion="false" draw:type="ellipse" draw:enhanced-path="U 10800 10800 10800 10800 0 360 Z N"/>
          </draw:custom-shape>
        </draw:g>
        <draw:g>
          <draw:custom-shape draw:style-name="gr17" draw:text-style-name="P11" draw:layer="layout" svg:width="3.5cm" svg:height="5cm" svg:x="7.5cm" svg:y="7.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path draw:style-name="gr17" draw:text-style-name="P17" draw:layer="layout" svg:width="2.999cm" svg:height="1.499cm" svg:x="8.968cm" svg:y="5.186cm" svg:viewBox="0 0 3000 1500" svg:d="M1500 0c-850 0-1500 325-1500 750s650 750 1500 750 1500-325 1500-750-650-750-1500-750z">
          <text:p/>
        </draw:path>
        <draw:polygon draw:style-name="gr17" draw:text-style-name="P17" draw:layer="layout" svg:width="0cm" svg:height="0cm" svg:x="12.5cm" svg:y="4.5cm" svg:viewBox="0 0 0 0" draw:points="0,0">
          <text:p/>
        </draw:polygon>
        <draw:polygon draw:style-name="gr17" draw:text-style-name="P17" draw:layer="layout" svg:width="0cm" svg:height="0cm" svg:x="8.999cm" svg:y="9.001cm" svg:viewBox="0 0 0 0" draw:points="0,0">
          <text:p/>
        </draw:polygon>
        <draw:g>
          <draw:custom-shape draw:style-name="gr19" draw:text-style-name="P19" draw:layer="layout" svg:width="2.012cm" svg:height="2.019cm" svg:x="10.988cm" svg:y="1.481cm">
            <text:p text:style-name="P18"><text:span text:style-name="T12">rootNS</text:span></text:p>
            <draw:enhanced-geometry svg:viewBox="0 0 21600 21600" draw:mirror-horizontal="false" draw:mirror-vertical="false" draw:type="mso-spt202" draw:enhanced-path="M 0 0 L 21600 0 21600 21600 0 21600 0 0 Z N"/>
          </draw:custom-shape>
          <draw:g>
            <draw:custom-shape draw:style-name="gr20" draw:text-style-name="P11" draw:layer="layout" svg:width="1.819cm" svg:height="1.54cm" svg:x="11.086cm" svg:y="0cm">
              <text:p/>
              <draw:enhanced-geometry svg:viewBox="0 0 21600 21600" draw:mirror-horizontal="false" draw:mirror-vertical="false"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1.561cm" svg:height="1.303cm" svg:x="11.086cm" svg:y="0.237cm">
              <text:p/>
              <draw:enhanced-geometry draw:mirror-horizontal="false" draw:mirror-vertical="false"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22" draw:text-style-name="P21" draw:layer="layout" svg:width="0.934cm" svg:height="0.474cm" svg:x="11.398cm" svg:y="0.371cm">
              <text:p text:style-name="P20"><text:span text:style-name="T13">NS</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line draw:style-name="gr23" draw:text-style-name="P22" draw:layer="layout" svg:x1="12cm" svg:y1="5.5cm" svg:x2="12cm" svg:y2="2cm">
          <text:p/>
        </draw:line>
        <draw:g>
          <draw:frame draw:style-name="gr24" draw:text-style-name="P22" draw:layer="layout" svg:width="1.411cm" svg:height="0.726cm" svg:x="11.304cm" svg:y="5.5cm">
            <draw:image xlink:href="Pictures/200000340000112800000C81D92D660F.wmf" xlink:type="simple" xlink:show="embed" xlink:actuate="onLoad">
              <text:p/>
            </draw:image>
          </draw:frame>
          <draw:custom-shape draw:style-name="gr25" draw:text-style-name="P24" draw:layer="layout" svg:width="2.5cm" svg:height="1.091cm" svg:x="11cm" svg:y="6.226cm">
            <text:p text:style-name="P23"><text:span text:style-name="T14">R3 </text:span></text:p>
            <draw:enhanced-geometry svg:viewBox="0 0 21600 21600" draw:mirror-horizontal="false" draw:mirror-vertical="false" draw:type="mso-spt202" draw:enhanced-path="M 0 0 L 21600 0 21600 21600 0 21600 0 0 Z N"/>
          </draw:custom-shape>
        </draw:g>
        <draw:g>
          <draw:custom-shape draw:style-name="gr26" draw:text-style-name="P11" draw:layer="layout" svg:width="3.49cm" svg:height="2.483cm" svg:x="2.284cm" svg:y="3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674cm" svg:height="2.481cm" svg:x="5.024cm" svg:y="3.65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1.803cm" svg:height="2.024cm" svg:x="6.696cm" svg:y="5.14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717cm" svg:height="2.189cm" svg:x="5.256cm" svg:y="6.03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4.056cm" svg:height="2.6cm" svg:x="1.978cm" svg:y="6.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601cm" svg:height="1.951cm" svg:x="0.868cm" svg:y="3.72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579cm" svg:height="1.95cm" svg:x="0.499cm" svg:y="4.97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562cm" svg:height="3.208cm" svg:x="0.754cm" svg:y="5.383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5.198cm" svg:height="3.203cm" svg:x="1.848cm" svg:y="4.46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g>
          <draw:custom-shape draw:style-name="gr26" draw:text-style-name="P11" draw:layer="layout" svg:width="3.445cm" svg:height="2.483cm" svg:x="19.26cm" svg:y="0.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64cm" svg:height="2.481cm" svg:x="21.964cm" svg:y="1.15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1.779cm" svg:height="2.024cm" svg:x="23.616cm" svg:y="2.64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682cm" svg:height="2.189cm" svg:x="22.197cm" svg:y="3.53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4.003cm" svg:height="2.6cm" svg:x="18.961cm" svg:y="3.9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567cm" svg:height="1.951cm" svg:x="17.861cm" svg:y="1.22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546cm" svg:height="1.95cm" svg:x="17.5cm" svg:y="2.47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529cm" svg:height="3.208cm" svg:x="17.75cm" svg:y="2.883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5.132cm" svg:height="3.203cm" svg:x="18.828cm" svg:y="1.96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g>
          <draw:custom-shape draw:style-name="gr26" draw:text-style-name="P11" draw:layer="layout" svg:width="3.707cm" svg:height="1.862cm" svg:x="19.393cm" svg:y="1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841cm" svg:height="1.861cm" svg:x="22.304cm" svg:y="12.489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1.915cm" svg:height="1.518cm" svg:x="24.082cm" svg:y="13.608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886cm" svg:height="1.642cm" svg:x="22.555cm" svg:y="14.27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4.309cm" svg:height="1.95cm" svg:x="19.07cm" svg:y="14.5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763cm" svg:height="1.463cm" svg:x="17.889cm" svg:y="12.54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74cm" svg:height="1.463cm" svg:x="17.502cm" svg:y="13.48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722cm" svg:height="2.406cm" svg:x="17.77cm" svg:y="13.787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5.523cm" svg:height="2.402cm" svg:x="18.929cm" svg:y="13.098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g>
          <draw:custom-shape draw:style-name="gr26" draw:text-style-name="P11" draw:layer="layout" svg:width="3.271cm" svg:height="2.276cm" svg:x="2.172cm" svg:y="10.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506cm" svg:height="2.275cm" svg:x="4.742cm" svg:y="11.097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1.69cm" svg:height="1.854cm" svg:x="6.31cm" svg:y="12.46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547cm" svg:height="2.006cm" svg:x="4.961cm" svg:y="13.28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3.802cm" svg:height="2.384cm" svg:x="1.888cm" svg:y="13.61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438cm" svg:height="1.789cm" svg:x="0.846cm" svg:y="11.16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417cm" svg:height="1.787cm" svg:x="0.503cm" svg:y="12.31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402cm" svg:height="2.94cm" svg:x="0.74cm" svg:y="12.68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4.873cm" svg:height="2.936cm" svg:x="1.763cm" svg:y="11.842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g>
          <draw:custom-shape draw:style-name="gr26" draw:text-style-name="P11" draw:layer="layout" svg:width="3.707cm" svg:height="1.655cm" svg:x="10.391cm" svg:y="14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841cm" svg:height="1.654cm" svg:x="13.302cm" svg:y="14.435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1.915cm" svg:height="1.35cm" svg:x="15.08cm" svg:y="15.429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886cm" svg:height="1.46cm" svg:x="13.553cm" svg:y="16.023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4.309cm" svg:height="1.733cm" svg:x="10.068cm" svg:y="16.267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763cm" svg:height="1.3cm" svg:x="8.887cm" svg:y="14.481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74cm" svg:height="1.301cm" svg:x="8.5cm" svg:y="15.31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2.722cm" svg:height="2.139cm" svg:x="8.768cm" svg:y="15.588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1" draw:layer="layout" svg:width="5.523cm" svg:height="2.135cm" svg:x="9.927cm" svg:y="14.976cm">
            <text:p/>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custom-shape draw:style-name="gr27" draw:text-style-name="P26" draw:layer="layout" svg:width="0.846cm" svg:height="0.846cm" svg:x="11.654cm" svg:y="3.5cm">
          <text:p text:style-name="P25"><text:span text:style-name="T15">A</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line draw:style-name="gr23" draw:text-style-name="P22" draw:layer="layout" svg:x1="15.5cm" svg:y1="14.5cm" svg:x2="9.5cm" svg:y2="14.5cm">
          <text:p/>
        </draw:line>
        <draw:line draw:style-name="gr28" draw:text-style-name="P22" draw:layer="layout" svg:x1="15cm" svg:y1="3.5cm" svg:x2="12cm" svg:y2="3.5cm">
          <text:p/>
        </draw:line>
        <draw:custom-shape draw:style-name="gr29" draw:text-style-name="P27" draw:layer="layout" svg:width="3.5cm" svg:height="0.664cm" svg:x="13.5cm" svg:y="0.836cm">
          <text:p text:style-name="P25"><text:span text:style-name="T16">8.2.2.0/30</text:span></text:p>
          <draw:enhanced-geometry svg:viewBox="0 0 21600 21600" draw:type="mso-spt202" draw:enhanced-path="M 0 0 L 21600 0 21600 21600 0 21600 0 0 Z N"/>
        </draw:custom-shape>
        <draw:line draw:style-name="gr28" draw:text-style-name="P22" draw:layer="layout" svg:x1="15cm" svg:y1="1.5cm" svg:x2="15cm" svg:y2="3.5cm">
          <text:p/>
        </draw:line>
        <draw:custom-shape draw:style-name="gr27" draw:text-style-name="P28" draw:layer="layout" svg:width="0.846cm" svg:height="0.846cm" svg:x="0.654cm" svg:y="4.154cm">
          <text:p text:style-name="P25"><text:span text:style-name="T15">B</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ustom-shape draw:style-name="gr30" draw:text-style-name="P24" draw:layer="layout" svg:width="2cm" svg:height="2.224cm" svg:x="1cm" svg:y="7.776cm">
            <text:p text:style-name="P23"><text:span text:style-name="T14">server1</text:span></text:p>
            <draw:enhanced-geometry svg:viewBox="0 0 21600 21600" draw:type="mso-spt202" draw:enhanced-path="M 0 0 L 21600 0 21600 21600 0 21600 0 0 Z N"/>
          </draw:custom-shape>
          <draw:g>
            <draw:custom-shape draw:style-name="gr20" draw:text-style-name="P11" draw:layer="layout" svg:width="1.81cm" svg:height="1.847cm" svg:x="1.096cm" svg:y="6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1.552cm" svg:height="1.562cm" svg:x="1.096cm" svg:y="6.285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31" draw:text-style-name="P24" draw:layer="layout" svg:width="2cm" svg:height="3.109cm" svg:x="3.5cm" svg:y="7.891cm">
            <text:p text:style-name="P23"><text:span text:style-name="T14">server2</text:span></text:p>
            <draw:enhanced-geometry svg:viewBox="0 0 21600 21600" draw:type="mso-spt202" draw:enhanced-path="M 0 0 L 21600 0 21600 21600 0 21600 0 0 Z N"/>
          </draw:custom-shape>
          <draw:g>
            <draw:custom-shape draw:style-name="gr20" draw:text-style-name="P11" draw:layer="layout" svg:width="1.811cm" svg:height="1.968cm" svg:x="3.596cm" svg:y="6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1.552cm" svg:height="1.666cm" svg:x="3.596cm" svg:y="6.302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32" draw:text-style-name="P24" draw:layer="layout" svg:width="2.011cm" svg:height="3.06cm" svg:x="17.5cm" svg:y="7.94cm">
            <text:p text:style-name="P23"><text:span text:style-name="T14">server back-end </text:span></text:p>
            <draw:enhanced-geometry svg:viewBox="0 0 21600 21600" draw:type="mso-spt202" draw:enhanced-path="M 0 0 L 21600 0 21600 21600 0 21600 0 0 Z N"/>
          </draw:custom-shape>
          <draw:g>
            <draw:custom-shape draw:style-name="gr20" draw:text-style-name="P11" draw:layer="layout" svg:width="1.82cm" svg:height="2.018cm" svg:x="17.596cm" svg:y="6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1.561cm" svg:height="1.708cm" svg:x="17.596cm" svg:y="6.31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line draw:style-name="gr33" draw:text-style-name="P29" draw:layer="layout" svg:x1="9.5cm" svg:y1="4.5cm" svg:x2="9.5cm" svg:y2="7.5cm">
          <text:p/>
        </draw:line>
        <draw:line draw:style-name="gr33" draw:text-style-name="P29" draw:layer="layout" svg:x1="7cm" svg:y1="4.5cm" svg:x2="7cm" svg:y2="6cm">
          <text:p/>
        </draw:line>
        <draw:line draw:style-name="gr33" draw:text-style-name="P29" draw:layer="layout" svg:x1="4.5cm" svg:y1="4.5cm" svg:x2="4.5cm" svg:y2="6cm">
          <text:p/>
        </draw:line>
        <draw:g>
          <draw:custom-shape draw:style-name="gr34" draw:text-style-name="P31" draw:layer="layout" svg:width="1cm" svg:height="0.288cm" svg:x="7cm" svg:y="5.2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7cm" svg:y="4.943cm">
            <text:p text:style-name="P30"><text:span text:style-name="T17">4</text:span></text:p>
            <draw:enhanced-geometry svg:viewBox="0 0 21600 21600" draw:type="rectangle" draw:enhanced-path="M 0 0 L 21600 0 21600 21600 0 21600 0 0 Z N"/>
          </draw:custom-shape>
        </draw:g>
        <draw:g>
          <draw:custom-shape draw:style-name="gr34" draw:text-style-name="P32" draw:layer="layout" svg:width="1cm" svg:height="0.288cm" svg:x="4.5cm" svg:y="5.212cm">
            <text:p text:style-name="P30"><text:span text:style-name="T17">eth0</text:span></text:p>
            <draw:enhanced-geometry svg:viewBox="0 0 21600 21600" draw:mirror-horizontal="false" draw:mirror-vertical="false" draw:type="rectangle" draw:enhanced-path="M 0 0 L 21600 0 21600 21600 0 21600 0 0 Z N"/>
          </draw:custom-shape>
          <draw:custom-shape draw:style-name="gr35" draw:text-style-name="P32" draw:layer="layout" svg:width="1cm" svg:height="0.269cm" svg:x="4.5cm" svg:y="4.943cm">
            <text:p text:style-name="P30"><text:span text:style-name="T17">3</text:span></text:p>
            <draw:enhanced-geometry svg:viewBox="0 0 21600 21600" draw:mirror-horizontal="false" draw:mirror-vertical="false" draw:type="rectangle" draw:enhanced-path="M 0 0 L 21600 0 21600 21600 0 21600 0 0 Z N"/>
          </draw:custom-shape>
        </draw:g>
        <draw:g>
          <draw:custom-shape draw:style-name="gr34" draw:text-style-name="P32" draw:layer="layout" svg:width="1cm" svg:height="0.288cm" svg:x="2cm" svg:y="5.212cm">
            <text:p text:style-name="P30"><text:span text:style-name="T17">eth0</text:span></text:p>
            <draw:enhanced-geometry svg:viewBox="0 0 21600 21600" draw:mirror-horizontal="false" draw:mirror-vertical="false" draw:type="rectangle" draw:enhanced-path="M 0 0 L 21600 0 21600 21600 0 21600 0 0 Z N"/>
          </draw:custom-shape>
          <draw:custom-shape draw:style-name="gr35" draw:text-style-name="P32" draw:layer="layout" svg:width="1cm" svg:height="0.269cm" svg:x="2cm" svg:y="4.943cm">
            <text:p text:style-name="P30"><text:span text:style-name="T17">2</text:span></text:p>
            <draw:enhanced-geometry svg:viewBox="0 0 21600 21600" draw:mirror-horizontal="false" draw:mirror-vertical="false" draw:type="rectangle" draw:enhanced-path="M 0 0 L 21600 0 21600 21600 0 21600 0 0 Z N"/>
          </draw:custom-shape>
        </draw:g>
        <draw:g>
          <draw:frame draw:style-name="gr24" draw:text-style-name="P22" draw:layer="layout" svg:width="1.471cm" svg:height="0.679cm" svg:x="11.21cm" svg:y="12.5cm">
            <draw:image xlink:href="Pictures/200000340000112800000C81D92D660F.wmf" xlink:type="simple" xlink:show="embed" xlink:actuate="onLoad">
              <text:p/>
            </draw:image>
          </draw:frame>
          <draw:custom-shape draw:style-name="gr36" draw:text-style-name="P33" draw:layer="layout" svg:width="2.107cm" svg:height="1.062cm" svg:x="10.893cm" svg:y="13.179cm">
            <text:p text:style-name="P23"><text:span text:style-name="T18">R6</text:span></text:p>
            <draw:enhanced-geometry svg:viewBox="0 0 21600 21600" draw:type="mso-spt202" draw:enhanced-path="M 0 0 L 21600 0 21600 21600 0 21600 0 0 Z N"/>
          </draw:custom-shape>
        </draw:g>
        <draw:g>
          <draw:frame draw:style-name="gr24" draw:text-style-name="P22" draw:layer="layout" svg:width="1.471cm" svg:height="0.726cm" svg:x="14.71cm" svg:y="10.5cm">
            <draw:image xlink:href="Pictures/200000340000112800000C81D92D660F.wmf" xlink:type="simple" xlink:show="embed" xlink:actuate="onLoad">
              <text:p/>
            </draw:image>
          </draw:frame>
          <draw:custom-shape draw:style-name="gr37" draw:text-style-name="P24" draw:layer="layout" svg:width="2.107cm" svg:height="0.774cm" svg:x="14.393cm" svg:y="11.226cm">
            <text:p text:style-name="P23"><text:span text:style-name="T14">R5</text:span></text:p>
            <draw:enhanced-geometry svg:viewBox="0 0 21600 21600" draw:type="mso-spt202" draw:enhanced-path="M 0 0 L 21600 0 21600 21600 0 21600 0 0 Z N"/>
          </draw:custom-shape>
        </draw:g>
        <draw:g>
          <draw:frame draw:style-name="gr24" draw:text-style-name="P22" draw:layer="layout" svg:width="1.471cm" svg:height="0.726cm" svg:x="14.21cm" svg:y="7cm">
            <draw:image xlink:href="Pictures/200000340000112800000C81D92D660F.wmf" xlink:type="simple" xlink:show="embed" xlink:actuate="onLoad">
              <text:p/>
            </draw:image>
          </draw:frame>
          <draw:custom-shape draw:style-name="gr37" draw:text-style-name="P24" draw:layer="layout" svg:width="2.107cm" svg:height="0.774cm" svg:x="13.893cm" svg:y="7.726cm">
            <text:p text:style-name="P23"><text:span text:style-name="T14">R4</text:span></text:p>
            <draw:enhanced-geometry svg:viewBox="0 0 21600 21600" draw:type="mso-spt202" draw:enhanced-path="M 0 0 L 21600 0 21600 21600 0 21600 0 0 Z N"/>
          </draw:custom-shape>
        </draw:g>
        <draw:g>
          <draw:frame draw:style-name="gr24" draw:text-style-name="P22" draw:layer="layout" svg:width="1.471cm" svg:height="0.726cm" svg:x="8.317cm" svg:y="11cm">
            <draw:image xlink:href="Pictures/200000340000112800000C81D92D660F.wmf" xlink:type="simple" xlink:show="embed" xlink:actuate="onLoad">
              <text:p/>
            </draw:image>
          </draw:frame>
          <draw:custom-shape draw:style-name="gr37" draw:text-style-name="P24" draw:layer="layout" svg:width="2.107cm" svg:height="0.774cm" svg:x="8cm" svg:y="11.726cm">
            <text:p text:style-name="P23"><text:span text:style-name="T14">R1</text:span></text:p>
            <draw:enhanced-geometry svg:viewBox="0 0 21600 21600" draw:type="mso-spt202" draw:enhanced-path="M 0 0 L 21600 0 21600 21600 0 21600 0 0 Z N"/>
          </draw:custom-shape>
        </draw:g>
        <draw:g>
          <draw:frame draw:style-name="gr24" draw:text-style-name="P22" draw:layer="layout" svg:width="1.471cm" svg:height="0.726cm" svg:x="8.71cm" svg:y="7.5cm">
            <draw:image xlink:href="Pictures/200000340000112800000C81D92D660F.wmf" xlink:type="simple" xlink:show="embed" xlink:actuate="onLoad">
              <text:p/>
            </draw:image>
          </draw:frame>
          <draw:custom-shape draw:style-name="gr37" draw:text-style-name="P24" draw:layer="layout" svg:width="2.607cm" svg:height="0.774cm" svg:x="8.393cm" svg:y="8.226cm">
            <text:p text:style-name="P23"><text:span text:style-name="T14">R2</text:span></text:p>
            <draw:enhanced-geometry svg:viewBox="0 0 21600 21600" draw:type="mso-spt202" draw:enhanced-path="M 0 0 L 21600 0 21600 21600 0 21600 0 0 Z N"/>
          </draw:custom-shape>
        </draw:g>
        <draw:line draw:style-name="gr23" draw:text-style-name="P22" draw:layer="layout" svg:x1="7.5cm" svg:y1="12cm" svg:x2="1.5cm" svg:y2="12cm">
          <text:p/>
        </draw:line>
        <draw:line draw:style-name="gr23" draw:text-style-name="P22" draw:layer="layout" svg:x1="8cm" svg:y1="4.5cm" svg:x2="1.5cm" svg:y2="4.5cm">
          <text:p/>
        </draw:line>
        <draw:line draw:style-name="gr23" draw:text-style-name="P22" draw:layer="layout" svg:x1="24.5cm" svg:y1="13cm" svg:x2="18.5cm" svg:y2="13cm">
          <text:p/>
        </draw:line>
        <draw:frame draw:style-name="gr38" draw:layer="layout" svg:width="2.116cm" svg:height="2cm" svg:x="5.884cm" svg:y="6cm">
          <draw:image xlink:href="Pictures/10000000000000500000004B5AA6FBB8.png" xlink:type="simple" xlink:show="embed" xlink:actuate="onLoad">
            <text:p/>
          </draw:image>
        </draw:frame>
        <draw:line draw:style-name="gr23" draw:text-style-name="P22" draw:layer="layout" svg:x1="24cm" svg:y1="4.5cm" svg:x2="17.5cm" svg:y2="4.5cm">
          <text:p/>
        </draw:line>
        <draw:frame draw:style-name="gr38" draw:layer="layout" svg:width="2.116cm" svg:height="2cm" svg:x="20.5cm" svg:y="0.5cm">
          <draw:image xlink:href="Pictures/10000000000000500000004B5AA6FBB8.png" xlink:type="simple" xlink:show="embed" xlink:actuate="onLoad">
            <text:p/>
          </draw:image>
        </draw:frame>
        <draw:g>
          <draw:custom-shape draw:style-name="gr39" draw:text-style-name="P34" draw:layer="layout" svg:width="2.012cm" svg:height="2.639cm" svg:x="4.988cm" svg:y="15.681cm">
            <text:p text:style-name="P23"><text:span text:style-name="T14">ns1</text:span></text:p>
            <text:p text:style-name="P23"><text:span text:style-name="T19"/></text:p>
            <draw:enhanced-geometry svg:viewBox="0 0 21600 21600" draw:type="mso-spt202" draw:enhanced-path="M 0 0 L 21600 0 21600 21600 0 21600 0 0 Z N"/>
          </draw:custom-shape>
          <draw:g>
            <draw:custom-shape draw:style-name="gr20" draw:text-style-name="P11" draw:layer="layout" svg:width="1.819cm" svg:height="1.748cm" svg:x="5.086cm" svg:y="14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1.561cm" svg:height="1.48cm" svg:x="5.086cm" svg:y="14.268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22" draw:text-style-name="P21" draw:layer="layout" svg:width="0.934cm" svg:height="0.538cm" svg:x="5.398cm" svg:y="14.422cm">
              <text:p text:style-name="P20"><text:span text:style-name="T13">NS</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g>
          <draw:custom-shape draw:style-name="gr40" draw:text-style-name="P24" draw:layer="layout" svg:width="2cm" svg:height="1.487cm" svg:x="22.5cm" svg:y="16.343cm">
            <text:p text:style-name="P23"><text:span text:style-name="T14">ns3</text:span></text:p>
            <text:p text:style-name="P23"><text:span text:style-name="T14"/></text:p>
            <draw:enhanced-geometry svg:viewBox="0 0 21600 21600" draw:type="mso-spt202" draw:enhanced-path="M 0 0 L 21600 0 21600 21600 0 21600 0 0 Z N"/>
          </draw:custom-shape>
          <draw:g>
            <draw:custom-shape draw:style-name="gr20" draw:text-style-name="P11" draw:layer="layout" svg:width="1.809cm" svg:height="1.917cm" svg:x="22.597cm" svg:y="14.5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1.552cm" svg:height="1.622cm" svg:x="22.597cm" svg:y="14.795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22" draw:text-style-name="P21" draw:layer="layout" svg:width="0.928cm" svg:height="0.589cm" svg:x="22.908cm" svg:y="14.963cm">
              <text:p text:style-name="P20"><text:span text:style-name="T13">NS</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g>
          <draw:custom-shape draw:style-name="gr41" draw:text-style-name="P24" draw:layer="layout" svg:width="2.012cm" svg:height="2.607cm" svg:x="12.5cm" svg:y="17.335cm">
            <text:p text:style-name="P23"><text:span text:style-name="T14">ns2</text:span></text:p>
            <draw:enhanced-geometry svg:viewBox="0 0 21600 21600" draw:type="mso-spt202" draw:enhanced-path="M 0 0 L 21600 0 21600 21600 0 21600 0 0 Z N"/>
          </draw:custom-shape>
          <draw:g>
            <draw:custom-shape draw:style-name="gr20" draw:text-style-name="P11" draw:layer="layout" svg:width="1.82cm" svg:height="1.907cm" svg:x="12.598cm" svg:y="15.5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1.561cm" svg:height="1.614cm" svg:x="12.598cm" svg:y="15.793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22" draw:text-style-name="P21" draw:layer="layout" svg:width="0.934cm" svg:height="0.587cm" svg:x="12.91cm" svg:y="15.96cm">
              <text:p text:style-name="P20"><text:span text:style-name="T13">NS</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g>
          <draw:frame draw:style-name="gr42" draw:text-style-name="P22" draw:layer="layout" svg:width="2.187cm" svg:height="1.731cm" svg:x="1.352cm" svg:y="13.866cm">
            <draw:image xlink:href="Pictures/200000670000319C000016A2E34E6659.wmf" xlink:type="simple" xlink:show="embed" xlink:actuate="onLoad">
              <text:p/>
            </draw:image>
          </draw:frame>
          <draw:custom-shape draw:style-name="gr37" draw:text-style-name="P24" draw:layer="layout" svg:width="3.107cm" svg:height="0.774cm" svg:x="0.893cm" svg:y="15.726cm">
            <text:p text:style-name="P23"><text:span text:style-name="T14">client1</text:span></text:p>
            <draw:enhanced-geometry svg:viewBox="0 0 21600 21600" draw:type="mso-spt202" draw:enhanced-path="M 0 0 L 21600 0 21600 21600 0 21600 0 0 Z N"/>
          </draw:custom-shape>
        </draw:g>
        <draw:g>
          <draw:frame draw:style-name="gr42" draw:text-style-name="P22" draw:layer="layout" svg:width="2.187cm" svg:height="1.834cm" svg:x="8.959cm" svg:y="15.5cm">
            <draw:image xlink:href="Pictures/200000670000319C000016A2E34E6659.wmf" xlink:type="simple" xlink:show="embed" xlink:actuate="onLoad">
              <text:p/>
            </draw:image>
          </draw:frame>
          <draw:custom-shape draw:style-name="gr43" draw:text-style-name="P24" draw:layer="layout" svg:width="3.107cm" svg:height="1.028cm" svg:x="8.5cm" svg:y="17.472cm">
            <text:p text:style-name="P23"><text:span text:style-name="T14">client2</text:span></text:p>
            <draw:enhanced-geometry svg:viewBox="0 0 21600 21600" draw:type="mso-spt202" draw:enhanced-path="M 0 0 L 21600 0 21600 21600 0 21600 0 0 Z N"/>
          </draw:custom-shape>
        </draw:g>
        <draw:g>
          <draw:frame draw:style-name="gr42" draw:text-style-name="P22" draw:layer="layout" svg:width="2.177cm" svg:height="1.928cm" svg:x="19.36cm" svg:y="14.5cm">
            <draw:image xlink:href="Pictures/20000058000015CF000012CFD4E4D369.wmf" xlink:type="simple" xlink:show="embed" xlink:actuate="onLoad">
              <text:p/>
            </draw:image>
          </draw:frame>
          <draw:custom-shape draw:style-name="gr44" draw:text-style-name="P24" draw:layer="layout" svg:width="3.108cm" svg:height="0.777cm" svg:x="18.892cm" svg:y="16.428cm">
            <text:p text:style-name="P23"><text:span text:style-name="T14">hostMilano</text:span></text:p>
            <draw:enhanced-geometry svg:viewBox="0 0 21600 21600" draw:type="mso-spt202" draw:enhanced-path="M 0 0 L 21600 0 21600 21600 0 21600 0 0 Z N"/>
          </draw:custom-shape>
        </draw:g>
        <draw:custom-shape draw:style-name="gr45" draw:text-style-name="P11" draw:layer="layout" svg:width="1cm" svg:height="3cm" svg:x="20cm" svg:y="10cm">
          <text:p/>
          <draw:enhanced-geometry svg:viewBox="0 0 21600 21600" draw:extrusion="true" draw:extrusion-depth="10cm 0" draw:extrusion-diffusion="66.69921875%" draw:extrusion-light-face="true" draw:extrusion-first-light-harsh="true" draw:extrusion-second-light-harsh="false" draw:extrusion-first-light-direction="(50000 -50000 10000)" draw:extrusion-metal="true" draw:extrusion-specularity="60.0150037509377%" dr3d:projection="perspective" draw:extrusion-color="false" draw:extrusion-rotation-angle="-5 -20" draw:type="block-arc" draw:modifiers="-178.344456208753 8351.017637611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31" draw:text-style-name="P24" draw:layer="layout" svg:width="2.4cm" svg:height="3.109cm" svg:x="23cm" svg:y="2.391cm">
            <text:p text:style-name="P23"><text:span text:style-name="T14">server <text:s text:c="3"/>4</text:span></text:p>
            <draw:enhanced-geometry svg:viewBox="0 0 21600 21600" draw:type="mso-spt202" draw:enhanced-path="M 0 0 L 21600 0 21600 21600 0 21600 0 0 Z N"/>
          </draw:custom-shape>
          <draw:g>
            <draw:custom-shape draw:style-name="gr20" draw:text-style-name="P11" draw:layer="layout" svg:width="1.811cm" svg:height="1.968cm" svg:x="23.096cm" svg:y="0.5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1.552cm" svg:height="1.666cm" svg:x="23.096cm" svg:y="0.802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34" draw:text-style-name="P31" draw:layer="layout" svg:width="1cm" svg:height="0.288cm" svg:x="11.5cm" svg:y="4.769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1.5cm" svg:y="4.5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11.5cm" svg:y="4.769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1.5cm" svg:y="4.5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11.5cm" svg:y="4.769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1.5cm" svg:y="4.5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11.5cm" svg:y="4.769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1.5cm" svg:y="4.5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12.5cm" svg:y="5.769cm">
            <text:p text:style-name="P30"><text:span text:style-name="T17">eth3</text:span></text:p>
            <draw:enhanced-geometry svg:viewBox="0 0 21600 21600" draw:type="rectangle" draw:enhanced-path="M 0 0 L 21600 0 21600 21600 0 21600 0 0 Z N"/>
          </draw:custom-shape>
          <draw:custom-shape draw:style-name="gr35" draw:text-style-name="P31" draw:layer="layout" svg:width="1cm" svg:height="0.269cm" svg:x="12.5cm" svg:y="5.5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10cm" svg:y="5.769cm">
            <text:p text:style-name="P30"><text:span text:style-name="T17">eth1</text:span></text:p>
            <draw:enhanced-geometry svg:viewBox="0 0 21600 21600" draw:type="rectangle" draw:enhanced-path="M 0 0 L 21600 0 21600 21600 0 21600 0 0 Z N"/>
          </draw:custom-shape>
          <draw:custom-shape draw:style-name="gr35" draw:text-style-name="P31" draw:layer="layout" svg:width="1cm" svg:height="0.269cm" svg:x="10cm" svg:y="5.5cm">
            <text:p text:style-name="P30"><text:span text:style-name="T17">1</text:span></text:p>
            <draw:enhanced-geometry svg:viewBox="0 0 21600 21600" draw:type="rectangle" draw:enhanced-path="M 0 0 L 21600 0 21600 21600 0 21600 0 0 Z N"/>
          </draw:custom-shape>
        </draw:g>
        <draw:g>
          <draw:custom-shape draw:style-name="gr34" draw:text-style-name="P32" draw:layer="layout" svg:width="1cm" svg:height="0.288cm" svg:x="12cm" svg:y="2.769cm">
            <text:p text:style-name="P30"><text:span text:style-name="T17">eth0</text:span></text:p>
            <draw:enhanced-geometry svg:viewBox="0 0 21600 21600" draw:mirror-horizontal="false" draw:mirror-vertical="false" draw:type="rectangle" draw:enhanced-path="M 0 0 L 21600 0 21600 21600 0 21600 0 0 Z N"/>
          </draw:custom-shape>
          <draw:custom-shape draw:style-name="gr35" draw:text-style-name="P32" draw:layer="layout" svg:width="1cm" svg:height="0.269cm" svg:x="12cm" svg:y="2.5cm">
            <text:p text:style-name="P30"><text:span text:style-name="T17">2</text:span></text:p>
            <draw:enhanced-geometry svg:viewBox="0 0 21600 21600" draw:mirror-horizontal="false" draw:mirror-vertical="false" draw:type="rectangle" draw:enhanced-path="M 0 0 L 21600 0 21600 21600 0 21600 0 0 Z N"/>
          </draw:custom-shape>
        </draw:g>
        <draw:line draw:style-name="gr33" draw:text-style-name="P29" draw:layer="layout" svg:x1="4.5cm" svg:y1="4.5cm" svg:x2="4.5cm" svg:y2="6cm">
          <text:p/>
        </draw:line>
        <draw:line draw:style-name="gr33" draw:text-style-name="P29" draw:layer="layout" svg:x1="4.5cm" svg:y1="4.5cm" svg:x2="4.5cm" svg:y2="6cm">
          <text:p/>
        </draw:line>
        <draw:line draw:style-name="gr33" draw:text-style-name="P29" draw:layer="layout" svg:x1="4.5cm" svg:y1="4.5cm" svg:x2="4.5cm" svg:y2="6cm">
          <text:p/>
        </draw:line>
        <draw:line draw:style-name="gr33" draw:text-style-name="P29" draw:layer="layout" svg:x1="11.5cm" svg:y1="6cm" svg:x2="10cm" svg:y2="7.5cm">
          <text:p/>
        </draw:line>
        <draw:line draw:style-name="gr33" draw:text-style-name="P29" draw:layer="layout" svg:x1="2cm" svg:y1="4.5cm" svg:x2="2cm" svg:y2="6cm">
          <text:p/>
        </draw:line>
        <draw:line draw:style-name="gr33" draw:text-style-name="P29" draw:layer="layout" svg:x1="9cm" svg:y1="8cm" svg:x2="9cm" svg:y2="11cm">
          <text:p/>
        </draw:line>
        <draw:line draw:style-name="gr33" draw:text-style-name="P29" draw:layer="layout" svg:x1="12.5cm" svg:y1="6cm" svg:x2="14.5cm" svg:y2="7cm">
          <text:p/>
        </draw:line>
        <draw:line draw:style-name="gr33" draw:text-style-name="P29" draw:layer="layout" svg:x1="14.5cm" svg:y1="7.5cm" svg:x2="15.5cm" svg:y2="10.5cm">
          <text:p/>
        </draw:line>
        <draw:line draw:style-name="gr33" draw:text-style-name="P29" draw:layer="layout" svg:x1="15cm" svg:y1="11cm" svg:x2="12.5cm" svg:y2="13cm">
          <text:p/>
        </draw:line>
        <draw:line draw:style-name="gr33" draw:text-style-name="P29" draw:layer="layout" svg:x1="12cm" svg:y1="6cm" svg:x2="11cm" svg:y2="11cm">
          <text:p/>
        </draw:line>
        <draw:line draw:style-name="gr33" draw:text-style-name="P29" draw:layer="layout" svg:x1="7cm" svg:y1="11cm" svg:x2="8.5cm" svg:y2="11cm">
          <text:p/>
        </draw:line>
        <draw:line draw:style-name="gr33" draw:text-style-name="P29" draw:layer="layout" svg:x1="7cm" svg:y1="11cm" svg:x2="7cm" svg:y2="12cm">
          <text:p/>
        </draw:line>
        <draw:line draw:style-name="gr33" draw:text-style-name="P29" draw:layer="layout" svg:x1="12cm" svg:y1="13cm" svg:x2="12cm" svg:y2="14.5cm">
          <text:p/>
        </draw:line>
        <draw:line draw:style-name="gr28" draw:text-style-name="P22" draw:layer="layout" svg:x1="3cm" svg:y1="2.5cm" svg:x2="3cm" svg:y2="4.5cm">
          <text:p/>
        </draw:line>
        <draw:custom-shape draw:style-name="gr46" draw:text-style-name="P27" draw:layer="layout" svg:width="3.5cm" svg:height="0.664cm" svg:x="0.5cm" svg:y="1.836cm">
          <text:p text:style-name="P25"><text:span text:style-name="T16">150.168.0.0/24</text:span></text:p>
          <draw:enhanced-geometry svg:viewBox="0 0 21600 21600" draw:type="mso-spt202" draw:enhanced-path="M 0 0 L 21600 0 21600 21600 0 21600 0 0 Z N"/>
        </draw:custom-shape>
        <draw:line draw:style-name="gr33" draw:text-style-name="P29" draw:layer="layout" svg:x1="7.5cm" svg:y1="4.5cm" svg:x2="9.5cm" svg:y2="4.5cm">
          <text:p/>
        </draw:line>
        <draw:g>
          <draw:custom-shape draw:style-name="gr31" draw:text-style-name="P24" draw:layer="layout" svg:width="2cm" svg:height="3.109cm" svg:x="6cm" svg:y="7.891cm">
            <text:p text:style-name="P23"><text:span text:style-name="T14">server3</text:span></text:p>
            <draw:enhanced-geometry svg:viewBox="0 0 21600 21600" draw:type="mso-spt202" draw:enhanced-path="M 0 0 L 21600 0 21600 21600 0 21600 0 0 Z N"/>
          </draw:custom-shape>
        </draw:g>
        <draw:line draw:style-name="gr33" draw:text-style-name="P29" draw:layer="layout" svg:x1="6cm" svg:y1="12cm" svg:x2="6cm" svg:y2="14cm">
          <text:p/>
        </draw:line>
        <draw:line draw:style-name="gr33" draw:text-style-name="P29" draw:layer="layout" svg:x1="2.5cm" svg:y1="12cm" svg:x2="2.5cm" svg:y2="14cm">
          <text:p/>
        </draw:line>
        <draw:custom-shape draw:style-name="gr27" draw:text-style-name="P26" draw:layer="layout" svg:width="0.846cm" svg:height="0.846cm" svg:x="9cm" svg:y="9cm">
          <text:p text:style-name="P25"><text:span text:style-name="T15">E</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26" draw:layer="layout" svg:width="0.846cm" svg:height="0.846cm" svg:x="10.5cm" svg:y="6.154cm">
          <text:p text:style-name="P25"><text:span text:style-name="T15">C</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26" draw:layer="layout" svg:width="0.846cm" svg:height="0.846cm" svg:x="11cm" svg:y="8.5cm">
          <text:p text:style-name="P25"><text:span text:style-name="T15">D</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26" draw:layer="layout" svg:width="0.846cm" svg:height="0.846cm" svg:x="13.154cm" svg:y="6.154cm">
          <text:p text:style-name="P25"><text:span text:style-name="T15">I</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26" draw:layer="layout" svg:width="0.846cm" svg:height="0.846cm" svg:x="14.654cm" svg:y="8.654cm">
          <text:p text:style-name="P25"><text:span text:style-name="T15">H</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26" draw:layer="layout" svg:width="0.846cm" svg:height="0.846cm" svg:x="13.154cm" svg:y="11.654cm">
          <text:p text:style-name="P25"><text:span text:style-name="T15">N</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26" draw:layer="layout" svg:width="0.846cm" svg:height="0.846cm" svg:x="0.654cm" svg:y="11.654cm">
          <text:p text:style-name="P25"><text:span text:style-name="T15">F</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26" draw:layer="layout" svg:width="0.846cm" svg:height="0.846cm" svg:x="8.654cm" svg:y="14.154cm">
          <text:p text:style-name="P25"><text:span text:style-name="T15">M</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ustom-shape draw:style-name="gr34" draw:text-style-name="P31" draw:layer="layout" svg:width="1cm" svg:height="0.288cm" svg:x="10cm" svg:y="11.269cm">
            <text:p text:style-name="P30"><text:span text:style-name="T17">eth1</text:span></text:p>
            <draw:enhanced-geometry svg:viewBox="0 0 21600 21600" draw:type="rectangle" draw:enhanced-path="M 0 0 L 21600 0 21600 21600 0 21600 0 0 Z N"/>
          </draw:custom-shape>
          <draw:custom-shape draw:style-name="gr35" draw:text-style-name="P31" draw:layer="layout" svg:width="1cm" svg:height="0.269cm" svg:x="10cm" svg:y="11cm">
            <text:p text:style-name="P30"><text:span text:style-name="T17">1</text:span></text:p>
            <draw:enhanced-geometry svg:viewBox="0 0 21600 21600" draw:type="rectangle" draw:enhanced-path="M 0 0 L 21600 0 21600 21600 0 21600 0 0 Z N"/>
          </draw:custom-shape>
        </draw:g>
        <draw:line draw:style-name="gr33" draw:text-style-name="P29" draw:layer="layout" svg:x1="9.5cm" svg:y1="11cm" svg:x2="11cm" svg:y2="11cm">
          <text:p/>
        </draw:line>
        <draw:g>
          <draw:custom-shape draw:style-name="gr34" draw:text-style-name="P31" draw:layer="layout" svg:width="1cm" svg:height="0.288cm" svg:x="7.5cm" svg:y="10.7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7.5cm" svg:y="10.443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9cm" svg:y="10.269cm">
            <text:p text:style-name="P30"><text:span text:style-name="T17">eth2</text:span></text:p>
            <draw:enhanced-geometry svg:viewBox="0 0 21600 21600" draw:type="rectangle" draw:enhanced-path="M 0 0 L 21600 0 21600 21600 0 21600 0 0 Z N"/>
          </draw:custom-shape>
          <draw:custom-shape draw:style-name="gr35" draw:text-style-name="P31" draw:layer="layout" svg:width="1cm" svg:height="0.269cm" svg:x="9cm" svg:y="10cm">
            <text:p text:style-name="P30"><text:span text:style-name="T17">2</text:span></text:p>
            <draw:enhanced-geometry svg:viewBox="0 0 21600 21600" draw:type="rectangle" draw:enhanced-path="M 0 0 L 21600 0 21600 21600 0 21600 0 0 Z N"/>
          </draw:custom-shape>
        </draw:g>
        <draw:g>
          <draw:custom-shape draw:style-name="gr34" draw:text-style-name="P31" draw:layer="layout" svg:width="1cm" svg:height="0.288cm" svg:x="8cm" svg:y="8.712cm">
            <text:p text:style-name="P30"><text:span text:style-name="T17">eth1</text:span></text:p>
            <draw:enhanced-geometry svg:viewBox="0 0 21600 21600" draw:type="rectangle" draw:enhanced-path="M 0 0 L 21600 0 21600 21600 0 21600 0 0 Z N"/>
          </draw:custom-shape>
          <draw:custom-shape draw:style-name="gr35" draw:text-style-name="P31" draw:layer="layout" svg:width="1cm" svg:height="0.269cm" svg:x="8cm" svg:y="8.443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10cm" svg:y="7.712cm">
            <text:p text:style-name="P30"><text:span text:style-name="T17">eth2</text:span></text:p>
            <draw:enhanced-geometry svg:viewBox="0 0 21600 21600" draw:type="rectangle" draw:enhanced-path="M 0 0 L 21600 0 21600 21600 0 21600 0 0 Z N"/>
          </draw:custom-shape>
          <draw:custom-shape draw:style-name="gr35" draw:text-style-name="P31" draw:layer="layout" svg:width="1cm" svg:height="0.269cm" svg:x="10cm" svg:y="7.443cm">
            <text:p text:style-name="P30"><text:span text:style-name="T17">2</text:span></text:p>
            <draw:enhanced-geometry svg:viewBox="0 0 21600 21600" draw:type="rectangle" draw:enhanced-path="M 0 0 L 21600 0 21600 21600 0 21600 0 0 Z N"/>
          </draw:custom-shape>
        </draw:g>
        <draw:g>
          <draw:custom-shape draw:style-name="gr34" draw:text-style-name="P31" draw:layer="layout" svg:width="1cm" svg:height="0.288cm" svg:x="5cm" svg:y="13.269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5cm" svg:y="13cm">
            <text:p text:style-name="P30"><text:span text:style-name="T17">3</text:span></text:p>
            <draw:enhanced-geometry svg:viewBox="0 0 21600 21600" draw:type="rectangle" draw:enhanced-path="M 0 0 L 21600 0 21600 21600 0 21600 0 0 Z N"/>
          </draw:custom-shape>
        </draw:g>
        <draw:g>
          <draw:custom-shape draw:style-name="gr34" draw:text-style-name="P31" draw:layer="layout" svg:width="1cm" svg:height="0.288cm" svg:x="2.5cm" svg:y="13.2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2.5cm" svg:y="12.943cm">
            <text:p text:style-name="P30"><text:span text:style-name="T17">2</text:span></text:p>
            <draw:enhanced-geometry svg:viewBox="0 0 21600 21600" draw:type="rectangle" draw:enhanced-path="M 0 0 L 21600 0 21600 21600 0 21600 0 0 Z N"/>
          </draw:custom-shape>
        </draw:g>
        <draw:g>
          <draw:custom-shape draw:style-name="gr34" draw:text-style-name="P31" draw:layer="layout" svg:width="1cm" svg:height="0.288cm" svg:x="8.5cm" svg:y="7.212cm">
            <text:p text:style-name="P30"><text:span text:style-name="T17">eth1</text:span></text:p>
            <draw:enhanced-geometry svg:viewBox="0 0 21600 21600" draw:type="rectangle" draw:enhanced-path="M 0 0 L 21600 0 21600 21600 0 21600 0 0 Z N"/>
          </draw:custom-shape>
          <draw:custom-shape draw:style-name="gr35" draw:text-style-name="P31" draw:layer="layout" svg:width="1cm" svg:height="0.269cm" svg:x="8.5cm" svg:y="6.943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8.5cm" svg:y="7.2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8.5cm" svg:y="6.943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16cm" svg:y="6.769cm">
            <text:p text:style-name="P30"><text:span text:style-name="T17">eth1</text:span></text:p>
            <draw:enhanced-geometry svg:viewBox="0 0 21600 21600" draw:type="rectangle" draw:enhanced-path="M 0 0 L 21600 0 21600 21600 0 21600 0 0 Z N"/>
          </draw:custom-shape>
          <draw:custom-shape draw:style-name="gr35" draw:text-style-name="P31" draw:layer="layout" svg:width="1cm" svg:height="0.269cm" svg:x="16cm" svg:y="6.5cm">
            <text:p text:style-name="P30"><text:span text:style-name="T17">1</text:span></text:p>
            <draw:enhanced-geometry svg:viewBox="0 0 21600 21600" draw:type="rectangle" draw:enhanced-path="M 0 0 L 21600 0 21600 21600 0 21600 0 0 Z N"/>
          </draw:custom-shape>
        </draw:g>
        <draw:line draw:style-name="gr33" draw:text-style-name="P29" draw:layer="layout" svg:x1="17cm" svg:y1="3.5cm" svg:x2="17cm" svg:y2="7.5cm">
          <text:p/>
        </draw:line>
        <draw:line draw:style-name="gr33" draw:text-style-name="P29" draw:layer="layout" svg:x1="18cm" svg:y1="3.5cm" svg:x2="18cm" svg:y2="4.5cm">
          <text:p/>
        </draw:line>
        <draw:line draw:style-name="gr33" draw:text-style-name="P29" draw:layer="layout" svg:x1="17cm" svg:y1="3.5cm" svg:x2="18cm" svg:y2="3.5cm">
          <text:p/>
        </draw:line>
        <draw:line draw:style-name="gr33" draw:text-style-name="P29" draw:layer="layout" svg:x1="13.5cm" svg:y1="14.5cm" svg:x2="13.5cm" svg:y2="15.5cm">
          <text:p/>
        </draw:line>
        <draw:line draw:style-name="gr33" draw:text-style-name="P29" draw:layer="layout" svg:x1="10.5cm" svg:y1="14.5cm" svg:x2="10.5cm" svg:y2="15.5cm">
          <text:p/>
        </draw:line>
        <draw:line draw:style-name="gr28" draw:text-style-name="P22" draw:layer="layout" svg:x1="11cm" svg:y1="3cm" svg:x2="11cm" svg:y2="6cm">
          <text:p/>
        </draw:line>
        <draw:line draw:style-name="gr28" draw:text-style-name="P22" draw:layer="layout" svg:x1="10cm" svg:y1="3cm" svg:x2="11cm" svg:y2="3cm">
          <text:p/>
        </draw:line>
        <draw:custom-shape draw:style-name="gr46" draw:text-style-name="P27" draw:layer="layout" svg:width="3.5cm" svg:height="0.664cm" svg:x="6.5cm" svg:y="2.836cm">
          <text:p text:style-name="P25"><text:span text:style-name="T16">111.11.13.0/24</text:span></text:p>
          <draw:enhanced-geometry svg:viewBox="0 0 21600 21600" draw:type="mso-spt202" draw:enhanced-path="M 0 0 L 21600 0 21600 21600 0 21600 0 0 Z N"/>
        </draw:custom-shape>
        <draw:line draw:style-name="gr28" draw:text-style-name="P22" draw:layer="layout" svg:x1="6cm" svg:y1="9.5cm" svg:x2="9cm" svg:y2="9.5cm">
          <text:p/>
        </draw:line>
        <draw:custom-shape draw:style-name="gr46" draw:text-style-name="P27" draw:layer="layout" svg:width="3.5cm" svg:height="0.664cm" svg:x="2.5cm" svg:y="8.836cm">
          <text:p text:style-name="P25"><text:span text:style-name="T16">111.11.11.0/24</text:span></text:p>
          <draw:enhanced-geometry svg:viewBox="0 0 21600 21600" draw:type="mso-spt202" draw:enhanced-path="M 0 0 L 21600 0 21600 21600 0 21600 0 0 Z N"/>
        </draw:custom-shape>
        <draw:line draw:style-name="gr28" draw:text-style-name="P22" draw:layer="layout" svg:x1="4.5cm" svg:y1="12cm" svg:x2="4.5cm" svg:y2="17cm">
          <text:p/>
        </draw:line>
        <draw:custom-shape draw:style-name="gr46" draw:text-style-name="P27" draw:layer="layout" svg:width="3.5cm" svg:height="0.664cm" svg:x="3cm" svg:y="16.836cm">
          <text:p text:style-name="P25"><text:span text:style-name="T16">133.100.0.0/24</text:span></text:p>
          <draw:enhanced-geometry svg:viewBox="0 0 21600 21600" draw:type="mso-spt202" draw:enhanced-path="M 0 0 L 21600 0 21600 21600 0 21600 0 0 Z N"/>
        </draw:custom-shape>
        <draw:g>
          <draw:custom-shape draw:style-name="gr34" draw:text-style-name="P31" draw:layer="layout" svg:width="1cm" svg:height="0.288cm" svg:x="11.5cm" svg:y="7.769cm">
            <text:p text:style-name="P30"><text:span text:style-name="T17">eth2</text:span></text:p>
            <draw:enhanced-geometry svg:viewBox="0 0 21600 21600" draw:type="rectangle" draw:enhanced-path="M 0 0 L 21600 0 21600 21600 0 21600 0 0 Z N"/>
          </draw:custom-shape>
          <draw:custom-shape draw:style-name="gr35" draw:text-style-name="P31" draw:layer="layout" svg:width="1cm" svg:height="0.269cm" svg:x="11.5cm" svg:y="7.5cm">
            <text:p text:style-name="P30"><text:span text:style-name="T17">2</text:span></text:p>
            <draw:enhanced-geometry svg:viewBox="0 0 21600 21600" draw:type="rectangle" draw:enhanced-path="M 0 0 L 21600 0 21600 21600 0 21600 0 0 Z N"/>
          </draw:custom-shape>
        </draw:g>
        <draw:g>
          <draw:custom-shape draw:style-name="gr34" draw:text-style-name="P31" draw:layer="layout" svg:width="1cm" svg:height="0.288cm" svg:x="15.5cm" svg:y="10.212cm">
            <text:p text:style-name="P30"><text:span text:style-name="T17">eth1</text:span></text:p>
            <draw:enhanced-geometry svg:viewBox="0 0 21600 21600" draw:type="rectangle" draw:enhanced-path="M 0 0 L 21600 0 21600 21600 0 21600 0 0 Z N"/>
          </draw:custom-shape>
          <draw:custom-shape draw:style-name="gr35" draw:text-style-name="P31" draw:layer="layout" svg:width="1cm" svg:height="0.269cm" svg:x="15.5cm" svg:y="9.943cm">
            <text:p text:style-name="P30"><text:span text:style-name="T17">1</text:span></text:p>
            <draw:enhanced-geometry svg:viewBox="0 0 21600 21600" draw:type="rectangle" draw:enhanced-path="M 0 0 L 21600 0 21600 21600 0 21600 0 0 Z N"/>
          </draw:custom-shape>
        </draw:g>
        <draw:line draw:style-name="gr33" draw:text-style-name="P29" draw:layer="layout" svg:x1="15.5cm" svg:y1="7.5cm" svg:x2="17cm" svg:y2="7.5cm">
          <text:p/>
        </draw:line>
        <draw:g>
          <draw:custom-shape draw:style-name="gr34" draw:text-style-name="P31" draw:layer="layout" svg:width="1cm" svg:height="0.288cm" svg:x="14.5cm" svg:y="6.712cm">
            <text:p text:style-name="P30"><text:span text:style-name="T17">eth2</text:span></text:p>
            <draw:enhanced-geometry svg:viewBox="0 0 21600 21600" draw:type="rectangle" draw:enhanced-path="M 0 0 L 21600 0 21600 21600 0 21600 0 0 Z N"/>
          </draw:custom-shape>
          <draw:custom-shape draw:style-name="gr35" draw:text-style-name="P31" draw:layer="layout" svg:width="1cm" svg:height="0.269cm" svg:x="14.5cm" svg:y="6.443cm">
            <text:p text:style-name="P30"><text:span text:style-name="T17">2</text:span></text:p>
            <draw:enhanced-geometry svg:viewBox="0 0 21600 21600" draw:type="rectangle" draw:enhanced-path="M 0 0 L 21600 0 21600 21600 0 21600 0 0 Z N"/>
          </draw:custom-shape>
        </draw:g>
        <draw:g>
          <draw:custom-shape draw:style-name="gr34" draw:text-style-name="P31" draw:layer="layout" svg:width="1cm" svg:height="0.288cm" svg:x="13.5cm" svg:y="8.2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3.5cm" svg:y="7.943cm">
            <text:p text:style-name="P30"><text:span text:style-name="T17">2</text:span></text:p>
            <draw:enhanced-geometry svg:viewBox="0 0 21600 21600" draw:type="rectangle" draw:enhanced-path="M 0 0 L 21600 0 21600 21600 0 21600 0 0 Z N"/>
          </draw:custom-shape>
        </draw:g>
        <draw:g>
          <draw:custom-shape draw:style-name="gr34" draw:text-style-name="P31" draw:layer="layout" svg:width="1cm" svg:height="0.288cm" svg:x="12cm" svg:y="14.2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2cm" svg:y="13.943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12cm" svg:y="12.269cm">
            <text:p text:style-name="P30"><text:span text:style-name="T17">eth1</text:span></text:p>
            <draw:enhanced-geometry svg:viewBox="0 0 21600 21600" draw:type="rectangle" draw:enhanced-path="M 0 0 L 21600 0 21600 21600 0 21600 0 0 Z N"/>
          </draw:custom-shape>
          <draw:custom-shape draw:style-name="gr35" draw:text-style-name="P31" draw:layer="layout" svg:width="1cm" svg:height="0.269cm" svg:x="12cm" svg:y="12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13.5cm" svg:y="15.2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3.5cm" svg:y="14.943cm">
            <text:p text:style-name="P30"><text:span text:style-name="T17">3</text:span></text:p>
            <draw:enhanced-geometry svg:viewBox="0 0 21600 21600" draw:type="rectangle" draw:enhanced-path="M 0 0 L 21600 0 21600 21600 0 21600 0 0 Z N"/>
          </draw:custom-shape>
        </draw:g>
        <draw:g>
          <draw:custom-shape draw:style-name="gr34" draw:text-style-name="P31" draw:layer="layout" svg:width="1cm" svg:height="0.288cm" svg:x="10.5cm" svg:y="15.2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0.5cm" svg:y="14.943cm">
            <text:p text:style-name="P30"><text:span text:style-name="T17">2</text:span></text:p>
            <draw:enhanced-geometry svg:viewBox="0 0 21600 21600" draw:type="rectangle" draw:enhanced-path="M 0 0 L 21600 0 21600 21600 0 21600 0 0 Z N"/>
          </draw:custom-shape>
        </draw:g>
        <draw:g>
          <draw:custom-shape draw:style-name="gr34" draw:text-style-name="P31" draw:layer="layout" svg:width="1cm" svg:height="0.288cm" svg:x="13.5cm" svg:y="11.2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3.5cm" svg:y="10.943cm">
            <text:p text:style-name="P30"><text:span text:style-name="T17">2</text:span></text:p>
            <draw:enhanced-geometry svg:viewBox="0 0 21600 21600" draw:type="rectangle" draw:enhanced-path="M 0 0 L 21600 0 21600 21600 0 21600 0 0 Z N"/>
          </draw:custom-shape>
        </draw:g>
        <draw:line draw:style-name="gr33" draw:text-style-name="P29" draw:layer="layout" svg:x1="18.5cm" svg:y1="13cm" svg:x2="17cm" svg:y2="12.5cm">
          <text:p/>
        </draw:line>
        <draw:line draw:style-name="gr28" draw:text-style-name="P22" draw:layer="layout" svg:x1="11.5cm" svg:y1="8.5cm" svg:x2="12.5cm" svg:y2="8.5cm">
          <text:p/>
        </draw:line>
        <draw:custom-shape draw:style-name="gr47" draw:text-style-name="P27" draw:layer="layout" svg:width="3.465cm" svg:height="0.664cm" svg:x="10.268cm" svg:y="9.66cm">
          <text:p text:style-name="P25"><text:span text:style-name="T16">111.11.12.0/24</text:span></text:p>
          <draw:enhanced-geometry svg:viewBox="0 0 21600 21600" draw:mirror-horizontal="false" draw:mirror-vertical="false" draw:type="mso-spt202" draw:enhanced-path="M 0 0 L 21600 0 21600 21600 0 21600 0 0 Z N"/>
        </draw:custom-shape>
        <draw:line draw:style-name="gr28" draw:text-style-name="P22" draw:layer="layout" svg:x1="17.5cm" svg:y1="14.5cm" svg:x2="15.5cm" svg:y2="14.5cm">
          <text:p/>
        </draw:line>
        <draw:line draw:style-name="gr28" draw:text-style-name="P22" draw:layer="layout" svg:x1="17.5cm" svg:y1="16cm" svg:x2="17.5cm" svg:y2="14.5cm">
          <text:p/>
        </draw:line>
        <draw:line draw:style-name="gr28" draw:text-style-name="P22" draw:layer="layout" svg:x1="12.5cm" svg:y1="9.526cm" svg:x2="12.5cm" svg:y2="8.526cm">
          <text:p/>
        </draw:line>
        <draw:custom-shape draw:style-name="gr46" draw:text-style-name="P27" draw:layer="layout" svg:width="3.5cm" svg:height="0.664cm" svg:x="15.5cm" svg:y="16cm">
          <text:p text:style-name="P25"><text:span text:style-name="T16">192.80.80.0/24</text:span></text:p>
          <draw:enhanced-geometry svg:viewBox="0 0 21600 21600" draw:type="mso-spt202" draw:enhanced-path="M 0 0 L 21600 0 21600 21600 0 21600 0 0 Z N"/>
        </draw:custom-shape>
        <draw:line draw:style-name="gr28" draw:text-style-name="P22" draw:layer="layout" svg:x1="14cm" svg:y1="4.5cm" svg:x2="14cm" svg:y2="6.5cm">
          <text:p/>
        </draw:line>
        <draw:custom-shape draw:style-name="gr46" draw:text-style-name="P27" draw:layer="layout" svg:width="3.5cm" svg:height="0.664cm" svg:x="13cm" svg:y="3.836cm">
          <text:p text:style-name="P25"><text:span text:style-name="T16">100.0.2.0/24</text:span></text:p>
          <draw:enhanced-geometry svg:viewBox="0 0 21600 21600" draw:type="mso-spt202" draw:enhanced-path="M 0 0 L 21600 0 21600 21600 0 21600 0 0 Z N"/>
        </draw:custom-shape>
        <draw:g>
          <draw:custom-shape draw:style-name="gr32" draw:text-style-name="P24" draw:layer="layout" svg:width="2.011cm" svg:height="3.06cm" svg:x="22.989cm" svg:y="9.94cm">
            <text:p text:style-name="P23"><text:span text:style-name="T14">CA</text:span></text:p>
            <draw:enhanced-geometry svg:viewBox="0 0 21600 21600" draw:type="mso-spt202" draw:enhanced-path="M 0 0 L 21600 0 21600 21600 0 21600 0 0 Z N"/>
          </draw:custom-shape>
          <draw:g>
            <draw:custom-shape draw:style-name="gr20" draw:text-style-name="P11" draw:layer="layout" svg:width="1.82cm" svg:height="2.018cm" svg:x="23.085cm" svg:y="8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1.561cm" svg:height="1.708cm" svg:x="23.085cm" svg:y="8.31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line draw:style-name="gr28" draw:text-style-name="P22" draw:layer="layout" svg:x1="19cm" svg:y1="2.5cm" svg:x2="19cm" svg:y2="4.5cm">
          <text:p/>
        </draw:line>
        <draw:line draw:style-name="gr33" draw:text-style-name="P29" draw:layer="layout" svg:x1="21.5cm" svg:y1="2.5cm" svg:x2="21.5cm" svg:y2="4.5cm">
          <text:p/>
        </draw:line>
        <draw:line draw:style-name="gr33" draw:text-style-name="P29" draw:layer="layout" svg:x1="17cm" svg:y1="3.5cm" svg:x2="17cm" svg:y2="7.5cm">
          <text:p/>
        </draw:line>
        <draw:line draw:style-name="gr33" draw:text-style-name="P29" draw:layer="layout" svg:x1="24cm" svg:y1="2.5cm" svg:x2="24cm" svg:y2="4.5cm">
          <text:p/>
        </draw:line>
        <draw:line draw:style-name="gr33" draw:text-style-name="P29" draw:layer="layout" svg:x1="17cm" svg:y1="12.5cm" svg:x2="15.5cm" svg:y2="11cm">
          <text:p/>
        </draw:line>
        <draw:custom-shape draw:style-name="gr46" draw:text-style-name="P27" draw:layer="layout" svg:width="3.5cm" svg:height="0.664cm" svg:x="16.5cm" svg:y="1.836cm">
          <text:p text:style-name="P25"><text:span text:style-name="T16">192.168.1.0/24</text:span></text:p>
          <draw:enhanced-geometry svg:viewBox="0 0 21600 21600" draw:type="mso-spt202" draw:enhanced-path="M 0 0 L 21600 0 21600 21600 0 21600 0 0 Z N"/>
        </draw:custom-shape>
        <draw:line draw:style-name="gr33" draw:text-style-name="P29" draw:layer="layout" svg:x1="18.5cm" svg:y1="4.5cm" svg:x2="18.5cm" svg:y2="6cm">
          <text:p/>
        </draw:line>
        <draw:g>
          <draw:custom-shape draw:style-name="gr34" draw:text-style-name="P31" draw:layer="layout" svg:width="1cm" svg:height="0.288cm" svg:x="15.5cm" svg:y="8.212cm">
            <text:p text:style-name="P30"><text:span text:style-name="T17">eth3</text:span></text:p>
            <draw:enhanced-geometry svg:viewBox="0 0 21600 21600" draw:type="rectangle" draw:enhanced-path="M 0 0 L 21600 0 21600 21600 0 21600 0 0 Z N"/>
          </draw:custom-shape>
          <draw:custom-shape draw:style-name="gr35" draw:text-style-name="P31" draw:layer="layout" svg:width="1cm" svg:height="0.269cm" svg:x="15.5cm" svg:y="7.943cm">
            <text:p text:style-name="P30"><text:span text:style-name="T17">1</text:span></text:p>
            <draw:enhanced-geometry svg:viewBox="0 0 21600 21600" draw:type="rectangle" draw:enhanced-path="M 0 0 L 21600 0 21600 21600 0 21600 0 0 Z N"/>
          </draw:custom-shape>
        </draw:g>
        <draw:line draw:style-name="gr33" draw:text-style-name="P29" draw:layer="layout" svg:x1="15.5cm" svg:y1="7.5cm" svg:x2="19cm" svg:y2="9cm">
          <text:p/>
        </draw:line>
        <draw:line draw:style-name="gr33" draw:text-style-name="P29" draw:layer="layout" svg:x1="19cm" svg:y1="9cm" svg:x2="23cm" svg:y2="9cm">
          <text:p/>
        </draw:line>
        <draw:custom-shape draw:style-name="gr27" draw:text-style-name="P26" draw:layer="layout" svg:width="0.846cm" svg:height="0.846cm" svg:x="20cm" svg:y="8.654cm">
          <text:p text:style-name="P25"><text:span text:style-name="T15">X</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ustom-shape draw:style-name="gr34" draw:text-style-name="P31" draw:layer="layout" svg:width="1cm" svg:height="0.288cm" svg:x="22cm" svg:y="9.2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22cm" svg:y="8.943cm">
            <text:p text:style-name="P30"><text:span text:style-name="T17">2</text:span></text:p>
            <draw:enhanced-geometry svg:viewBox="0 0 21600 21600" draw:type="rectangle" draw:enhanced-path="M 0 0 L 21600 0 21600 21600 0 21600 0 0 Z N"/>
          </draw:custom-shape>
        </draw:g>
        <draw:line draw:style-name="gr28" draw:text-style-name="P22" draw:layer="layout" svg:x1="21.5cm" svg:y1="7.5cm" svg:x2="21.5cm" svg:y2="9cm">
          <text:p/>
        </draw:line>
        <draw:custom-shape draw:style-name="gr46" draw:text-style-name="P27" draw:layer="layout" svg:width="3.5cm" svg:height="0.664cm" svg:x="20cm" svg:y="7cm">
          <text:p text:style-name="P25"><text:span text:style-name="T16">115.15.15.0/30</text:span></text:p>
          <draw:enhanced-geometry svg:viewBox="0 0 21600 21600" draw:type="mso-spt202" draw:enhanced-path="M 0 0 L 21600 0 21600 21600 0 21600 0 0 Z N"/>
        </draw:custom-shape>
        <draw:line draw:style-name="gr33" draw:text-style-name="P29" draw:layer="layout" svg:x1="23.5cm" svg:y1="14.5cm" svg:x2="23.5cm" svg:y2="13cm">
          <text:p/>
        </draw:line>
        <draw:line draw:style-name="gr33" draw:text-style-name="P29" draw:layer="layout" svg:x1="20.5cm" svg:y1="14.5cm" svg:x2="20.5cm" svg:y2="13cm">
          <text:p/>
        </draw:line>
        <draw:line draw:style-name="gr28" draw:text-style-name="P22" draw:layer="layout" svg:x1="22cm" svg:y1="17cm" svg:x2="22cm" svg:y2="13cm">
          <text:p/>
        </draw:line>
        <draw:custom-shape draw:style-name="gr46" draw:text-style-name="P27" draw:layer="layout" svg:width="3.5cm" svg:height="0.664cm" svg:x="20.5cm" svg:y="17cm">
          <text:p text:style-name="P25"><text:span text:style-name="T16">192.167.5.0/24</text:span></text:p>
          <draw:enhanced-geometry svg:viewBox="0 0 21600 21600" draw:type="mso-spt202" draw:enhanced-path="M 0 0 L 21600 0 21600 21600 0 21600 0 0 Z N"/>
        </draw:custom-shape>
        <draw:g>
          <draw:custom-shape draw:style-name="gr34" draw:text-style-name="P31" draw:layer="layout" svg:width="1cm" svg:height="0.288cm" svg:x="22.5cm" svg:y="13.7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22.5cm" svg:y="13.443cm">
            <text:p text:style-name="P30"><text:span text:style-name="T17">3</text:span></text:p>
            <draw:enhanced-geometry svg:viewBox="0 0 21600 21600" draw:type="rectangle" draw:enhanced-path="M 0 0 L 21600 0 21600 21600 0 21600 0 0 Z N"/>
          </draw:custom-shape>
        </draw:g>
        <draw:g>
          <draw:custom-shape draw:style-name="gr34" draw:text-style-name="P31" draw:layer="layout" svg:width="1cm" svg:height="0.288cm" svg:x="19.5cm" svg:y="13.7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9.5cm" svg:y="13.443cm">
            <text:p text:style-name="P30"><text:span text:style-name="T17">2</text:span></text:p>
            <draw:enhanced-geometry svg:viewBox="0 0 21600 21600" draw:type="rectangle" draw:enhanced-path="M 0 0 L 21600 0 21600 21600 0 21600 0 0 Z N"/>
          </draw:custom-shape>
        </draw:g>
        <draw:g>
          <draw:custom-shape draw:style-name="gr34" draw:text-style-name="P31" draw:layer="layout" svg:width="1cm" svg:height="0.288cm" svg:x="15.5cm" svg:y="12.212cm">
            <text:p text:style-name="P30"><text:span text:style-name="T17">eth2</text:span></text:p>
            <draw:enhanced-geometry svg:viewBox="0 0 21600 21600" draw:type="rectangle" draw:enhanced-path="M 0 0 L 21600 0 21600 21600 0 21600 0 0 Z N"/>
          </draw:custom-shape>
          <draw:custom-shape draw:style-name="gr35" draw:text-style-name="P31" draw:layer="layout" svg:width="1cm" svg:height="0.269cm" svg:x="15.5cm" svg:y="11.943cm">
            <text:p text:style-name="P30"><text:span text:style-name="T17">1</text:span></text:p>
            <draw:enhanced-geometry svg:viewBox="0 0 21600 21600" draw:type="rectangle" draw:enhanced-path="M 0 0 L 21600 0 21600 21600 0 21600 0 0 Z N"/>
          </draw:custom-shape>
        </draw:g>
        <draw:g>
          <draw:custom-shape draw:style-name="gr34" draw:text-style-name="P31" draw:layer="layout" svg:width="1cm" svg:height="0.288cm" svg:x="23cm" svg:y="3.769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23cm" svg:y="3.5cm">
            <text:p text:style-name="P30"><text:span text:style-name="T17">4</text:span></text:p>
            <draw:enhanced-geometry svg:viewBox="0 0 21600 21600" draw:type="rectangle" draw:enhanced-path="M 0 0 L 21600 0 21600 21600 0 21600 0 0 Z N"/>
          </draw:custom-shape>
        </draw:g>
        <draw:g>
          <draw:custom-shape draw:style-name="gr34" draw:text-style-name="P31" draw:layer="layout" svg:width="1cm" svg:height="0.288cm" svg:x="20.5cm" svg:y="3.712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20.5cm" svg:y="3.443cm">
            <text:p text:style-name="P30"><text:span text:style-name="T17">3</text:span></text:p>
            <draw:enhanced-geometry svg:viewBox="0 0 21600 21600" draw:type="rectangle" draw:enhanced-path="M 0 0 L 21600 0 21600 21600 0 21600 0 0 Z N"/>
          </draw:custom-shape>
        </draw:g>
        <draw:g>
          <draw:custom-shape draw:style-name="gr48" draw:text-style-name="P24" draw:layer="layout" svg:width="2cm" svg:height="3.5cm" svg:x="20.5cm" svg:y="2.5cm">
            <text:p text:style-name="P23"><text:span text:style-name="T14">server3</text:span></text:p>
            <draw:enhanced-geometry svg:viewBox="0 0 21600 21600" draw:type="mso-spt202" draw:enhanced-path="M 0 0 L 21600 0 21600 21600 0 21600 0 0 Z N"/>
          </draw:custom-shape>
        </draw:g>
        <draw:line draw:style-name="gr28" draw:text-style-name="P22" draw:layer="layout" svg:x1="15.5cm" svg:y1="9cm" svg:x2="17.5cm" svg:y2="9cm">
          <text:p/>
        </draw:line>
        <draw:custom-shape draw:style-name="gr46" draw:text-style-name="P27" draw:layer="layout" svg:width="3.5cm" svg:height="0.664cm" svg:x="13cm" svg:y="13cm">
          <text:p text:style-name="P25"><text:span text:style-name="T16">100.0.0.0/24</text:span></text:p>
          <draw:enhanced-geometry svg:viewBox="0 0 21600 21600" draw:mirror-vertical="false" draw:mirror-horizontal="false" draw:type="mso-spt202" draw:enhanced-path="M 0 0 L 21600 0 21600 21600 0 21600 0 0 Z N"/>
        </draw:custom-shape>
        <draw:line draw:style-name="gr28" draw:text-style-name="P22" draw:layer="layout" svg:x1="14cm" svg:y1="13cm" svg:x2="14cm" svg:y2="12cm">
          <text:p/>
        </draw:line>
        <draw:custom-shape draw:style-name="gr46" draw:text-style-name="P27" draw:layer="layout" svg:width="3.5cm" svg:height="0.664cm" svg:x="16.5cm" svg:y="11cm">
          <text:p text:style-name="P25"><text:span text:style-name="T16">100.0.1.0/24</text:span></text:p>
          <draw:enhanced-geometry svg:viewBox="0 0 21600 21600" draw:mirror-vertical="false" draw:mirror-horizontal="false" draw:type="mso-spt202" draw:enhanced-path="M 0 0 L 21600 0 21600 21600 0 21600 0 0 Z N"/>
        </draw:custom-shape>
        <draw:line draw:style-name="gr28" draw:text-style-name="P22" draw:layer="layout" svg:x1="17.5cm" svg:y1="11cm" svg:x2="17.5cm" svg:y2="9cm">
          <text:p/>
        </draw:line>
        <draw:g>
          <draw:custom-shape draw:style-name="gr34" draw:text-style-name="P31" draw:layer="layout" svg:width="1cm" svg:height="0.288cm" svg:x="18.5cm" svg:y="5.269cm">
            <text:p text:style-name="P30"><text:span text:style-name="T17">eth0</text:span></text:p>
            <draw:enhanced-geometry svg:viewBox="0 0 21600 21600" draw:type="rectangle" draw:enhanced-path="M 0 0 L 21600 0 21600 21600 0 21600 0 0 Z N"/>
          </draw:custom-shape>
          <draw:custom-shape draw:style-name="gr35" draw:text-style-name="P31" draw:layer="layout" svg:width="1cm" svg:height="0.269cm" svg:x="18.5cm" svg:y="5cm">
            <text:p text:style-name="P30"><text:span text:style-name="T17">2</text:span></text:p>
            <draw:enhanced-geometry svg:viewBox="0 0 21600 21600" draw:type="rectangle" draw:enhanced-path="M 0 0 L 21600 0 21600 21600 0 21600 0 0 Z N"/>
          </draw:custom-shape>
        </draw:g>
        <draw:custom-shape draw:style-name="gr49" draw:text-style-name="P13" draw:layer="layout" svg:width="2.393cm" svg:height="0.887cm" svg:x="14.107cm" svg:y="5.113cm">
          <text:p text:style-name="P12"><text:span text:style-name="T20">network running rip</text:span></text:p>
          <text:p text:style-name="P12"><text:span text:style-name="T11"/></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0" draw:text-style-name="P13" draw:layer="layout" svg:width="2.393cm" svg:height="1.387cm" svg:x="5cm" svg:y="9.613cm">
          <text:p text:style-name="P12"><text:span text:style-name="T20">network running ospf</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1" draw:text-style-name="P36" draw:layer="layout" svg:width="0.5cm" svg:height="0.5cm" svg:x="10cm" svg:y="10.5cm">
          <text:p text:style-name="P35"><text:span text:style-name="T21">3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7" draw:layer="layout" svg:width="0.5cm" svg:height="0.5cm" svg:x="12cm" svg:y="7cm">
          <text:p text:style-name="P35"><text:span text:style-name="T22">3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6" draw:layer="layout" svg:width="0.5cm" svg:height="0.5cm" svg:x="9.5cm" svg:y="7cm">
          <text:p text:style-name="P35"><text:span text:style-name="T21">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6" draw:layer="layout" svg:width="0.5cm" svg:height="0.5cm" svg:x="11cm" svg:y="5cm">
          <text:p text:style-name="P36">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6" draw:layer="layout" svg:width="0.5cm" svg:height="0.5cm" svg:x="8.5cm" svg:y="10.5cm">
          <text:p text:style-name="P35"><text:span text:style-name="T21">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6" draw:layer="layout" svg:width="0.5cm" svg:height="0.5cm" svg:x="8.5cm" svg:y="8cm">
          <text:p text:style-name="P35"><text:span text:style-name="T21">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846cm" svg:height="0.846cm" svg:x="24.5cm" svg:y="12.654cm">
          <text:p text:style-name="P25"><text:span text:style-name="T15">L</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26" draw:layer="layout" svg:width="0.846cm" svg:height="0.846cm" svg:x="24cm" svg:y="4cm">
          <text:p text:style-name="P25"><text:span text:style-name="T15">G</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presentation:notes draw:style-name="dp2">
          <office:forms form:automatic-focus="false" form:apply-design-mode="false"/>
          <draw:page-thumbnail draw:style-name="gr13" draw:layer="layout" svg:width="12.7cm" svg:height="9.526cm" svg:x="3.175cm" svg:y="1.904cm" draw:page-number="4" presentation:class="page"/>
          <draw:frame presentation:style-name="pr7" draw:text-style-name="P38" draw:layer="layout" svg:width="15.24cm" svg:height="11.432cm" svg:x="1.905cm" svg:y="12.065cm" presentation:class="notes" presentation:placeholder="true">
            <draw:text-box/>
          </draw:frame>
        </presentation:notes>
      </draw:page>
      <draw:page draw:name="page5" draw:style-name="dp3" draw:master-page-name="Normal_20_slide" presentation:presentation-page-layout-name="AL2T1" presentation:use-footer-name="ftr1" presentation:use-date-time-name="dtd1">
        <office:forms form:automatic-focus="false" form:apply-design-mode="false"/>
        <draw:frame presentation:style-name="pr8" draw:text-style-name="P8" draw:layer="layout" svg:width="22.86cm" svg:height="3.176cm" svg:x="1.27cm" svg:y="0.762cm" presentation:class="title" presentation:user-transformed="true">
          <draw:text-box>
            <text:p text:style-name="P1"><text:span text:style-name="T6">howto</text:span></text:p>
          </draw:text-box>
        </draw:frame>
        <draw:frame presentation:style-name="pr5" draw:text-style-name="P41" draw:layer="layout" svg:width="22.86cm" svg:height="12.573cm" svg:x="1.27cm" svg:y="4.445cm" presentation:class="outline" presentation:user-transformed="true">
          <draw:text-box>
            <text:p text:style-name="P39"><text:span text:style-name="T23">Save this file anywhere in your PC</text:span></text:p>
            <text:p text:style-name="P39"><text:span text:style-name="T23">Start OpenOffice Impress and import the template</text:span></text:p>
            <text:p text:style-name="P40"><text:span text:style-name="T24">From the menu, pick </text:span><text:span text:style-name="T25">File/Templates/Organize</text:span></text:p>
            <text:p text:style-name="P40"><text:span text:style-name="T24">Select </text:span><text:span text:style-name="T25">Templates</text:span><text:span text:style-name="T24"> for the left side pane, choose the </text:span><text:span text:style-name="T25">My templates</text:span><text:span text:style-name="T24">, then click on the </text:span><text:span text:style-name="T25">Commands</text:span><text:span text:style-name="T24"> button and select </text:span><text:span text:style-name="T25">Import template</text:span></text:p>
            <text:p text:style-name="P40"><text:span text:style-name="T24">Pick the Netkit template</text:span></text:p>
          </draw:text-box>
        </draw:frame>
        <presentation:notes draw:style-name="dp2">
          <draw:page-thumbnail draw:style-name="gr13" draw:layer="layout" svg:width="12.7cm" svg:height="9.526cm" svg:x="3.175cm" svg:y="1.904cm" draw:page-number="5" presentation:class="page"/>
          <draw:frame presentation:style-name="pr7" draw:text-style-name="P38" draw:layer="layout" svg:width="15.24cm" svg:height="11.432cm" svg:x="1.905cm" svg:y="12.065cm" presentation:class="notes" presentation:placeholder="true">
            <draw:text-box/>
          </draw:frame>
        </presentation:notes>
      </draw:page>
      <draw:page draw:name="page6" draw:style-name="dp3" draw:master-page-name="Normal_20_slide" presentation:presentation-page-layout-name="AL2T1" presentation:use-footer-name="ftr1" presentation:use-date-time-name="dtd1">
        <office:forms form:automatic-focus="false" form:apply-design-mode="false"/>
        <draw:frame presentation:style-name="pr8" draw:text-style-name="P8" draw:layer="layout" svg:width="22.86cm" svg:height="3.176cm" svg:x="1.27cm" svg:y="0.762cm" presentation:class="title" presentation:user-transformed="true">
          <draw:text-box>
            <text:p text:style-name="P1"><text:span text:style-name="T6">howto (continued)</text:span></text:p>
          </draw:text-box>
        </draw:frame>
        <draw:frame presentation:style-name="pr5" draw:text-style-name="P41" draw:layer="layout" svg:width="22.86cm" svg:height="12.573cm" svg:x="1.27cm" svg:y="4.445cm" presentation:class="outline" presentation:user-transformed="true">
          <draw:text-box>
            <text:p text:style-name="P39"><text:span text:style-name="T23">Create a new presentation using this template as starting point</text:span></text:p>
            <text:p text:style-name="P40"><text:span text:style-name="T24">From the menu, pick </text:span><text:span text:style-name="T25">File/New/Templates and Documents</text:span></text:p>
            <text:p text:style-name="P40"><text:span text:style-name="T24">Select </text:span><text:span text:style-name="T25">Templates/My Templates</text:span><text:span text:style-name="T24"> and pick the Netkit template</text:span></text:p>
            <text:p text:style-name="P39"><text:span text:style-name="T23">Check the properties (author, etc.) of the presentation</text:span></text:p>
            <text:p text:style-name="P42"><text:span text:style-name="T24">From the menu, pick </text:span><text:span text:style-name="T25">File/Properties</text:span></text:p>
          </draw:text-box>
        </draw:frame>
        <presentation:notes draw:style-name="dp2">
          <draw:page-thumbnail draw:style-name="gr13" draw:layer="layout" svg:width="12.7cm" svg:height="9.526cm" svg:x="3.175cm" svg:y="1.904cm" draw:page-number="6" presentation:class="page"/>
          <draw:frame presentation:style-name="pr7" draw:text-style-name="P1" draw:layer="layout" svg:width="15.24cm" svg:height="11.432cm" svg:x="1.905cm" svg:y="12.065cm" presentation:class="notes" presentation:placeholder="true">
            <draw:text-box/>
          </draw:frame>
        </presentation:notes>
      </draw:page>
      <draw:page draw:name="page7" draw:style-name="dp3" draw:master-page-name="Normal_20_slide" presentation:presentation-page-layout-name="AL3T19" presentation:use-footer-name="ftr1" presentation:use-date-time-name="dtd1">
        <office:forms form:automatic-focus="false" form:apply-design-mode="false"/>
        <draw:frame presentation:style-name="pr8" draw:text-style-name="P20" draw:layer="layout" svg:width="22.86cm" svg:height="3.176cm" svg:x="1.27cm" svg:y="0.762cm" presentation:class="title" presentation:user-transformed="true">
          <draw:text-box>
            <text:p text:style-name="P1"><text:span text:style-name="T26">devices</text:span></text:p>
          </draw:text-box>
        </draw:frame>
        <draw:g>
          <draw:frame draw:style-name="gr52" draw:text-style-name="P22" draw:layer="layout" svg:width="2.514cm" svg:height="1.491cm" svg:x="11.05cm" svg:y="4.22cm">
            <draw:image xlink:href="Pictures/100000000000004300000028B21FC31B.jpg" xlink:type="simple" xlink:show="embed" xlink:actuate="onLoad">
              <text:p/>
            </draw:image>
          </draw:frame>
          <draw:custom-shape draw:style-name="gr53" draw:text-style-name="P43" draw:layer="layout" svg:width="3.607cm" svg:height="2.241cm" svg:x="10.504cm" svg:y="5.724cm">
            <text:p text:style-name="P23"><text:span text:style-name="T19">network interface card</text:span></text:p>
            <draw:enhanced-geometry svg:viewBox="0 0 21600 21600" draw:type="mso-spt202" draw:enhanced-path="M 0 0 L 21600 0 21600 21600 0 21600 0 0 Z N"/>
          </draw:custom-shape>
        </draw:g>
        <draw:g>
          <draw:frame draw:style-name="gr24" draw:text-style-name="P22" draw:layer="layout" svg:width="2.518cm" svg:height="1.481cm" svg:x="11.046cm" svg:y="14.495cm">
            <draw:image xlink:href="Pictures/200000340000112800000C81D92D660F.wmf" xlink:type="simple" xlink:show="embed" xlink:actuate="onLoad">
              <text:p/>
            </draw:image>
          </draw:frame>
          <draw:custom-shape draw:style-name="gr53" draw:text-style-name="P43" draw:layer="layout" svg:width="3.607cm" svg:height="0.921cm" svg:x="10.504cm" svg:y="15.976cm">
            <text:p text:style-name="P23"><text:span text:style-name="T19">router</text:span></text:p>
            <draw:enhanced-geometry svg:viewBox="0 0 21600 21600" draw:type="mso-spt202" draw:enhanced-path="M 0 0 L 21600 0 21600 21600 0 21600 0 0 Z N"/>
          </draw:custom-shape>
        </draw:g>
        <draw:g>
          <draw:frame draw:style-name="gr24" draw:text-style-name="P22" draw:layer="layout" svg:width="2.884cm" svg:height="1.234cm" svg:x="10.865cm" svg:y="11.673cm">
            <draw:image xlink:href="Pictures/2000002D00000EFC00000668FA1D4938.wmf" xlink:type="simple" xlink:show="embed" xlink:actuate="onLoad">
              <text:p/>
            </draw:image>
          </draw:frame>
          <draw:custom-shape draw:style-name="gr53" draw:text-style-name="P43" draw:layer="layout" svg:width="3.607cm" svg:height="0.921cm" svg:x="10.504cm" svg:y="12.899cm">
            <text:p text:style-name="P23"><text:span text:style-name="T19">switch</text:span></text:p>
            <draw:enhanced-geometry svg:viewBox="0 0 21600 21600" draw:type="mso-spt202" draw:enhanced-path="M 0 0 L 21600 0 21600 21600 0 21600 0 0 Z N"/>
          </draw:custom-shape>
        </draw:g>
        <draw:g>
          <draw:frame draw:style-name="gr24" draw:text-style-name="P22" draw:layer="layout" svg:width="2.884cm" svg:height="1.235cm" svg:x="10.861cm" svg:y="8.844cm">
            <draw:image xlink:href="Pictures/2000002100000EFC00000668BBFD5E0A.wmf" xlink:type="simple" xlink:show="embed" xlink:actuate="onLoad">
              <text:p/>
            </draw:image>
          </draw:frame>
          <draw:custom-shape draw:style-name="gr53" draw:text-style-name="P43" draw:layer="layout" svg:width="3.607cm" svg:height="0.921cm" svg:x="10.5cm" svg:y="10.079cm">
            <text:p text:style-name="P23"><text:span text:style-name="T19">hub</text:span></text:p>
            <draw:enhanced-geometry svg:viewBox="0 0 21600 21600" draw:type="mso-spt202" draw:enhanced-path="M 0 0 L 21600 0 21600 21600 0 21600 0 0 Z N"/>
          </draw:custom-shape>
        </draw:g>
        <draw:g>
          <draw:frame draw:style-name="gr52" draw:text-style-name="P22" draw:layer="layout" svg:width="3.607cm" svg:height="2.213cm" svg:x="3.444cm" svg:y="7.122cm">
            <draw:image xlink:href="Pictures/2000019F0000CE4B00007ED062B1BECE.wmf" xlink:type="simple" xlink:show="embed" xlink:actuate="onLoad">
              <text:p/>
            </draw:image>
          </draw:frame>
          <draw:custom-shape draw:style-name="gr53" draw:text-style-name="P43" draw:layer="layout" svg:width="3.607cm" svg:height="0.921cm" svg:x="3.444cm" svg:y="9.19cm">
            <text:p text:style-name="P23"><text:span text:style-name="T19">pc</text:span></text:p>
            <draw:enhanced-geometry svg:viewBox="0 0 21600 21600" draw:type="mso-spt202" draw:enhanced-path="M 0 0 L 21600 0 21600 21600 0 21600 0 0 Z N"/>
          </draw:custom-shape>
        </draw:g>
        <draw:g>
          <draw:g>
            <draw:frame draw:style-name="gr52" draw:text-style-name="P22" draw:layer="layout" svg:width="3.607cm" svg:height="2.213cm" svg:x="3.444cm" svg:y="10.425cm">
              <draw:image xlink:href="Pictures/2000019F0000CE4B00007ED062B1BECE.wmf" xlink:type="simple" xlink:show="embed" xlink:actuate="onLoad">
                <text:p/>
              </draw:image>
            </draw:frame>
            <draw:custom-shape draw:style-name="gr53" draw:text-style-name="P43" draw:layer="layout" svg:width="3.607cm" svg:height="1.581cm" svg:x="3.444cm" svg:y="12.493cm">
              <text:p text:style-name="P23"><text:span text:style-name="T19">pc with mua</text:span></text:p>
              <draw:enhanced-geometry svg:viewBox="0 0 21600 21600" draw:type="mso-spt202" draw:enhanced-path="M 0 0 L 21600 0 21600 21600 0 21600 0 0 Z N"/>
            </draw:custom-shape>
          </draw:g>
          <draw:custom-shape draw:style-name="gr54" draw:text-style-name="P21" draw:layer="layout" svg:width="0.886cm" svg:height="0.608cm" svg:x="4.375cm" svg:y="10.971cm">
            <text:p text:style-name="P20"><text:span text:style-name="T13">MUA</text:span></text:p>
            <draw:enhanced-geometry svg:viewBox="0 0 21600 21600" draw:text-areas="0 0 21600 21600" draw:text-path="true" draw:text-path-mode="shape" draw:text-path-scale="path" draw:text-path-same-letter-heights="false" draw:type="fontwork-slant-up" draw:modifiers="1722" draw:enhanced-path="M 0 ?f0 L 21600 0 N M 0 21600 L 21600 ?f1 N">
              <draw:equation draw:name="f0" draw:formula="$0 "/>
              <draw:equation draw:name="f1" draw:formula="21600-$0 "/>
              <draw:handle draw:handle-position="left $0" draw:handle-range-y-minimum="0" draw:handle-range-y-maximum="15400"/>
            </draw:enhanced-geometry>
          </draw:custom-shape>
        </draw:g>
        <draw:g>
          <draw:frame draw:style-name="gr42" draw:text-style-name="P22" draw:layer="layout" svg:width="2.527cm" svg:height="2.284cm" svg:x="3.991cm" svg:y="3.603cm">
            <draw:image xlink:href="Pictures/20000058000015CF000012CFD4E4D369.wmf" xlink:type="simple" xlink:show="embed" xlink:actuate="onLoad">
              <text:p/>
            </draw:image>
          </draw:frame>
          <draw:custom-shape draw:style-name="gr53" draw:text-style-name="P43" draw:layer="layout" svg:width="3.608cm" svg:height="0.921cm" svg:x="3.448cm" svg:y="5.887cm">
            <text:p text:style-name="P23"><text:span text:style-name="T19">pc</text:span></text:p>
            <draw:enhanced-geometry svg:viewBox="0 0 21600 21600" draw:type="mso-spt202" draw:enhanced-path="M 0 0 L 21600 0 21600 21600 0 21600 0 0 Z N"/>
          </draw:custom-shape>
        </draw:g>
        <draw:g>
          <draw:frame draw:style-name="gr42" draw:text-style-name="P22" draw:layer="layout" svg:width="2.539cm" svg:height="2.059cm" svg:x="4.033cm" svg:y="14.5cm">
            <draw:image xlink:href="Pictures/200000670000319C000016A2E34E6659.wmf" xlink:type="simple" xlink:show="embed" xlink:actuate="onLoad">
              <text:p/>
            </draw:image>
          </draw:frame>
          <draw:custom-shape draw:style-name="gr53" draw:text-style-name="P43" draw:layer="layout" svg:width="3.607cm" svg:height="0.921cm" svg:x="3.5cm" svg:y="16.713cm">
            <text:p text:style-name="P23"><text:span text:style-name="T19">laptop</text:span></text:p>
            <draw:enhanced-geometry svg:viewBox="0 0 21600 21600" draw:type="mso-spt202" draw:enhanced-path="M 0 0 L 21600 0 21600 21600 0 21600 0 0 Z N"/>
          </draw:custom-shape>
        </draw:g>
        <draw:g>
          <draw:g>
            <draw:g>
              <draw:custom-shape draw:style-name="gr55" draw:text-style-name="P11" draw:layer="layout" svg:width="2.518cm" svg:height="1.384cm" svg:x="19cm" svg:y="4.116cm">
                <text:p text:style-name="P1"/>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56" draw:text-style-name="P11" draw:layer="layout" svg:width="0.745cm" svg:height="0.227cm" svg:x="20.274cm" svg:y="4.214cm">
                    <text:p text:style-name="P1"/>
                    <draw:enhanced-geometry svg:viewBox="0 0 393 125" draw:type="non-primitive" draw:enhanced-path="M 0 97 L 87 125 298 42 393 70 342 0 94 0 196 21 0 97 Z N"/>
                  </draw:custom-shape>
                  <draw:custom-shape draw:style-name="gr56" draw:text-style-name="P11" draw:layer="layout" svg:width="0.745cm" svg:height="0.227cm" svg:x="20.274cm" svg:y="4.214cm">
                    <text:p text:style-name="P1"/>
                    <draw:enhanced-geometry svg:viewBox="0 0 393 125" draw:type="non-primitive" draw:enhanced-path="M 0 97 L 87 125 298 42 393 70 342 0 94 0 196 21 0 97 Z N"/>
                  </draw:custom-shape>
                  <draw:custom-shape draw:style-name="gr56" draw:text-style-name="P11" draw:layer="layout" svg:width="0.745cm" svg:height="0.24cm" svg:x="19.461cm" svg:y="4.48cm">
                    <text:p text:style-name="P1"/>
                    <draw:enhanced-geometry svg:viewBox="0 0 393 132" draw:type="non-primitive" draw:enhanced-path="M 393 28 L 305 0 102 83 0 55 51 132 305 132 196 104 393 28 Z N"/>
                  </draw:custom-shape>
                  <draw:custom-shape draw:style-name="gr56" draw:text-style-name="P11" draw:layer="layout" svg:width="0.745cm" svg:height="0.24cm" svg:x="19.461cm" svg:y="4.48cm">
                    <text:p text:style-name="P1"/>
                    <draw:enhanced-geometry svg:viewBox="0 0 393 132" draw:type="non-primitive" draw:enhanced-path="M 393 28 L 305 0 102 83 0 55 51 132 305 132 196 104 393 28 Z N"/>
                  </draw:custom-shape>
                  <draw:custom-shape draw:style-name="gr56" draw:text-style-name="P11" draw:layer="layout" svg:width="0.743cm" svg:height="0.227cm" svg:x="19.502cm" svg:y="4.202cm">
                    <text:p text:style-name="P1"/>
                    <draw:enhanced-geometry svg:viewBox="0 0 392 125" draw:type="non-primitive" draw:enhanced-path="M 0 28 L 87 0 298 77 392 56 341 125 94 125 196 104 0 28 Z N"/>
                  </draw:custom-shape>
                  <draw:custom-shape draw:style-name="gr56" draw:text-style-name="P11" draw:layer="layout" svg:width="0.743cm" svg:height="0.227cm" svg:x="19.502cm" svg:y="4.202cm">
                    <text:p text:style-name="P1"/>
                    <draw:enhanced-geometry svg:viewBox="0 0 392 125" draw:type="non-primitive" draw:enhanced-path="M 0 28 L 87 0 298 77 392 56 341 125 94 125 196 104 0 28 Z N"/>
                  </draw:custom-shape>
                  <draw:custom-shape draw:style-name="gr56" draw:text-style-name="P11" draw:layer="layout" svg:width="0.745cm" svg:height="0.225cm" svg:x="20.246cm" svg:y="4.505cm">
                    <text:p text:style-name="P1"/>
                    <draw:enhanced-geometry svg:viewBox="0 0 393 124" draw:type="non-primitive" draw:enhanced-path="M 393 97 L 306 124 102 41 0 69 51 0 306 0 197 21 393 97 Z N"/>
                  </draw:custom-shape>
                  <draw:custom-shape draw:style-name="gr56" draw:text-style-name="P11" draw:layer="layout" svg:width="0.745cm" svg:height="0.225cm" svg:x="20.246cm" svg:y="4.505cm">
                    <text:p text:style-name="P1"/>
                    <draw:enhanced-geometry svg:viewBox="0 0 393 124" draw:type="non-primitive" draw:enhanced-path="M 393 97 L 306 124 102 41 0 69 51 0 306 0 197 21 393 97 Z N"/>
                  </draw:custom-shape>
                </draw:g>
                <draw:g>
                  <draw:custom-shape draw:style-name="gr57" draw:text-style-name="P11" draw:layer="layout" svg:width="0.745cm" svg:height="0.227cm" svg:x="20.287cm" svg:y="4.226cm">
                    <text:p text:style-name="P1"/>
                    <draw:enhanced-geometry svg:viewBox="0 0 393 125" draw:type="non-primitive" draw:enhanced-path="M 0 97 L 87 125 298 42 393 70 342 0 95 0 197 21 0 97 Z N"/>
                  </draw:custom-shape>
                  <draw:custom-shape draw:style-name="gr57" draw:text-style-name="P11" draw:layer="layout" svg:width="0.745cm" svg:height="0.227cm" svg:x="20.287cm" svg:y="4.226cm">
                    <text:p text:style-name="P1"/>
                    <draw:enhanced-geometry svg:viewBox="0 0 393 125" draw:type="non-primitive" draw:enhanced-path="M 0 97 L 87 125 298 42 393 70 342 0 95 0 197 21 0 97 Z N"/>
                  </draw:custom-shape>
                  <draw:custom-shape draw:style-name="gr57" draw:text-style-name="P11" draw:layer="layout" svg:width="0.745cm" svg:height="0.238cm" svg:x="19.474cm" svg:y="4.492cm">
                    <text:p text:style-name="P1"/>
                    <draw:enhanced-geometry svg:viewBox="0 0 393 131" draw:type="non-primitive" draw:enhanced-path="M 393 28 L 306 0 102 83 0 55 51 131 306 131 196 104 393 28 Z N"/>
                  </draw:custom-shape>
                  <draw:custom-shape draw:style-name="gr57" draw:text-style-name="P11" draw:layer="layout" svg:width="0.745cm" svg:height="0.238cm" svg:x="19.474cm" svg:y="4.492cm">
                    <text:p text:style-name="P1"/>
                    <draw:enhanced-geometry svg:viewBox="0 0 393 131" draw:type="non-primitive" draw:enhanced-path="M 393 28 L 306 0 102 83 0 55 51 131 306 131 196 104 393 28 Z N"/>
                  </draw:custom-shape>
                  <draw:custom-shape draw:style-name="gr57" draw:text-style-name="P11" draw:layer="layout" svg:width="0.745cm" svg:height="0.227cm" svg:x="19.515cm" svg:y="4.214cm">
                    <text:p text:style-name="P1"/>
                    <draw:enhanced-geometry svg:viewBox="0 0 393 125" draw:type="non-primitive" draw:enhanced-path="M 0 28 L 87 0 298 77 393 56 342 125 94 125 196 104 0 28 Z N"/>
                  </draw:custom-shape>
                  <draw:custom-shape draw:style-name="gr57" draw:text-style-name="P11" draw:layer="layout" svg:width="0.745cm" svg:height="0.227cm" svg:x="19.515cm" svg:y="4.214cm">
                    <text:p text:style-name="P1"/>
                    <draw:enhanced-geometry svg:viewBox="0 0 393 125" draw:type="non-primitive" draw:enhanced-path="M 0 28 L 87 0 298 77 393 56 342 125 94 125 196 104 0 28 Z N"/>
                  </draw:custom-shape>
                  <draw:custom-shape draw:style-name="gr57" draw:text-style-name="P11" draw:layer="layout" svg:width="0.742cm" svg:height="0.225cm" svg:x="20.26cm" svg:y="4.517cm">
                    <text:p text:style-name="P1"/>
                    <draw:enhanced-geometry svg:viewBox="0 0 392 124" draw:type="non-primitive" draw:enhanced-path="M 392 97 L 305 124 101 41 0 69 51 0 305 0 196 20 392 97 Z N"/>
                  </draw:custom-shape>
                  <draw:custom-shape draw:style-name="gr57" draw:text-style-name="P11" draw:layer="layout" svg:width="0.742cm" svg:height="0.225cm" svg:x="20.26cm" svg:y="4.517cm">
                    <text:p text:style-name="P1"/>
                    <draw:enhanced-geometry svg:viewBox="0 0 392 124" draw:type="non-primitive" draw:enhanced-path="M 392 97 L 305 124 101 41 0 69 51 0 305 0 196 20 392 97 Z N"/>
                  </draw:custom-shape>
                </draw:g>
              </draw:g>
            </draw:g>
            <draw:custom-shape draw:style-name="gr58" draw:text-style-name="P44" draw:layer="layout" svg:width="2.264cm" svg:height="0.676cm" svg:x="19.126cm" svg:y="4.683cm">
              <text:p text:style-name="P20"><text:span text:style-name="T27">router 1</text:span></text:p>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custom-shape draw:style-name="gr53" draw:text-style-name="P43" draw:layer="layout" svg:width="3.608cm" svg:height="1.581cm" svg:x="18.392cm" svg:y="5.419cm">
            <text:p text:style-name="P23"><text:span text:style-name="T19">named router</text:span></text:p>
            <draw:enhanced-geometry svg:viewBox="0 0 21600 21600" draw:type="mso-spt202" draw:enhanced-path="M 0 0 L 21600 0 21600 21600 0 21600 0 0 Z N"/>
          </draw:custom-shape>
        </draw:g>
        <draw:g>
          <draw:frame draw:style-name="gr52" draw:text-style-name="P22" draw:layer="layout" svg:width="2.628cm" svg:height="2.205cm" svg:x="18.446cm" svg:y="12.753cm">
            <draw:image xlink:href="Pictures/200000B9000675C000056CA6E4326385.wmf" xlink:type="simple" xlink:show="embed" xlink:actuate="onLoad">
              <text:p/>
            </draw:image>
          </draw:frame>
          <draw:custom-shape draw:style-name="gr53" draw:text-style-name="P43" draw:layer="layout" svg:width="4.392cm" svg:height="1.581cm" svg:x="17.564cm" svg:y="14.869cm">
            <text:p text:style-name="P23"><text:span text:style-name="T19">firewalled router</text:span></text:p>
            <draw:enhanced-geometry svg:viewBox="0 0 21600 21600" draw:type="mso-spt202" draw:enhanced-path="M 0 0 L 21600 0 21600 21600 0 21600 0 0 Z N"/>
          </draw:custom-shape>
        </draw:g>
        <draw:g>
          <draw:frame draw:style-name="gr42" draw:text-style-name="P22" draw:layer="layout" svg:width="1.178cm" svg:height="2.791cm" svg:x="19.173cm" svg:y="8.087cm">
            <draw:image xlink:href="Pictures/200000C6000010D900001F367BA90184.wmf" xlink:type="simple" xlink:show="embed" xlink:actuate="onLoad">
              <text:p/>
            </draw:image>
          </draw:frame>
          <draw:custom-shape draw:style-name="gr53" draw:text-style-name="P43" draw:layer="layout" svg:width="3.607cm" svg:height="0.921cm" svg:x="17.956cm" svg:y="10.931cm">
            <text:p text:style-name="P23"><text:span text:style-name="T19">firewall</text:span></text:p>
            <draw:enhanced-geometry svg:viewBox="0 0 21600 21600" draw:type="mso-spt202" draw:enhanced-path="M 0 0 L 21600 0 21600 21600 0 21600 0 0 Z N"/>
          </draw:custom-shape>
        </draw:g>
        <presentation:notes draw:style-name="dp2">
          <draw:page-thumbnail draw:style-name="gr13" draw:layer="layout" svg:width="12.7cm" svg:height="9.526cm" svg:x="3.175cm" svg:y="1.904cm" draw:page-number="7" presentation:class="page"/>
          <draw:frame presentation:style-name="pr7" draw:text-style-name="P1" draw:layer="layout" svg:width="15.24cm" svg:height="11.432cm" svg:x="1.905cm" svg:y="12.065cm" presentation:class="notes" presentation:placeholder="true">
            <draw:text-box/>
          </draw:frame>
        </presentation:notes>
      </draw:page>
      <draw:page draw:name="page8" draw:style-name="dp3" draw:master-page-name="Normal_20_slide" presentation:presentation-page-layout-name="AL3T19" presentation:use-footer-name="ftr1" presentation:use-date-time-name="dtd1">
        <office:forms form:automatic-focus="false" form:apply-design-mode="false"/>
        <draw:frame presentation:style-name="pr8" draw:text-style-name="P20" draw:layer="layout" svg:width="22.86cm" svg:height="3.176cm" svg:x="1.27cm" svg:y="0.762cm" presentation:class="title" presentation:user-transformed="true">
          <draw:text-box>
            <text:p text:style-name="P1"><text:span text:style-name="T26">servers</text:span></text:p>
          </draw:text-box>
        </draw:frame>
        <draw:custom-shape draw:style-name="gr54" draw:text-style-name="P45" draw:layer="layout" svg:width="0.886cm" svg:height="0.609cm" svg:x="19.813cm" svg:y="3.029cm">
          <text:p text:style-name="P20"><text:span text:style-name="T28">MUA</text:span></text:p>
          <draw:enhanced-geometry svg:viewBox="0 0 21600 21600" draw:text-areas="0 0 21600 21600" draw:text-path="true" draw:text-path-mode="shape" draw:text-path-scale="path" draw:text-path-same-letter-heights="false" draw:type="fontwork-slant-up" draw:modifiers="1722" draw:enhanced-path="M 0 ?f0 L 21600 0 N M 0 21600 L 21600 ?f1 N">
            <draw:equation draw:name="f0" draw:formula="$0 "/>
            <draw:equation draw:name="f1" draw:formula="21600-$0 "/>
            <draw:handle draw:handle-position="left $0" draw:handle-range-y-minimum="0" draw:handle-range-y-maximum="15400"/>
          </draw:enhanced-geometry>
        </draw:custom-shape>
        <draw:g>
          <draw:custom-shape draw:style-name="gr59" draw:text-style-name="P34" draw:layer="layout" svg:width="3.011cm" svg:height="0.998cm" svg:x="3.5cm" svg:y="11.426cm">
            <text:p text:style-name="P23"><text:span text:style-name="T19">server</text:span></text:p>
            <draw:enhanced-geometry svg:viewBox="0 0 21600 21600" draw:type="mso-spt202" draw:enhanced-path="M 0 0 L 21600 0 21600 21600 0 21600 0 0 Z N"/>
          </draw:custom-shape>
          <draw:g>
            <draw:custom-shape draw:style-name="gr20" draw:text-style-name="P11" draw:layer="layout" svg:width="2.725cm" svg:height="2.523cm" svg:x="3.644cm" svg:y="9cm">
              <text:p text:style-name="P1"/>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2.337cm" svg:height="2.135cm" svg:x="3.644cm" svg:y="9.388cm">
              <text:p text:style-name="P1"/>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60" draw:text-style-name="P34" draw:layer="layout" svg:width="3.012cm" svg:height="1.735cm" svg:x="11.192cm" svg:y="6.364cm">
            <text:p text:style-name="P23"><text:span text:style-name="T19">name server</text:span></text:p>
            <draw:enhanced-geometry svg:viewBox="0 0 21600 21600" draw:type="mso-spt202" draw:enhanced-path="M 0 0 L 21600 0 21600 21600 0 21600 0 0 Z N"/>
          </draw:custom-shape>
          <draw:g>
            <draw:custom-shape draw:style-name="gr20" draw:text-style-name="P11" draw:layer="layout" svg:width="2.725cm" svg:height="2.523cm" svg:x="11.338cm" svg:y="3.938cm">
              <text:p text:style-name="P1"/>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2.337cm" svg:height="2.135cm" svg:x="11.338cm" svg:y="4.326cm">
              <text:p text:style-name="P1"/>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22" draw:text-style-name="P21" draw:layer="layout" svg:width="1.398cm" svg:height="0.776cm" svg:x="11.806cm" svg:y="4.547cm">
              <text:p text:style-name="P20"><text:span text:style-name="T13">NS</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g>
          <draw:custom-shape draw:style-name="gr60" draw:text-style-name="P34" draw:layer="layout" svg:width="4.868cm" svg:height="1.735cm" svg:x="10.262cm" svg:y="11.271cm">
            <text:p text:style-name="P23"><text:span text:style-name="T19">mail exchanger</text:span></text:p>
            <draw:enhanced-geometry svg:viewBox="0 0 21600 21600" draw:type="mso-spt202" draw:enhanced-path="M 0 0 L 21600 0 21600 21600 0 21600 0 0 Z N"/>
          </draw:custom-shape>
          <draw:g>
            <draw:custom-shape draw:style-name="gr20" draw:text-style-name="P11" draw:layer="layout" svg:width="2.725cm" svg:height="2.522cm" svg:x="11.338cm" svg:y="8.846cm">
              <text:p text:style-name="P1"/>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2.337cm" svg:height="2.134cm" svg:x="11.338cm" svg:y="9.233cm">
              <text:p text:style-name="P1"/>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1" draw:text-style-name="P21" draw:layer="layout" svg:width="1.397cm" svg:height="0.775cm" svg:x="11.805cm" svg:y="9.454cm">
              <text:p text:style-name="P20"><text:span text:style-name="T13">MX</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g>
          <draw:custom-shape draw:style-name="gr60" draw:text-style-name="P34" draw:layer="layout" svg:width="5.062cm" svg:height="1.735cm" svg:x="10.169cm" svg:y="15.963cm">
            <text:p text:style-name="P23"><text:span text:style-name="T19">mail transfer agent</text:span></text:p>
            <draw:enhanced-geometry svg:viewBox="0 0 21600 21600" draw:type="mso-spt202" draw:enhanced-path="M 0 0 L 21600 0 21600 21600 0 21600 0 0 Z N"/>
          </draw:custom-shape>
          <draw:g>
            <draw:custom-shape draw:style-name="gr20" draw:text-style-name="P11" draw:layer="layout" svg:width="2.728cm" svg:height="2.522cm" svg:x="11.338cm" svg:y="13.538cm">
              <text:p text:style-name="P1"/>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2.34cm" svg:height="2.134cm" svg:x="11.338cm" svg:y="13.926cm">
              <text:p text:style-name="P1"/>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2" draw:text-style-name="P21" draw:layer="layout" svg:width="2.137cm" svg:height="0.776cm" svg:x="11.435cm" svg:y="14.146cm">
              <text:p text:style-name="P20"><text:span text:style-name="T13">MTA</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g>
          <draw:custom-shape draw:style-name="gr59" draw:text-style-name="P34" draw:layer="layout" svg:width="3.792cm" svg:height="0.998cm" svg:x="18.719cm" svg:y="8.061cm">
            <text:p text:style-name="P23"><text:span text:style-name="T19">mx + ns</text:span></text:p>
            <draw:enhanced-geometry svg:viewBox="0 0 21600 21600" draw:type="mso-spt202" draw:enhanced-path="M 0 0 L 21600 0 21600 21600 0 21600 0 0 Z N"/>
          </draw:custom-shape>
          <draw:g>
            <draw:custom-shape draw:style-name="gr20" draw:text-style-name="P11" draw:layer="layout" svg:width="2.725cm" svg:height="2.522cm" svg:x="19.257cm" svg:y="5.636cm">
              <text:p text:style-name="P1"/>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2.337cm" svg:height="2.134cm" svg:x="19.257cm" svg:y="6.024cm">
              <text:p text:style-name="P1"/>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1" draw:text-style-name="P21" draw:layer="layout" svg:width="1.398cm" svg:height="0.776cm" svg:x="19.724cm" svg:y="6.244cm">
              <text:p text:style-name="P20"><text:span text:style-name="T13">MX</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22" draw:text-style-name="P21" draw:layer="layout" svg:width="1.398cm" svg:height="0.776cm" svg:x="19.724cm" svg:y="7.188cm">
              <text:p text:style-name="P20"><text:span text:style-name="T13">NS</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g>
          <draw:custom-shape draw:style-name="gr60" draw:text-style-name="P34" draw:layer="layout" svg:width="4.974cm" svg:height="1.735cm" svg:x="18.128cm" svg:y="12.492cm">
            <text:p text:style-name="P23"><text:span text:style-name="T19">mx + ns + mta</text:span></text:p>
            <draw:enhanced-geometry svg:viewBox="0 0 21600 21600" draw:type="mso-spt202" draw:enhanced-path="M 0 0 L 21600 0 21600 21600 0 21600 0 0 Z N"/>
          </draw:custom-shape>
          <draw:g>
            <draw:custom-shape draw:style-name="gr20" draw:text-style-name="P11" draw:layer="layout" svg:width="2.725cm" svg:height="2.522cm" svg:x="19.257cm" svg:y="10.067cm">
              <text:p text:style-name="P1"/>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1" draw:layer="layout" svg:width="2.337cm" svg:height="2.134cm" svg:x="19.257cm" svg:y="10.455cm">
              <text:p text:style-name="P1"/>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1" draw:text-style-name="P21" draw:layer="layout" svg:width="1.398cm" svg:height="0.547cm" svg:x="19.733cm" svg:y="10.6cm">
              <text:p text:style-name="P20"><text:span text:style-name="T13">MX</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22" draw:text-style-name="P21" draw:layer="layout" svg:width="1.398cm" svg:height="0.529cm" svg:x="19.733cm" svg:y="11.332cm">
              <text:p text:style-name="P20"><text:span text:style-name="T13">NS</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62" draw:text-style-name="P21" draw:layer="layout" svg:width="2.134cm" svg:height="0.534cm" svg:x="19.367cm" svg:y="11.989cm">
              <text:p text:style-name="P20"><text:span text:style-name="T13">MTA</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presentation:notes draw:style-name="dp2">
          <draw:page-thumbnail draw:style-name="gr13" draw:layer="layout" svg:width="12.7cm" svg:height="9.526cm" svg:x="3.175cm" svg:y="1.904cm" draw:page-number="8" presentation:class="page"/>
          <draw:frame presentation:style-name="pr7" draw:text-style-name="P1" draw:layer="layout" svg:width="15.24cm" svg:height="11.432cm" svg:x="1.905cm" svg:y="12.065cm" presentation:class="notes" presentation:placeholder="true">
            <draw:text-box/>
          </draw:frame>
        </presentation:notes>
      </draw:page>
      <draw:page draw:name="page9" draw:style-name="dp3" draw:master-page-name="Normal_20_slide" presentation:presentation-page-layout-name="AL3T19" presentation:use-footer-name="ftr1" presentation:use-date-time-name="dtd1">
        <office:forms form:automatic-focus="false" form:apply-design-mode="false"/>
        <draw:frame presentation:style-name="pr8" draw:text-style-name="P20" draw:layer="layout" svg:width="22.86cm" svg:height="3.176cm" svg:x="1.27cm" svg:y="0.762cm" presentation:class="title" presentation:user-transformed="true">
          <draw:text-box>
            <text:p text:style-name="P1"><text:span text:style-name="T26">tunnels</text:span></text:p>
          </draw:text-box>
        </draw:frame>
        <draw:custom-shape draw:style-name="gr45" draw:text-style-name="P11" draw:layer="layout" svg:width="2cm" svg:height="5.5cm" svg:x="16.5cm" svg:y="9cm">
          <text:p text:style-name="P1"/>
          <draw:enhanced-geometry svg:viewBox="0 0 21600 21600" draw:extrusion="true" draw:extrusion-depth="10.16cm 0" draw:extrusion-diffusion="66.69921875%" draw:extrusion-light-face="true" draw:extrusion-first-light-harsh="true" draw:extrusion-second-light-harsh="false" draw:extrusion-first-light-direction="(50000 -50000 10000)" draw:extrusion-metal="true" draw:extrusion-specularity="60.0150037509377%" dr3d:projection="perspective" draw:extrusion-color="false" draw:type="block-arc" draw:modifiers="-178.344456208753 8351.017637611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63" draw:text-style-name="P11" draw:layer="layout" svg:width="17.604cm" svg:height="0.803cm" svg:x="3.805cm" svg:y="4.723cm">
              <text:p text:style-name="P1"/>
              <draw:enhanced-geometry svg:viewBox="0 0 21600 21600" draw:type="rectangle" draw:enhanced-path="M 0 0 L 21600 0 21600 21600 0 21600 0 0 Z N"/>
            </draw:custom-shape>
            <draw:custom-shape draw:style-name="gr64" draw:text-style-name="P11" draw:layer="layout" svg:width="0.802cm" svg:height="1.605cm" svg:x="3.4cm" svg:y="4.723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5" draw:text-style-name="P11" draw:layer="layout" svg:width="0.798cm" svg:height="1.601cm" svg:x="3.404cm" svg:y="4.723cm">
              <text:p text:style-name="P1"/>
              <draw:enhanced-geometry svg:viewBox="0 0 21600 21600" draw:type="block-arc" draw:modifiers="-179.362197875977 835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6" draw:text-style-name="P11" draw:layer="layout" svg:width="0.802cm" svg:height="1.605cm" svg:x="21.008cm" svg:y="4.723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7" draw:text-style-name="P11" draw:layer="layout" svg:width="0.6cm" svg:height="0.803cm" svg:x="20.809cm" svg:y="4.723cm">
              <text:p text:style-name="P1"/>
              <draw:enhanced-geometry svg:viewBox="0 0 21600 21600" draw:type="rectangle" draw:enhanced-path="M 0 0 L 21600 0 21600 21600 0 21600 0 0 Z N"/>
            </draw:custom-shape>
            <draw:line draw:style-name="gr68" draw:text-style-name="P22" draw:layer="layout" svg:x1="20.809cm" svg:y1="5.526cm" svg:x2="21.81cm" svg:y2="5.526cm">
              <text:p/>
            </draw:line>
            <draw:line draw:style-name="gr68" draw:text-style-name="P22" draw:layer="layout" svg:x1="20.408cm" svg:y1="4.723cm" svg:x2="21.409cm" svg:y2="4.723cm">
              <text:p/>
            </draw:line>
          </draw:g>
          <draw:custom-shape draw:style-name="gr69" draw:text-style-name="P11" draw:layer="layout" svg:width="1.199cm" svg:height="0.965cm" svg:x="21.004cm" svg:y="5.551cm">
            <text:p text:style-name="P1"/>
            <draw:enhanced-geometry svg:viewBox="0 0 21600 21600" draw:type="rectangle" draw:enhanced-path="M 0 0 L 21600 0 21600 21600 0 21600 0 0 Z N"/>
          </draw:custom-shape>
          <draw:custom-shape draw:style-name="gr69" draw:text-style-name="P11" draw:layer="layout" svg:width="1.199cm" svg:height="0.996cm" svg:x="3.202cm" svg:y="5.525cm">
            <text:p text:style-name="P1"/>
            <draw:enhanced-geometry svg:viewBox="0 0 21600 21600" draw:type="rectangle" draw:enhanced-path="M 0 0 L 21600 0 21600 21600 0 21600 0 0 Z N"/>
          </draw:custom-shape>
        </draw:g>
        <draw:g>
          <draw:custom-shape draw:style-name="gr70" draw:text-style-name="P11" draw:layer="layout" svg:width="14.525cm" svg:height="0.802cm" svg:x="3.807cm" svg:y="5.927cm">
            <text:p text:style-name="P1"/>
            <draw:enhanced-geometry svg:viewBox="0 0 21600 21600" draw:type="rectangle" draw:enhanced-path="M 0 0 L 21600 0 21600 21600 0 21600 0 0 Z N"/>
          </draw:custom-shape>
          <draw:custom-shape draw:style-name="gr71" draw:text-style-name="P11" draw:layer="layout" svg:width="0.802cm" svg:height="1.605cm" svg:x="3.401cm" svg:y="5.927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2" draw:text-style-name="P11" draw:layer="layout" svg:width="0.798cm" svg:height="1.601cm" svg:x="3.405cm" svg:y="5.927cm">
            <text:p text:style-name="P1"/>
            <draw:enhanced-geometry svg:viewBox="0 0 21600 21600" draw:type="block-arc" draw:modifiers="-179.362197875977 835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3" draw:text-style-name="P11" draw:layer="layout" svg:width="0.803cm" svg:height="1.605cm" svg:x="17.931cm" svg:y="5.927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4" draw:text-style-name="P11" draw:layer="layout" svg:width="0.599cm" svg:height="0.802cm" svg:x="17.733cm" svg:y="5.927cm">
            <text:p text:style-name="P1"/>
            <draw:enhanced-geometry svg:viewBox="0 0 21600 21600" draw:type="rectangle" draw:enhanced-path="M 0 0 L 21600 0 21600 21600 0 21600 0 0 Z N"/>
          </draw:custom-shape>
          <draw:line draw:style-name="gr68" draw:text-style-name="P22" draw:layer="layout" svg:x1="17.733cm" svg:y1="6.729cm" svg:x2="18.734cm" svg:y2="6.729cm">
            <text:p/>
          </draw:line>
          <draw:line draw:style-name="gr68" draw:text-style-name="P22" draw:layer="layout" svg:x1="17.331cm" svg:y1="5.927cm" svg:x2="18.332cm" svg:y2="5.927cm">
            <text:p/>
          </draw:line>
          <draw:custom-shape draw:style-name="gr69" draw:text-style-name="P11" draw:layer="layout" svg:width="1.199cm" svg:height="0.966cm" svg:x="17.927cm" svg:y="6.756cm">
            <text:p text:style-name="P1"/>
            <draw:enhanced-geometry svg:viewBox="0 0 21600 21600" draw:type="rectangle" draw:enhanced-path="M 0 0 L 21600 0 21600 21600 0 21600 0 0 Z N"/>
          </draw:custom-shape>
          <draw:custom-shape draw:style-name="gr69" draw:text-style-name="P11" draw:layer="layout" svg:width="1.2cm" svg:height="0.997cm" svg:x="3.202cm" svg:y="6.729cm">
            <text:p text:style-name="P1"/>
            <draw:enhanced-geometry svg:viewBox="0 0 21600 21600" draw:type="rectangle" draw:enhanced-path="M 0 0 L 21600 0 21600 21600 0 21600 0 0 Z N"/>
          </draw:custom-shape>
        </draw:g>
        <draw:g>
          <draw:custom-shape draw:style-name="gr75" draw:text-style-name="P11" draw:layer="layout" svg:width="10.499cm" svg:height="0.803cm" svg:x="3.807cm" svg:y="7.126cm">
            <text:p text:style-name="P1"/>
            <draw:enhanced-geometry svg:viewBox="0 0 21600 21600" draw:type="rectangle" draw:enhanced-path="M 0 0 L 21600 0 21600 21600 0 21600 0 0 Z N"/>
          </draw:custom-shape>
          <draw:custom-shape draw:style-name="gr76" draw:text-style-name="P11" draw:layer="layout" svg:width="0.802cm" svg:height="1.605cm" svg:x="3.401cm" svg:y="7.126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7" draw:text-style-name="P11" draw:layer="layout" svg:width="0.798cm" svg:height="1.601cm" svg:x="3.405cm" svg:y="7.126cm">
            <text:p text:style-name="P1"/>
            <draw:enhanced-geometry svg:viewBox="0 0 21600 21600" draw:type="block-arc" draw:modifiers="-179.362197875977 835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8" draw:text-style-name="P11" draw:layer="layout" svg:width="0.802cm" svg:height="1.605cm" svg:x="13.905cm" svg:y="7.126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9" draw:text-style-name="P11" draw:layer="layout" svg:width="0.6cm" svg:height="0.803cm" svg:x="13.706cm" svg:y="7.126cm">
            <text:p text:style-name="P1"/>
            <draw:enhanced-geometry svg:viewBox="0 0 21600 21600" draw:type="rectangle" draw:enhanced-path="M 0 0 L 21600 0 21600 21600 0 21600 0 0 Z N"/>
          </draw:custom-shape>
          <draw:line draw:style-name="gr68" draw:text-style-name="P22" draw:layer="layout" svg:x1="13.706cm" svg:y1="7.929cm" svg:x2="14.707cm" svg:y2="7.929cm">
            <text:p/>
          </draw:line>
          <draw:line draw:style-name="gr68" draw:text-style-name="P22" draw:layer="layout" svg:x1="13.305cm" svg:y1="7.126cm" svg:x2="14.306cm" svg:y2="7.126cm">
            <text:p/>
          </draw:line>
          <draw:custom-shape draw:style-name="gr69" draw:text-style-name="P11" draw:layer="layout" svg:width="1.199cm" svg:height="0.966cm" svg:x="13.83cm" svg:y="7.955cm">
            <text:p text:style-name="P1"/>
            <draw:enhanced-geometry svg:viewBox="0 0 21600 21600" draw:type="rectangle" draw:enhanced-path="M 0 0 L 21600 0 21600 21600 0 21600 0 0 Z N"/>
          </draw:custom-shape>
          <draw:custom-shape draw:style-name="gr69" draw:text-style-name="P11" draw:layer="layout" svg:width="1.2cm" svg:height="0.996cm" svg:x="3.202cm" svg:y="7.929cm">
            <text:p text:style-name="P1"/>
            <draw:enhanced-geometry svg:viewBox="0 0 21600 21600" draw:type="rectangle" draw:enhanced-path="M 0 0 L 21600 0 21600 21600 0 21600 0 0 Z N"/>
          </draw:custom-shape>
        </draw:g>
        <draw:g>
          <draw:custom-shape draw:style-name="gr80" draw:text-style-name="P11" draw:layer="layout" svg:width="6.698cm" svg:height="0.802cm" svg:x="3.807cm" svg:y="8.326cm">
            <text:p text:style-name="P1"/>
            <draw:enhanced-geometry svg:viewBox="0 0 21600 21600" draw:type="rectangle" draw:enhanced-path="M 0 0 L 21600 0 21600 21600 0 21600 0 0 Z N"/>
          </draw:custom-shape>
          <draw:custom-shape draw:style-name="gr81" draw:text-style-name="P11" draw:layer="layout" svg:width="0.802cm" svg:height="1.605cm" svg:x="3.401cm" svg:y="8.326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2" draw:text-style-name="P11" draw:layer="layout" svg:width="0.798cm" svg:height="1.601cm" svg:x="3.405cm" svg:y="8.326cm">
            <text:p text:style-name="P1"/>
            <draw:enhanced-geometry svg:viewBox="0 0 21600 21600" draw:type="block-arc" draw:modifiers="-179.362197875977 835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3" draw:text-style-name="P11" draw:layer="layout" svg:width="0.802cm" svg:height="1.605cm" svg:x="10.104cm" svg:y="8.326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4" draw:text-style-name="P11" draw:layer="layout" svg:width="0.6cm" svg:height="0.802cm" svg:x="9.905cm" svg:y="8.326cm">
            <text:p text:style-name="P1"/>
            <draw:enhanced-geometry svg:viewBox="0 0 21600 21600" draw:type="rectangle" draw:enhanced-path="M 0 0 L 21600 0 21600 21600 0 21600 0 0 Z N"/>
          </draw:custom-shape>
          <draw:line draw:style-name="gr68" draw:text-style-name="P22" draw:layer="layout" svg:x1="9.905cm" svg:y1="9.128cm" svg:x2="10.906cm" svg:y2="9.128cm">
            <text:p/>
          </draw:line>
          <draw:line draw:style-name="gr68" draw:text-style-name="P22" draw:layer="layout" svg:x1="9.504cm" svg:y1="8.326cm" svg:x2="10.505cm" svg:y2="8.326cm">
            <text:p/>
          </draw:line>
          <draw:custom-shape draw:style-name="gr69" draw:text-style-name="P11" draw:layer="layout" svg:width="1.199cm" svg:height="0.966cm" svg:x="10.029cm" svg:y="9.155cm">
            <text:p text:style-name="P1"/>
            <draw:enhanced-geometry svg:viewBox="0 0 21600 21600" draw:type="rectangle" draw:enhanced-path="M 0 0 L 21600 0 21600 21600 0 21600 0 0 Z N"/>
          </draw:custom-shape>
          <draw:custom-shape draw:style-name="gr69" draw:text-style-name="P11" draw:layer="layout" svg:width="1.2cm" svg:height="0.997cm" svg:x="3.202cm" svg:y="9.128cm">
            <text:p text:style-name="P1"/>
            <draw:enhanced-geometry svg:viewBox="0 0 21600 21600" draw:type="rectangle" draw:enhanced-path="M 0 0 L 21600 0 21600 21600 0 21600 0 0 Z N"/>
          </draw:custom-shape>
        </draw:g>
        <draw:g>
          <draw:custom-shape draw:style-name="gr85" draw:text-style-name="P11" draw:layer="layout" svg:width="3.699cm" svg:height="0.802cm" svg:x="3.807cm" svg:y="9.525cm">
            <text:p text:style-name="P1"/>
            <draw:enhanced-geometry svg:viewBox="0 0 21600 21600" draw:type="rectangle" draw:enhanced-path="M 0 0 L 21600 0 21600 21600 0 21600 0 0 Z N"/>
          </draw:custom-shape>
          <draw:custom-shape draw:style-name="gr86" draw:text-style-name="P11" draw:layer="layout" svg:width="0.802cm" svg:height="1.605cm" svg:x="3.401cm" svg:y="9.525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7" draw:text-style-name="P11" draw:layer="layout" svg:width="0.798cm" svg:height="1.6cm" svg:x="3.405cm" svg:y="9.525cm">
            <text:p text:style-name="P1"/>
            <draw:enhanced-geometry svg:viewBox="0 0 21600 21600" draw:type="block-arc" draw:modifiers="-179.362197875977 835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8" draw:text-style-name="P11" draw:layer="layout" svg:width="0.803cm" svg:height="1.605cm" svg:x="7.105cm" svg:y="9.525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9" draw:text-style-name="P11" draw:layer="layout" svg:width="0.599cm" svg:height="0.802cm" svg:x="6.907cm" svg:y="9.525cm">
            <text:p text:style-name="P1"/>
            <draw:enhanced-geometry svg:viewBox="0 0 21600 21600" draw:type="rectangle" draw:enhanced-path="M 0 0 L 21600 0 21600 21600 0 21600 0 0 Z N"/>
          </draw:custom-shape>
          <draw:line draw:style-name="gr68" draw:text-style-name="P22" draw:layer="layout" svg:x1="6.907cm" svg:y1="10.327cm" svg:x2="7.908cm" svg:y2="10.327cm">
            <text:p/>
          </draw:line>
          <draw:line draw:style-name="gr68" draw:text-style-name="P22" draw:layer="layout" svg:x1="6.505cm" svg:y1="9.525cm" svg:x2="7.506cm" svg:y2="9.525cm">
            <text:p/>
          </draw:line>
          <draw:custom-shape draw:style-name="gr69" draw:text-style-name="P11" draw:layer="layout" svg:width="1.2cm" svg:height="0.965cm" svg:x="7.03cm" svg:y="10.354cm">
            <text:p text:style-name="P1"/>
            <draw:enhanced-geometry svg:viewBox="0 0 21600 21600" draw:type="rectangle" draw:enhanced-path="M 0 0 L 21600 0 21600 21600 0 21600 0 0 Z N"/>
          </draw:custom-shape>
          <draw:custom-shape draw:style-name="gr69" draw:text-style-name="P11" draw:layer="layout" svg:width="1.2cm" svg:height="0.997cm" svg:x="3.202cm" svg:y="10.327cm">
            <text:p text:style-name="P1"/>
            <draw:enhanced-geometry svg:viewBox="0 0 21600 21600" draw:type="rectangle" draw:enhanced-path="M 0 0 L 21600 0 21600 21600 0 21600 0 0 Z N"/>
          </draw:custom-shape>
        </draw:g>
        <draw:g>
          <draw:custom-shape draw:style-name="gr90" draw:text-style-name="P11" draw:layer="layout" svg:width="1.9cm" svg:height="0.802cm" svg:x="3.807cm" svg:y="10.724cm">
            <text:p text:style-name="P1"/>
            <draw:enhanced-geometry svg:viewBox="0 0 21600 21600" draw:type="rectangle" draw:enhanced-path="M 0 0 L 21600 0 21600 21600 0 21600 0 0 Z N"/>
          </draw:custom-shape>
          <draw:custom-shape draw:style-name="gr91" draw:text-style-name="P11" draw:layer="layout" svg:width="0.802cm" svg:height="1.605cm" svg:x="3.401cm" svg:y="10.724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2" draw:text-style-name="P11" draw:layer="layout" svg:width="0.798cm" svg:height="1.6cm" svg:x="3.405cm" svg:y="10.724cm">
            <text:p text:style-name="P1"/>
            <draw:enhanced-geometry svg:viewBox="0 0 21600 21600" draw:type="block-arc" draw:modifiers="-179.362197875977 835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3" draw:text-style-name="P11" draw:layer="layout" svg:width="0.802cm" svg:height="1.605cm" svg:x="5.381cm" svg:y="10.724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4" draw:text-style-name="P11" draw:layer="layout" svg:width="0.6cm" svg:height="0.802cm" svg:x="5.182cm" svg:y="10.724cm">
            <text:p text:style-name="P1"/>
            <draw:enhanced-geometry svg:viewBox="0 0 21600 21600" draw:type="rectangle" draw:enhanced-path="M 0 0 L 21600 0 21600 21600 0 21600 0 0 Z N"/>
          </draw:custom-shape>
          <draw:line draw:style-name="gr68" draw:text-style-name="P22" draw:layer="layout" svg:x1="5.182cm" svg:y1="11.526cm" svg:x2="6.183cm" svg:y2="11.526cm">
            <text:p/>
          </draw:line>
          <draw:line draw:style-name="gr68" draw:text-style-name="P22" draw:layer="layout" svg:x1="4.781cm" svg:y1="10.724cm" svg:x2="5.782cm" svg:y2="10.724cm">
            <text:p/>
          </draw:line>
          <draw:custom-shape draw:style-name="gr69" draw:text-style-name="P11" draw:layer="layout" svg:width="1.199cm" svg:height="0.965cm" svg:x="5.306cm" svg:y="11.553cm">
            <text:p text:style-name="P1"/>
            <draw:enhanced-geometry svg:viewBox="0 0 21600 21600" draw:type="rectangle" draw:enhanced-path="M 0 0 L 21600 0 21600 21600 0 21600 0 0 Z N"/>
          </draw:custom-shape>
          <draw:custom-shape draw:style-name="gr69" draw:text-style-name="P11" draw:layer="layout" svg:width="1.2cm" svg:height="0.997cm" svg:x="3.202cm" svg:y="11.526cm">
            <text:p text:style-name="P1"/>
            <draw:enhanced-geometry svg:viewBox="0 0 21600 21600" draw:type="rectangle" draw:enhanced-path="M 0 0 L 21600 0 21600 21600 0 21600 0 0 Z N"/>
          </draw:custom-shape>
        </draw:g>
        <draw:g>
          <draw:custom-shape draw:style-name="gr95" draw:text-style-name="P11" draw:layer="layout" svg:width="2.531cm" svg:height="5.067cm" svg:x="19.544cm" svg:y="12.925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6" draw:text-style-name="P11" draw:layer="layout" svg:width="15.769cm" svg:height="2.535cm" svg:x="5.08cm" svg:y="12.925cm">
            <text:p text:style-name="P1"/>
            <draw:enhanced-geometry svg:viewBox="0 0 21600 21600" draw:type="rectangle" draw:enhanced-path="M 0 0 L 21600 0 21600 21600 0 21600 0 0 Z N"/>
          </draw:custom-shape>
          <draw:custom-shape draw:style-name="gr97" draw:text-style-name="P11" draw:layer="layout" svg:width="2.532cm" svg:height="5.067cm" svg:x="3.801cm" svg:y="12.925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8" draw:text-style-name="P11" draw:layer="layout" svg:width="2.518cm" svg:height="5.053cm" svg:x="3.815cm" svg:y="12.925cm">
            <text:p text:style-name="P1"/>
            <draw:enhanced-geometry svg:viewBox="0 0 21600 21600" draw:type="block-arc" draw:modifiers="-179.362197875977 835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9" draw:text-style-name="P11" draw:layer="layout" svg:width="1.962cm" svg:height="2.535cm" svg:x="18.918cm" svg:y="12.925cm">
            <text:p text:style-name="P1"/>
            <draw:enhanced-geometry svg:viewBox="0 0 21600 21600" draw:type="rectangle" draw:enhanced-path="M 0 0 L 21600 0 21600 21600 0 21600 0 0 Z N"/>
          </draw:custom-shape>
          <draw:line draw:style-name="gr68" draw:text-style-name="P22" draw:layer="layout" svg:x1="18.918cm" svg:y1="15.46cm" svg:x2="22.075cm" svg:y2="15.46cm">
            <text:p/>
          </draw:line>
          <draw:line draw:style-name="gr68" draw:text-style-name="P22" draw:layer="layout" svg:x1="17.652cm" svg:y1="12.925cm" svg:x2="20.81cm" svg:y2="12.925cm">
            <text:p/>
          </draw:line>
          <draw:custom-shape draw:style-name="gr69" draw:text-style-name="P11" draw:layer="layout" svg:width="4.397cm" svg:height="2.531cm" svg:x="18.609cm" svg:y="15.496cm">
            <text:p text:style-name="P1"/>
            <draw:enhanced-geometry svg:viewBox="0 0 21600 21600" draw:type="rectangle" draw:enhanced-path="M 0 0 L 21600 0 21600 21600 0 21600 0 0 Z N"/>
          </draw:custom-shape>
          <draw:custom-shape draw:style-name="gr69" draw:text-style-name="P11" draw:layer="layout" svg:width="4.396cm" svg:height="2.531cm" svg:x="2.395cm" svg:y="15.496cm">
            <text:p text:style-name="P1"/>
            <draw:enhanced-geometry svg:viewBox="0 0 21600 21600" draw:type="rectangle" draw:enhanced-path="M 0 0 L 21600 0 21600 21600 0 21600 0 0 Z N"/>
          </draw:custom-shape>
        </draw:g>
        <presentation:notes draw:style-name="dp2">
          <draw:page-thumbnail draw:style-name="gr13" draw:layer="layout" svg:width="12.7cm" svg:height="9.526cm" svg:x="3.175cm" svg:y="1.904cm" draw:page-number="9" presentation:class="page"/>
          <draw:frame presentation:style-name="pr7" draw:text-style-name="P38" draw:layer="layout" svg:width="15.24cm" svg:height="11.432cm" svg:x="1.905cm" svg:y="12.065cm" presentation:class="notes" presentation:placeholder="true">
            <draw:text-box/>
          </draw:frame>
        </presentation:notes>
      </draw:page>
      <draw:page draw:name="page10" draw:style-name="dp3" draw:master-page-name="Normal_20_slide" presentation:presentation-page-layout-name="AL3T19" presentation:use-footer-name="ftr1" presentation:use-date-time-name="dtd1">
        <office:forms form:automatic-focus="false" form:apply-design-mode="false"/>
        <draw:frame presentation:style-name="pr8" draw:text-style-name="P20" draw:layer="layout" svg:width="22.86cm" svg:height="3.176cm" svg:x="1.27cm" svg:y="0.762cm" presentation:class="title" presentation:user-transformed="true">
          <draw:text-box>
            <text:p text:style-name="P1"><text:span text:style-name="T26">windows</text:span></text:p>
          </draw:text-box>
        </draw:frame>
        <draw:g>
          <draw:custom-shape draw:style-name="gr100" draw:text-style-name="P11" draw:layer="layout" svg:width="10.204cm" svg:height="1.799cm" svg:x="7.792cm" svg:y="14.526cm">
            <text:p text:style-name="P1"/>
            <draw:enhanced-geometry svg:viewBox="0 0 21600 21600" draw:type="rectangle" draw:enhanced-path="M 0 0 L 21600 0 21600 21600 0 21600 0 0 Z N"/>
          </draw:custom-shape>
          <draw:custom-shape draw:style-name="gr101" draw:text-style-name="P11" draw:layer="layout" svg:width="10.204cm" svg:height="1.001cm" svg:x="7.792cm" svg:y="13.926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2" draw:text-style-name="P46" draw:layer="layout" svg:width="10.199cm" svg:height="1.601cm" svg:x="7.4cm" svg:y="14.323cm">
          <text:p text:style-name="P12"><text:span text:style-name="T29">pc2:~# ping 195.11.14.5 </text:span><text:span text:style-name="T30">┃</text:span></text:p>
          <draw:enhanced-geometry svg:viewBox="0 0 21600 21600" draw:type="rectangle" draw:enhanced-path="M 0 0 L 21600 0 21600 21600 0 21600 0 0 Z N"/>
        </draw:custom-shape>
        <draw:custom-shape draw:style-name="gr103" draw:text-style-name="P11" draw:layer="layout" svg:width="10.199cm" svg:height="0.996cm" svg:x="7.4cm" svg:y="13.525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4" draw:text-style-name="P11" draw:layer="layout" svg:width="0.56cm" svg:height="0.559cm" svg:x="7.76cm" svg:y="13.789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5" draw:text-style-name="P11" draw:layer="layout" svg:width="0.559cm" svg:height="0.56cm" svg:x="7.699cm" svg:y="13.723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6" draw:text-style-name="P11" draw:layer="layout" svg:width="0.28cm" svg:height="0.242cm" svg:x="7.839cm" svg:y="13.883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04" draw:text-style-name="P11" draw:layer="layout" svg:width="0.517cm" svg:height="0.557cm" svg:x="15.278cm" svg:y="13.796cm">
              <text:p text:style-name="P1"/>
              <draw:enhanced-geometry svg:viewBox="0 0 21600 21600" draw:type="rectangle" draw:enhanced-path="M 0 0 L 21600 0 21600 21600 0 21600 0 0 Z N"/>
            </draw:custom-shape>
            <draw:custom-shape draw:style-name="gr105" draw:text-style-name="P11" draw:layer="layout" svg:width="0.517cm" svg:height="0.557cm" svg:x="15.196cm" svg:y="13.728cm">
              <text:p text:style-name="P1"/>
              <draw:enhanced-geometry svg:viewBox="0 0 21600 21600" draw:type="rectangle" draw:enhanced-path="M 0 0 L 21600 0 21600 21600 0 21600 0 0 Z N"/>
            </draw:custom-shape>
            <draw:line draw:style-name="gr107" draw:text-style-name="P22" draw:layer="layout" svg:x1="15.33cm" svg:y1="14.112cm" svg:x2="15.598cm" svg:y2="14.112cm">
              <text:p/>
            </draw:line>
          </draw:g>
          <draw:g>
            <draw:custom-shape draw:style-name="gr104" draw:text-style-name="P11" draw:layer="layout" svg:width="0.516cm" svg:height="0.557cm" svg:x="16.681cm" svg:y="13.796cm">
              <text:p text:style-name="P1"/>
              <draw:enhanced-geometry svg:viewBox="0 0 21600 21600" draw:type="rectangle" draw:enhanced-path="M 0 0 L 21600 0 21600 21600 0 21600 0 0 Z N"/>
            </draw:custom-shape>
            <draw:custom-shape draw:style-name="gr105" draw:text-style-name="P11" draw:layer="layout" svg:width="0.516cm" svg:height="0.557cm" svg:x="16.599cm" svg:y="13.728cm">
              <text:p text:style-name="P1"/>
              <draw:enhanced-geometry svg:viewBox="0 0 21600 21600" draw:type="rectangle" draw:enhanced-path="M 0 0 L 21600 0 21600 21600 0 21600 0 0 Z N"/>
            </draw:custom-shape>
            <draw:g>
              <draw:line draw:style-name="gr107" draw:text-style-name="P22" draw:layer="layout" svg:x1="16.724cm" svg:y1="14.14cm" svg:x2="16.993cm" svg:y2="13.873cm">
                <text:p/>
              </draw:line>
              <draw:line draw:style-name="gr107" draw:text-style-name="P22" draw:layer="layout" svg:x1="16.724cm" svg:y1="13.872cm" svg:x2="16.993cm" svg:y2="14.139cm">
                <text:p/>
              </draw:line>
            </draw:g>
          </draw:g>
          <draw:g>
            <draw:custom-shape draw:style-name="gr104" draw:text-style-name="P11" draw:layer="layout" svg:width="0.509cm" svg:height="0.559cm" svg:x="15.983cm" svg:y="13.772cm">
              <text:p text:style-name="P1"/>
              <draw:enhanced-geometry svg:viewBox="0 0 21600 21600" draw:type="rectangle" draw:enhanced-path="M 0 0 L 21600 0 21600 21600 0 21600 0 0 Z N"/>
            </draw:custom-shape>
            <draw:custom-shape draw:style-name="gr105" draw:text-style-name="P11" draw:layer="layout" svg:width="0.509cm" svg:height="0.559cm" svg:x="15.902cm" svg:y="13.723cm">
              <text:p text:style-name="P1"/>
              <draw:enhanced-geometry svg:viewBox="0 0 21600 21600" draw:type="rectangle" draw:enhanced-path="M 0 0 L 21600 0 21600 21600 0 21600 0 0 Z N"/>
            </draw:custom-shape>
            <draw:g>
              <draw:line draw:style-name="gr107" draw:text-style-name="P22" draw:layer="layout" svg:x1="16.01cm" svg:y1="14.168cm" svg:x2="16.302cm" svg:y2="14.168cm">
                <text:p/>
              </draw:line>
              <draw:custom-shape draw:style-name="gr106" draw:text-style-name="P11" draw:layer="layout" svg:width="0.292cm" svg:height="0.253cm" svg:x="16.01cm" svg:y="13.837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08" draw:text-style-name="P48" draw:layer="layout" svg:width="6.601cm" svg:height="0.996cm" svg:x="8.599cm" svg:y="13.525cm">
          <text:p text:style-name="P47"><text:span text:style-name="T31">pc2</text:span></text:p>
          <draw:enhanced-geometry svg:viewBox="0 0 21600 21600" draw:type="mso-spt202" draw:enhanced-path="M 0 0 L 21600 0 21600 21600 0 21600 0 0 Z N"/>
        </draw:custom-shape>
        <draw:g>
          <draw:custom-shape draw:style-name="gr100" draw:text-style-name="P11" draw:layer="layout" svg:width="16.872cm" svg:height="2.597cm" svg:x="4.414cm" svg:y="5.729cm">
            <text:p text:style-name="P1"/>
            <draw:enhanced-geometry svg:viewBox="0 0 21600 21600" draw:type="rectangle" draw:enhanced-path="M 0 0 L 21600 0 21600 21600 0 21600 0 0 Z N"/>
          </draw:custom-shape>
          <draw:custom-shape draw:style-name="gr101" draw:text-style-name="P11" draw:layer="layout" svg:width="16.872cm" svg:height="1.001cm" svg:x="4.414cm" svg:y="5.129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9" draw:text-style-name="P46" draw:layer="layout" svg:width="16.669cm" svg:height="2.404cm" svg:x="4.123cm" svg:y="5.481cm">
          <text:p text:style-name="P12"><text:span text:style-name="T29">user@localhost:</text:span><text:span text:style-name="T32">~$ </text:span><text:span text:style-name="T29">cd netkit-lab_arp</text:span></text:p>
          <text:p text:style-name="P12"><text:span text:style-name="T29">user@localhost:~/netkit-lab_arp$ lstart </text:span><text:span text:style-name="T33">┃</text:span></text:p>
          <draw:enhanced-geometry svg:viewBox="0 0 21600 21600" draw:type="rectangle" draw:enhanced-path="M 0 0 L 21600 0 21600 21600 0 21600 0 0 Z N"/>
        </draw:custom-shape>
        <draw:custom-shape draw:style-name="gr110" draw:text-style-name="P11" draw:layer="layout" svg:width="16.678cm" svg:height="0.996cm" svg:x="4.114cm" svg:y="4.723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4" draw:text-style-name="P11" draw:layer="layout" svg:width="0.56cm" svg:height="0.56cm" svg:x="4.476cm" svg:y="4.987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5" draw:text-style-name="P11" draw:layer="layout" svg:width="0.56cm" svg:height="0.56cm" svg:x="4.414cm" svg:y="4.921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6" draw:text-style-name="P11" draw:layer="layout" svg:width="0.278cm" svg:height="0.247cm" svg:x="4.555cm" svg:y="5.056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04" draw:text-style-name="P11" draw:layer="layout" svg:width="0.517cm" svg:height="0.558cm" svg:x="18.475cm" svg:y="4.993cm">
              <text:p text:style-name="P1"/>
              <draw:enhanced-geometry svg:viewBox="0 0 21600 21600" draw:type="rectangle" draw:enhanced-path="M 0 0 L 21600 0 21600 21600 0 21600 0 0 Z N"/>
            </draw:custom-shape>
            <draw:custom-shape draw:style-name="gr105" draw:text-style-name="P11" draw:layer="layout" svg:width="0.517cm" svg:height="0.558cm" svg:x="18.393cm" svg:y="4.925cm">
              <text:p text:style-name="P1"/>
              <draw:enhanced-geometry svg:viewBox="0 0 21600 21600" draw:type="rectangle" draw:enhanced-path="M 0 0 L 21600 0 21600 21600 0 21600 0 0 Z N"/>
            </draw:custom-shape>
            <draw:line draw:style-name="gr107" draw:text-style-name="P22" draw:layer="layout" svg:x1="18.527cm" svg:y1="5.309cm" svg:x2="18.795cm" svg:y2="5.309cm">
              <text:p/>
            </draw:line>
          </draw:g>
          <draw:g>
            <draw:custom-shape draw:style-name="gr104" draw:text-style-name="P11" draw:layer="layout" svg:width="0.517cm" svg:height="0.558cm" svg:x="19.877cm" svg:y="4.993cm">
              <text:p text:style-name="P1"/>
              <draw:enhanced-geometry svg:viewBox="0 0 21600 21600" draw:type="rectangle" draw:enhanced-path="M 0 0 L 21600 0 21600 21600 0 21600 0 0 Z N"/>
            </draw:custom-shape>
            <draw:custom-shape draw:style-name="gr105" draw:text-style-name="P11" draw:layer="layout" svg:width="0.517cm" svg:height="0.558cm" svg:x="19.795cm" svg:y="4.925cm">
              <text:p text:style-name="P1"/>
              <draw:enhanced-geometry svg:viewBox="0 0 21600 21600" draw:type="rectangle" draw:enhanced-path="M 0 0 L 21600 0 21600 21600 0 21600 0 0 Z N"/>
            </draw:custom-shape>
            <draw:g>
              <draw:line draw:style-name="gr107" draw:text-style-name="P22" draw:layer="layout" svg:x1="19.921cm" svg:y1="5.338cm" svg:x2="20.19cm" svg:y2="5.071cm">
                <text:p/>
              </draw:line>
              <draw:line draw:style-name="gr107" draw:text-style-name="P22" draw:layer="layout" svg:x1="19.921cm" svg:y1="5.07cm" svg:x2="20.19cm" svg:y2="5.337cm">
                <text:p/>
              </draw:line>
            </draw:g>
          </draw:g>
          <draw:g>
            <draw:custom-shape draw:style-name="gr104" draw:text-style-name="P11" draw:layer="layout" svg:width="0.509cm" svg:height="0.559cm" svg:x="19.18cm" svg:y="4.97cm">
              <text:p text:style-name="P1"/>
              <draw:enhanced-geometry svg:viewBox="0 0 21600 21600" draw:type="rectangle" draw:enhanced-path="M 0 0 L 21600 0 21600 21600 0 21600 0 0 Z N"/>
            </draw:custom-shape>
            <draw:custom-shape draw:style-name="gr105" draw:text-style-name="P11" draw:layer="layout" svg:width="0.509cm" svg:height="0.559cm" svg:x="19.099cm" svg:y="4.921cm">
              <text:p text:style-name="P1"/>
              <draw:enhanced-geometry svg:viewBox="0 0 21600 21600" draw:type="rectangle" draw:enhanced-path="M 0 0 L 21600 0 21600 21600 0 21600 0 0 Z N"/>
            </draw:custom-shape>
            <draw:g>
              <draw:line draw:style-name="gr107" draw:text-style-name="P22" draw:layer="layout" svg:x1="19.207cm" svg:y1="5.366cm" svg:x2="19.499cm" svg:y2="5.366cm">
                <text:p/>
              </draw:line>
              <draw:custom-shape draw:style-name="gr106" draw:text-style-name="P11" draw:layer="layout" svg:width="0.292cm" svg:height="0.253cm" svg:x="19.207cm" svg:y="5.035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08" draw:text-style-name="P49" draw:layer="layout" svg:width="12.47cm" svg:height="0.996cm" svg:x="5.314cm" svg:y="4.723cm">
          <text:p text:style-name="P47"><text:span text:style-name="T34">host machine</text:span></text:p>
          <draw:enhanced-geometry svg:viewBox="0 0 21600 21600" draw:type="mso-spt202" draw:enhanced-path="M 0 0 L 21600 0 21600 21600 0 21600 0 0 Z N"/>
        </draw:custom-shape>
        <draw:g>
          <draw:custom-shape draw:style-name="gr100" draw:text-style-name="P11" draw:layer="layout" svg:width="16.872cm" svg:height="2.597cm" svg:x="4.414cm" svg:y="10.125cm">
            <text:p text:style-name="P1"/>
            <draw:enhanced-geometry svg:viewBox="0 0 21600 21600" draw:type="rectangle" draw:enhanced-path="M 0 0 L 21600 0 21600 21600 0 21600 0 0 Z N"/>
          </draw:custom-shape>
          <draw:custom-shape draw:style-name="gr101" draw:text-style-name="P11" draw:layer="layout" svg:width="16.872cm" svg:height="1.001cm" svg:x="4.414cm" svg:y="9.525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1" draw:text-style-name="P46" draw:layer="layout" svg:width="16.669cm" svg:height="2.403cm" svg:x="4.123cm" svg:y="9.882cm">
          <text:p text:style-name="P12"><text:span text:style-name="T29">user@localhost:</text:span><text:span text:style-name="T32">~$ </text:span><text:span text:style-name="T29">cd netkit-lab_arp</text:span></text:p>
          <text:p text:style-name="P12"><text:span text:style-name="T29">user@localhost:~/netkit-lab_arp$ lstart </text:span><text:span text:style-name="T30">┃</text:span></text:p>
          <draw:enhanced-geometry svg:viewBox="0 0 21600 21600" draw:type="rectangle" draw:enhanced-path="M 0 0 L 21600 0 21600 21600 0 21600 0 0 Z N"/>
        </draw:custom-shape>
        <draw:custom-shape draw:style-name="gr110" draw:text-style-name="P11" draw:layer="layout" svg:width="16.678cm" svg:height="0.996cm" svg:x="4.114cm" svg:y="9.124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4" draw:text-style-name="P11" draw:layer="layout" svg:width="0.56cm" svg:height="0.56cm" svg:x="4.476cm" svg:y="9.388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5" draw:text-style-name="P11" draw:layer="layout" svg:width="0.56cm" svg:height="0.56cm" svg:x="4.414cm" svg:y="9.322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6" draw:text-style-name="P11" draw:layer="layout" svg:width="0.278cm" svg:height="0.247cm" svg:x="4.555cm" svg:y="9.457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04" draw:text-style-name="P11" draw:layer="layout" svg:width="0.517cm" svg:height="0.558cm" svg:x="18.475cm" svg:y="9.394cm">
              <text:p text:style-name="P1"/>
              <draw:enhanced-geometry svg:viewBox="0 0 21600 21600" draw:type="rectangle" draw:enhanced-path="M 0 0 L 21600 0 21600 21600 0 21600 0 0 Z N"/>
            </draw:custom-shape>
            <draw:custom-shape draw:style-name="gr105" draw:text-style-name="P11" draw:layer="layout" svg:width="0.517cm" svg:height="0.558cm" svg:x="18.393cm" svg:y="9.326cm">
              <text:p text:style-name="P1"/>
              <draw:enhanced-geometry svg:viewBox="0 0 21600 21600" draw:type="rectangle" draw:enhanced-path="M 0 0 L 21600 0 21600 21600 0 21600 0 0 Z N"/>
            </draw:custom-shape>
            <draw:line draw:style-name="gr107" draw:text-style-name="P22" draw:layer="layout" svg:x1="18.527cm" svg:y1="9.71cm" svg:x2="18.795cm" svg:y2="9.71cm">
              <text:p/>
            </draw:line>
          </draw:g>
          <draw:g>
            <draw:custom-shape draw:style-name="gr104" draw:text-style-name="P11" draw:layer="layout" svg:width="0.517cm" svg:height="0.558cm" svg:x="19.877cm" svg:y="9.394cm">
              <text:p text:style-name="P1"/>
              <draw:enhanced-geometry svg:viewBox="0 0 21600 21600" draw:type="rectangle" draw:enhanced-path="M 0 0 L 21600 0 21600 21600 0 21600 0 0 Z N"/>
            </draw:custom-shape>
            <draw:custom-shape draw:style-name="gr105" draw:text-style-name="P11" draw:layer="layout" svg:width="0.517cm" svg:height="0.558cm" svg:x="19.795cm" svg:y="9.326cm">
              <text:p text:style-name="P1"/>
              <draw:enhanced-geometry svg:viewBox="0 0 21600 21600" draw:type="rectangle" draw:enhanced-path="M 0 0 L 21600 0 21600 21600 0 21600 0 0 Z N"/>
            </draw:custom-shape>
            <draw:g>
              <draw:line draw:style-name="gr107" draw:text-style-name="P22" draw:layer="layout" svg:x1="19.921cm" svg:y1="9.739cm" svg:x2="20.19cm" svg:y2="9.472cm">
                <text:p/>
              </draw:line>
              <draw:line draw:style-name="gr107" draw:text-style-name="P22" draw:layer="layout" svg:x1="19.921cm" svg:y1="9.471cm" svg:x2="20.19cm" svg:y2="9.738cm">
                <text:p/>
              </draw:line>
            </draw:g>
          </draw:g>
          <draw:g>
            <draw:custom-shape draw:style-name="gr104" draw:text-style-name="P11" draw:layer="layout" svg:width="0.509cm" svg:height="0.559cm" svg:x="19.18cm" svg:y="9.371cm">
              <text:p text:style-name="P1"/>
              <draw:enhanced-geometry svg:viewBox="0 0 21600 21600" draw:type="rectangle" draw:enhanced-path="M 0 0 L 21600 0 21600 21600 0 21600 0 0 Z N"/>
            </draw:custom-shape>
            <draw:custom-shape draw:style-name="gr105" draw:text-style-name="P11" draw:layer="layout" svg:width="0.509cm" svg:height="0.559cm" svg:x="19.099cm" svg:y="9.322cm">
              <text:p text:style-name="P1"/>
              <draw:enhanced-geometry svg:viewBox="0 0 21600 21600" draw:type="rectangle" draw:enhanced-path="M 0 0 L 21600 0 21600 21600 0 21600 0 0 Z N"/>
            </draw:custom-shape>
            <draw:g>
              <draw:line draw:style-name="gr107" draw:text-style-name="P22" draw:layer="layout" svg:x1="19.207cm" svg:y1="9.767cm" svg:x2="19.499cm" svg:y2="9.767cm">
                <text:p/>
              </draw:line>
              <draw:custom-shape draw:style-name="gr106" draw:text-style-name="P11" draw:layer="layout" svg:width="0.292cm" svg:height="0.253cm" svg:x="19.207cm" svg:y="9.436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08" draw:text-style-name="P48" draw:layer="layout" svg:width="12.47cm" svg:height="0.996cm" svg:x="5.314cm" svg:y="9.124cm">
          <text:p text:style-name="P47"><text:span text:style-name="T34">host machine</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0" presentation:class="page"/>
          <draw:frame presentation:style-name="pr7" draw:text-style-name="P1" draw:layer="layout" svg:width="15.24cm" svg:height="11.432cm" svg:x="1.905cm" svg:y="12.065cm" presentation:class="notes" presentation:placeholder="true">
            <draw:text-box/>
          </draw:frame>
        </presentation:notes>
      </draw:page>
      <draw:page draw:name="page11" draw:style-name="dp3" draw:master-page-name="Normal_20_slide" presentation:presentation-page-layout-name="AL3T19" presentation:use-footer-name="ftr1" presentation:use-date-time-name="dtd1">
        <office:forms form:automatic-focus="false" form:apply-design-mode="false"/>
        <draw:frame presentation:style-name="pr8" draw:text-style-name="P20" draw:layer="layout" svg:width="22.86cm" svg:height="3.176cm" svg:x="1.27cm" svg:y="0.762cm" presentation:class="title" presentation:user-transformed="true">
          <draw:text-box>
            <text:p text:style-name="P1"><text:span text:style-name="T26">callouts</text:span></text:p>
          </draw:text-box>
        </draw:frame>
        <draw:custom-shape draw:style-name="gr112" draw:text-style-name="P50" draw:layer="layout" svg:width="7.139cm" svg:height="4.561cm" svg:x="3.753cm" svg:y="7.243cm">
          <text:p text:style-name="P25"><text:span text:style-name="T9">description of a specific element on the page</text:span></text:p>
          <draw:enhanced-geometry svg:viewBox="0 0 21600 21600" draw:text-areas="800 800 20800 20800" draw:type="round-rectangular-callout" draw:modifiers="18169.4117647059 29999.4739149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6" draw:layer="layout" svg:width="7.002cm" svg:height="4.802cm" svg:x="14.645cm" svg:y="7.122cm">
          <text:p text:style-name="P12"><text:span text:style-name="T9">some not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3" draw:layer="layout" svg:width="12.7cm" svg:height="9.526cm" svg:x="3.175cm" svg:y="1.904cm" draw:page-number="11" presentation:class="page"/>
          <draw:frame presentation:style-name="pr7" draw:text-style-name="P1" draw:layer="layout" svg:width="15.24cm" svg:height="11.432cm" svg:x="1.905cm" svg:y="12.065cm" presentation:class="notes" presentation:placeholder="true">
            <draw:text-box/>
          </draw:frame>
        </presentation:notes>
      </draw:page>
      <draw:page draw:name="page12" draw:style-name="dp3" draw:master-page-name="Normal_20_slide" presentation:presentation-page-layout-name="AL3T19" presentation:use-footer-name="ftr1" presentation:use-date-time-name="dtd1">
        <office:forms form:automatic-focus="false" form:apply-design-mode="false"/>
        <draw:frame presentation:style-name="pr8" draw:text-style-name="P20" draw:layer="layout" svg:width="22.86cm" svg:height="3.176cm" svg:x="1.27cm" svg:y="0.762cm" presentation:class="title" presentation:user-transformed="true">
          <draw:text-box>
            <text:p text:style-name="P1"><text:span text:style-name="T26">other symbols</text:span></text:p>
          </draw:text-box>
        </draw:frame>
        <draw:g>
          <draw:custom-shape draw:style-name="gr53" draw:text-style-name="P43" draw:layer="layout" svg:width="3.607cm" svg:height="0.921cm" svg:x="6.059cm" svg:y="14.067cm">
            <text:p text:style-name="P23"><text:span text:style-name="T19">data</text:span></text:p>
            <draw:enhanced-geometry svg:viewBox="0 0 21600 21600" draw:type="mso-spt202" draw:enhanced-path="M 0 0 L 21600 0 21600 21600 0 21600 0 0 Z N"/>
          </draw:custom-shape>
          <draw:frame draw:style-name="gr42" draw:text-style-name="P22" draw:layer="layout" svg:width="1.552cm" svg:height="1.588cm" svg:x="7.086cm" svg:y="12.488cm">
            <draw:image xlink:href="Pictures/2000003200000E7800000EC88E278168.wmf" xlink:type="simple" xlink:show="embed" xlink:actuate="onLoad">
              <text:p/>
            </draw:image>
          </draw:frame>
        </draw:g>
        <draw:g>
          <draw:frame draw:style-name="gr42" draw:text-style-name="P22" draw:layer="layout" svg:width="1.918cm" svg:height="1.962cm" svg:x="16.581cm" svg:y="12.488cm">
            <draw:image xlink:href="Pictures/2000005000000E7800000EC87B580114.wmf" xlink:type="simple" xlink:show="embed" xlink:actuate="onLoad">
              <text:p/>
            </draw:image>
          </draw:frame>
          <draw:custom-shape draw:style-name="gr53" draw:text-style-name="P43" draw:layer="layout" svg:width="3.607cm" svg:height="1.581cm" svg:x="15.734cm" svg:y="14.45cm">
            <text:p text:style-name="P23"><text:span text:style-name="T19">routing software</text:span></text:p>
            <draw:enhanced-geometry svg:viewBox="0 0 21600 21600" draw:type="mso-spt202" draw:enhanced-path="M 0 0 L 21600 0 21600 21600 0 21600 0 0 Z N"/>
          </draw:custom-shape>
        </draw:g>
        <draw:g>
          <draw:g>
            <draw:rect draw:style-name="gr113" draw:text-style-name="P22" draw:layer="layout" svg:width="2.178cm" svg:height="2.2cm" svg:x="3.211cm" svg:y="6.013cm">
              <text:p/>
            </draw:rect>
            <draw:custom-shape draw:style-name="gr56" draw:text-style-name="P11" draw:layer="layout" svg:width="1.852cm" svg:height="2.094cm" svg:x="3.22cm" svg:y="6.109cm">
              <text:p text:style-name="P1"/>
              <draw:enhanced-geometry svg:viewBox="0 0 1923 2169" draw:mirror-horizontal="true" draw:type="non-primitive" draw:enhanced-path="M 1113 187 L 1147 229 1177 273 1203 319 1226 367 1244 416 1259 467 1270 520 1276 574 1278 622 1276 670 1270 716 1261 761 1248 806 1232 848 1213 890 1191 930 1181 946 1171 961 1159 976 1148 990 1136 1004 1124 1019 1112 1034 1100 1049 1122 1074 1144 1099 1167 1126 1189 1151 1212 1177 1234 1202 1257 1227 1280 1251 1302 1277 1325 1302 1348 1327 1370 1353 1393 1378 1415 1405 1438 1430 1460 1455 1489 1490 1522 1528 1557 1568 1595 1612 1633 1656 1672 1702 1711 1747 1749 1792 1785 1834 1818 1875 1848 1913 1875 1945 1895 1974 1911 1997 1921 2014 1923 2023 1918 2037 1913 2052 1905 2066 1895 2079 1885 2091 1873 2104 1861 2114 1848 2124 1837 2131 1820 2140 1802 2148 1782 2156 1763 2163 1746 2167 1733 2169 1725 2165 1684 2118 1644 2071 1603 2023 1562 1976 1521 1929 1481 1882 1439 1834 1399 1788 1357 1741 1316 1694 1276 1648 1234 1601 1194 1553 1152 1507 1111 1460 1071 1413 1058 1399 1045 1385 1034 1371 1021 1357 1007 1344 995 1330 982 1316 969 1302 955 1289 943 1276 929 1263 915 1250 902 1238 889 1225 875 1212 861 1200 851 1202 838 1204 824 1208 808 1211 791 1215 772 1218 754 1221 735 1225 716 1228 697 1232 680 1234 664 1236 650 1239 637 1240 627 1240 619 1240 584 1236 551 1233 516 1227 484 1221 451 1213 419 1204 387 1194 356 1182 325 1168 295 1153 267 1137 238 1119 210 1098 184 1076 157 1053 132 1028 123 1018 114 1007 105 997 97 985 88 975 80 963 71 953 61 943 59 932 55 924 49 915 44 906 37 888 30 870 23 853 18 835 12 817 9 797 5 779 3 758 0 702 0 645 2 590 4 535 13 477 30 422 53 371 78 324 102 284 124 252 139 231 146 220 164 201 184 181 204 163 225 145 246 129 268 113 290 98 313 84 336 72 360 60 384 50 408 40 434 31 459 23 484 17 511 12 530 8 551 6 571 4 591 1 612 0 633 0 654 0 673 0 694 1 715 4 735 5 755 7 776 10 796 14 816 17 836 21 855 25 875 31 894 37 914 44 932 52 951 60 969 69 986 80 1005 90 1021 101 1038 114 1054 128 1069 141 1084 156 1099 171 1113 187 Z N"/>
            </draw:custom-shape>
            <draw:custom-shape draw:style-name="gr114" draw:text-style-name="P11" draw:layer="layout" svg:width="1.096cm" svg:height="0.809cm" svg:x="3.952cm" svg:y="6.142cm">
              <text:p text:style-name="P1"/>
              <draw:enhanced-geometry svg:viewBox="0 0 1137 837" draw:mirror-horizontal="true" draw:type="non-primitive" draw:enhanced-path="M 874 52 L 906 64 935 79 962 94 985 111 1007 129 1025 147 1042 166 1057 184 1071 202 1083 221 1094 238 1103 254 1113 268 1121 282 1129 293 1137 303 1132 300 1125 293 1115 283 1102 270 1086 255 1069 239 1048 221 1026 202 1001 184 975 166 948 147 918 131 888 116 856 105 823 95 790 90 763 87 735 86 706 86 677 87 647 90 617 92 588 95 560 100 532 105 507 109 482 114 461 118 441 123 425 128 412 132 402 136 395 139 386 145 373 152 358 162 342 174 323 186 305 200 284 215 265 231 244 249 223 265 204 282 186 298 169 314 154 329 141 344 88 425 55 509 35 591 26 667 25 732 29 787 32 822 33 837 30 828 22 800 11 758 3 701 0 632 6 554 24 466 56 373 61 363 67 351 72 341 79 330 85 320 91 308 97 298 101 287 113 268 129 245 150 221 170 196 191 172 209 154 221 141 226 137 232 131 239 125 246 122 253 117 260 113 267 109 273 103 280 98 296 91 312 83 328 75 344 66 360 58 376 52 394 46 410 40 424 37 436 32 450 28 464 24 478 20 492 16 505 12 520 9 534 5 549 3 563 1 578 0 592 0 607 0 621 0 636 2 651 4 667 7 682 9 697 11 712 13 727 16 742 18 757 22 772 24 787 27 801 31 816 34 830 38 845 42 860 47 874 52 Z N"/>
            </draw:custom-shape>
            <draw:custom-shape draw:style-name="gr115" draw:text-style-name="P11" draw:layer="layout" svg:width="1.029cm" svg:height="0.879cm" svg:x="3.935cm" svg:y="6.271cm">
              <text:p text:style-name="P1"/>
              <draw:enhanced-geometry svg:viewBox="0 0 1068 911" draw:mirror-horizontal="true" draw:type="non-primitive" draw:enhanced-path="M 752 10 L 762 12 773 17 787 22 803 29 820 37 839 47 857 57 876 66 894 77 912 86 929 96 945 105 957 113 969 120 977 126 982 131 994 145 1007 162 1021 181 1033 202 1045 223 1054 245 1062 264 1066 282 1068 315 1068 350 1066 386 1060 425 1051 467 1038 512 1021 560 999 612 992 626 983 640 971 654 961 668 948 681 937 694 925 708 915 721 903 730 892 739 879 749 868 759 855 768 843 776 831 785 818 794 805 802 793 811 780 819 767 827 753 834 741 840 728 847 714 854 680 869 645 882 612 892 578 899 545 905 513 908 480 911 449 910 419 908 389 905 361 900 333 895 307 888 281 880 257 872 234 862 221 857 206 850 189 842 172 831 152 819 131 802 111 784 91 762 58 740 32 711 16 678 6 643 1 611 0 582 1 560 4 549 6 519 11 478 17 437 30 407 42 375 59 340 81 302 106 264 131 227 158 194 182 165 204 143 234 119 266 96 301 78 338 60 377 45 416 34 455 24 495 15 535 9 573 5 609 2 644 0 676 2 705 3 730 6 752 10 Z N"/>
            </draw:custom-shape>
            <draw:custom-shape draw:style-name="gr116" draw:text-style-name="P11" draw:layer="layout" svg:width="1.12cm" svg:height="0.793cm" svg:x="3.878cm" svg:y="6.467cm">
              <text:p text:style-name="P1"/>
              <draw:enhanced-geometry svg:viewBox="0 0 1163 823" draw:mirror-horizontal="true" draw:type="non-primitive" draw:enhanced-path="M 1144 338 L 1145 346 1143 360 1139 377 1132 399 1122 421 1114 444 1106 463 1101 479 1087 509 1074 537 1059 562 1045 585 1031 606 1018 626 1003 643 989 659 975 673 962 686 950 697 937 706 924 715 914 721 902 727 893 732 885 735 876 739 864 743 851 748 837 754 821 759 804 765 787 771 771 777 754 782 739 788 723 793 709 797 697 802 686 806 678 808 663 811 647 815 631 818 613 821 597 822 580 823 563 823 545 823 528 823 511 822 493 819 476 817 460 815 443 811 428 808 412 804 399 801 382 795 359 787 335 779 310 770 287 762 268 755 254 750 223 739 194 725 167 709 142 691 120 674 101 656 82 636 67 618 52 599 41 582 29 565 21 550 13 537 7 527 4 519 0 514 19 538 38 561 60 583 85 605 110 625 135 644 163 663 191 679 218 694 247 708 276 719 303 729 331 739 359 744 384 750 409 753 451 755 490 755 527 753 563 749 597 743 629 736 662 727 692 716 722 704 750 690 779 676 808 660 836 643 864 626 892 606 921 587 938 573 953 559 967 543 980 526 992 508 1004 491 1015 473 1027 455 1080 365 1112 285 1127 213 1130 151 1126 99 1119 57 1112 23 1112 0 1130 46 1144 82 1154 113 1160 142 1163 175 1160 216 1155 269 1144 338 Z N"/>
            </draw:custom-shape>
            <draw:custom-shape draw:style-name="gr114" draw:text-style-name="P11" draw:layer="layout" svg:width="0.202cm" svg:height="0.16cm" svg:x="3.992cm" svg:y="7.158cm">
              <text:p text:style-name="P1"/>
              <draw:enhanced-geometry svg:viewBox="0 0 210 167" draw:mirror-horizontal="true" draw:type="non-primitive" draw:enhanced-path="M 210 68 L 202 78 194 90 186 101 178 113 169 123 158 132 147 140 134 145 127 147 120 149 113 152 106 155 99 159 93 161 86 164 79 167 70 158 60 147 51 138 41 130 32 121 21 111 11 103 0 94 20 84 40 75 59 63 79 53 98 41 117 28 135 15 154 0 162 8 169 16 176 24 184 32 190 41 197 50 203 58 210 68 Z N"/>
            </draw:custom-shape>
            <draw:custom-shape draw:style-name="gr116" draw:text-style-name="P11" draw:layer="layout" svg:width="0.383cm" svg:height="0.394cm" svg:x="3.688cm" svg:y="7.251cm">
              <text:p text:style-name="P1"/>
              <draw:enhanced-geometry svg:viewBox="0 0 399 408" draw:mirror-horizontal="true" draw:type="non-primitive" draw:enhanced-path="M 228 110 L 249 134 270 158 291 184 312 208 333 232 355 256 377 279 399 302 390 322 378 339 364 357 349 371 332 384 314 396 294 404 273 408 255 390 238 370 220 351 203 331 186 312 168 292 152 272 135 253 119 233 103 214 85 194 69 174 52 156 35 136 18 118 0 100 19 91 37 82 56 73 73 62 89 49 104 34 117 18 128 0 140 15 152 29 165 42 178 56 190 68 203 82 216 96 228 110 Z N"/>
            </draw:custom-shape>
            <draw:custom-shape draw:style-name="gr114" draw:text-style-name="P11" draw:layer="layout" svg:width="0.139cm" svg:height="0.131cm" svg:x="3.645cm" svg:y="7.572cm">
              <text:p text:style-name="P1"/>
              <draw:enhanced-geometry svg:viewBox="0 0 142 136" draw:mirror-horizontal="true" draw:type="non-primitive" draw:enhanced-path="M 142 20 L 137 35 130 50 122 65 112 79 103 91 92 104 79 116 66 126 62 128 56 131 51 133 46 134 41 135 35 136 31 135 25 133 0 105 4 103 9 101 13 99 18 97 33 88 48 78 63 68 78 57 92 45 104 31 115 16 123 0 142 20 Z N"/>
            </draw:custom-shape>
            <draw:custom-shape draw:style-name="gr117" draw:text-style-name="P11" draw:layer="layout" svg:width="0.493cm" svg:height="0.537cm" svg:x="3.239cm" svg:y="7.622cm">
              <text:p text:style-name="P1"/>
              <draw:enhanced-geometry svg:viewBox="0 0 511 556" draw:mirror-horizontal="true" draw:type="non-primitive" draw:enhanced-path="M 425 350 L 435 363 445 376 456 387 466 400 478 412 489 424 499 435 511 446 508 458 502 468 495 477 488 486 480 494 471 503 461 512 452 520 445 523 438 527 433 530 426 535 419 539 412 543 405 546 398 550 394 550 389 550 385 551 381 552 376 553 373 554 368 556 364 556 354 545 347 535 339 524 332 513 326 503 317 492 311 482 303 471 284 450 266 428 246 405 226 383 208 360 188 338 169 315 149 293 130 270 110 248 92 225 72 203 54 180 35 158 17 135 0 113 18 106 38 96 56 84 72 70 88 55 101 38 111 20 117 0 137 22 157 43 177 65 197 87 216 107 236 129 255 151 275 172 294 194 314 216 332 238 351 259 370 282 389 304 406 327 425 350 Z N"/>
            </draw:custom-shape>
          </draw:g>
          <draw:custom-shape draw:style-name="gr53" draw:text-style-name="P43" draw:layer="layout" svg:width="3.607cm" svg:height="0.921cm" svg:x="2.496cm" svg:y="8.213cm">
            <text:p text:style-name="P23"><text:span text:style-name="T19">sniffer</text:span></text:p>
            <draw:enhanced-geometry svg:viewBox="0 0 21600 21600" draw:type="mso-spt202" draw:enhanced-path="M 0 0 L 21600 0 21600 21600 0 21600 0 0 Z N"/>
          </draw:custom-shape>
        </draw:g>
        <draw:g>
          <draw:g>
            <draw:custom-shape draw:style-name="gr118" draw:text-style-name="P11" draw:layer="layout" svg:width="2.688cm" svg:height="1.539cm" svg:x="17.114cm" svg:y="5.124cm">
              <text:p text:style-name="P1"/>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2.06cm" svg:height="1.539cm" svg:x="19.224cm" svg:y="5.528cm">
              <text:p text:style-name="P1"/>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1.388cm" svg:height="1.257cm" svg:x="20.524cm" svg:y="6.453cm">
              <text:p text:style-name="P1"/>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2.093cm" svg:height="1.358cm" svg:x="19.38cm" svg:y="7.006cm">
              <text:p text:style-name="P1"/>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124cm" svg:height="1.612cm" svg:x="16.89cm" svg:y="7.233cm">
              <text:p text:style-name="P1"/>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2.003cm" svg:height="1.21cm" svg:x="16cm" svg:y="5.572cm">
              <text:p text:style-name="P1"/>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1.987cm" svg:height="1.211cm" svg:x="15.716cm" svg:y="6.348cm">
              <text:p text:style-name="P1"/>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1.973cm" svg:height="1.99cm" svg:x="15.911cm" svg:y="6.602cm">
              <text:p text:style-name="P1"/>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4.004cm" svg:height="1.987cm" svg:x="16.787cm" svg:y="6.032cm">
              <text:p text:style-name="P1"/>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custom-shape draw:style-name="gr53" draw:text-style-name="P43" draw:layer="layout" svg:width="8.158cm" svg:height="0.921cm" svg:x="14.746cm" svg:y="9.102cm">
            <text:p text:style-name="P23"><text:span text:style-name="T19">autonomous system</text:span></text:p>
            <draw:enhanced-geometry svg:viewBox="0 0 21600 21600" draw:type="mso-spt202" draw:enhanced-path="M 0 0 L 21600 0 21600 21600 0 21600 0 0 Z N"/>
          </draw:custom-shape>
        </draw:g>
        <draw:g>
          <draw:g>
            <draw:g>
              <draw:custom-shape draw:style-name="gr119" draw:text-style-name="P11" draw:layer="layout" svg:width="1.076cm" svg:height="0.871cm" draw:transform="rotate (0.0232128790515246) translate (10.98cm 6.052cm)">
                <text:p text:style-name="P1"/>
                <draw:enhanced-geometry svg:viewBox="0 0 385 315" draw:type="non-primitive" draw:enhanced-path="M 251 315 L 213 313 97 247 0 183 69 72 110 0 205 58 311 118 385 177 307 272 267 309 251 315 Z N"/>
              </draw:custom-shape>
              <draw:custom-shape draw:style-name="gr120" draw:text-style-name="P11" draw:layer="layout" svg:width="1.14cm" svg:height="0.965cm" draw:transform="rotate (0.0232128790515246) translate (10.979cm 6.009cm)">
                <text:p text:style-name="P1"/>
                <draw:enhanced-geometry svg:viewBox="0 0 408 349" draw:type="non-primitive" draw:enhanced-path="M 228 316 L 149 274 143 276 82 235 27 194 58 157 118 46 124 33 186 81 267 126 333 160 375 196 346 237 312 274 287 303 271 318 265 320 246 320 238 339 256 349 290 339 337 281 389 227 406 204 408 190 375 162 333 131 277 99 225 72 184 43 141 14 120 0 105 2 93 21 68 87 37 135 14 170 0 192 4 214 47 239 47 245 101 277 143 299 198 330 230 341 228 316 Z N"/>
              </draw:custom-shape>
            </draw:g>
            <draw:g>
              <draw:custom-shape draw:style-name="gr119" draw:text-style-name="P11" draw:layer="layout" svg:width="1.076cm" svg:height="0.869cm" draw:transform="rotate (-0.264242848751941) translate (9.437cm 6.73cm)">
                <text:p text:style-name="P1"/>
                <draw:enhanced-geometry svg:viewBox="0 0 385 315" draw:type="non-primitive" draw:enhanced-path="M 251 315 L 213 313 97 247 0 183 69 72 110 0 205 58 311 118 385 177 307 272 267 309 251 315 Z N"/>
              </draw:custom-shape>
              <draw:custom-shape draw:style-name="gr120" draw:text-style-name="P11" draw:layer="layout" svg:width="1.14cm" svg:height="0.962cm" draw:transform="rotate (-0.264242848751941) translate (9.449cm 6.688cm)">
                <text:p text:style-name="P1"/>
                <draw:enhanced-geometry svg:viewBox="0 0 408 349" draw:type="non-primitive" draw:enhanced-path="M 228 316 L 149 274 143 276 82 235 27 194 58 157 118 46 124 33 186 81 267 126 333 160 375 196 346 237 312 274 287 303 271 318 265 320 246 320 238 339 256 349 290 339 337 281 389 227 406 204 408 190 375 162 333 131 277 99 225 72 184 43 141 14 120 0 105 2 93 21 68 87 37 135 14 170 0 192 4 214 47 239 47 245 101 277 143 299 198 330 230 341 228 316 Z N"/>
              </draw:custom-shape>
            </draw:g>
            <draw:g>
              <draw:custom-shape draw:style-name="gr119" draw:text-style-name="P11" draw:layer="layout" svg:width="1.078cm" svg:height="0.871cm" draw:transform="rotate (-1.27164689300307) translate (9.344cm 6.645cm)">
                <text:p text:style-name="P1"/>
                <draw:enhanced-geometry svg:viewBox="0 0 385 315" draw:type="non-primitive" draw:enhanced-path="M 251 315 L 213 313 97 247 0 183 69 72 110 0 205 58 311 118 385 177 307 272 267 309 251 315 Z N"/>
              </draw:custom-shape>
              <draw:custom-shape draw:style-name="gr120" draw:text-style-name="P11" draw:layer="layout" svg:width="1.142cm" svg:height="0.964cm" draw:transform="rotate (-1.27164689300307) translate (9.386cm 6.632cm)">
                <text:p text:style-name="P1"/>
                <draw:enhanced-geometry svg:viewBox="0 0 408 349" draw:type="non-primitive" draw:enhanced-path="M 228 316 L 149 274 143 276 82 235 27 194 58 157 118 46 124 33 186 81 267 126 333 160 375 196 346 237 312 274 287 303 271 318 265 320 246 320 238 339 256 349 290 339 337 281 389 227 406 204 408 190 375 162 333 131 277 99 225 72 184 43 141 14 120 0 105 2 93 21 68 87 37 135 14 170 0 192 4 214 47 239 47 245 101 277 143 299 198 330 230 341 228 316 Z N"/>
              </draw:custom-shape>
            </draw:g>
            <draw:g>
              <draw:custom-shape draw:style-name="gr119" draw:text-style-name="P11" draw:layer="layout" svg:width="1.242cm" svg:height="1.113cm" draw:transform="rotate (0.771435529381494) translate (9.601cm 7.004cm)">
                <text:p text:style-name="P1"/>
                <draw:enhanced-geometry svg:viewBox="0 0 385 315" draw:type="non-primitive" draw:enhanced-path="M 251 315 L 213 313 97 247 0 183 69 72 110 0 205 58 311 118 385 177 307 272 267 309 251 315 Z N"/>
              </draw:custom-shape>
              <draw:g>
                <draw:custom-shape draw:style-name="gr120" draw:text-style-name="P11" draw:layer="layout" svg:width="1.317cm" svg:height="1.233cm" draw:transform="rotate (0.771435529381494) translate (9.535cm 6.974cm)">
                  <text:p text:style-name="P1"/>
                  <draw:enhanced-geometry svg:viewBox="0 0 408 349" draw:type="non-primitive" draw:enhanced-path="M 228 316 L 149 274 143 276 82 235 27 194 58 157 118 46 124 33 186 81 267 126 333 160 375 196 346 237 312 274 287 303 271 318 265 320 246 320 238 339 256 349 290 339 337 281 389 227 406 204 408 190 375 162 333 131 277 99 225 72 184 43 141 14 120 0 105 2 93 21 68 87 37 135 14 170 0 192 4 214 47 239 47 245 101 277 143 299 198 330 230 341 228 316 Z N"/>
                </draw:custom-shape>
                <draw:custom-shape draw:style-name="gr120" draw:text-style-name="P11" draw:layer="layout" svg:width="1.082cm" svg:height="0.919cm" draw:transform="rotate (0.771435529381494) translate (9.745cm 6.986cm)">
                  <text:p text:style-name="P1"/>
                  <draw:enhanced-geometry svg:viewBox="0 0 335 260" draw:type="non-primitive" draw:enhanced-path="M 62 0 L 118 109 149 150 178 156 271 160 335 156 321 177 232 183 263 241 244 260 211 185 151 183 135 177 118 162 89 107 0 107 21 84 79 86 50 24 64 8 62 0 Z N"/>
                </draw:custom-shape>
              </draw:g>
            </draw:g>
            <draw:g>
              <draw:custom-shape draw:style-name="gr119" draw:text-style-name="P11" draw:layer="layout" svg:width="1.288cm" svg:height="1.042cm" draw:transform="rotate (2.44293735401646) translate (9.652cm 8.4cm)">
                <text:p text:style-name="P1"/>
                <draw:enhanced-geometry svg:viewBox="0 0 385 315" draw:type="non-primitive" draw:enhanced-path="M 251 315 L 213 313 97 247 0 183 69 72 110 0 205 58 311 118 385 177 307 272 267 309 251 315 Z N"/>
              </draw:custom-shape>
              <draw:g>
                <draw:custom-shape draw:style-name="gr120" draw:text-style-name="P11" draw:layer="layout" svg:width="1.365cm" svg:height="1.155cm" draw:transform="rotate (2.44293735401646) translate (9.633cm 8.465cm)">
                  <text:p text:style-name="P1"/>
                  <draw:enhanced-geometry svg:viewBox="0 0 408 349" draw:type="non-primitive" draw:enhanced-path="M 228 316 L 149 274 143 276 82 235 27 194 58 157 118 46 124 33 186 81 267 126 333 160 375 196 346 237 312 274 287 303 271 318 265 320 246 320 238 339 256 349 290 339 337 281 389 227 406 204 408 190 375 162 333 131 277 99 225 72 184 43 141 14 120 0 105 2 93 21 68 87 37 135 14 170 0 192 4 214 47 239 47 245 101 277 143 299 198 330 230 341 228 316 Z N"/>
                </draw:custom-shape>
                <draw:custom-shape draw:style-name="gr120" draw:text-style-name="P11" draw:layer="layout" svg:width="1.121cm" svg:height="0.86cm" draw:transform="rotate (2.44293735401646) translate (9.613cm 8.26cm)">
                  <text:p text:style-name="P1"/>
                  <draw:enhanced-geometry svg:viewBox="0 0 335 260" draw:type="non-primitive" draw:enhanced-path="M 62 0 L 118 109 149 150 178 156 271 160 335 156 321 177 232 183 263 241 244 260 211 185 151 183 135 177 118 162 89 107 0 107 21 84 79 86 50 24 64 8 62 0 Z N"/>
                </draw:custom-shape>
              </draw:g>
            </draw:g>
            <draw:g>
              <draw:custom-shape draw:style-name="gr119" draw:text-style-name="P11" draw:layer="layout" svg:width="1.29cm" svg:height="1.043cm" draw:transform="rotate (-2.74732277556427) translate (12.172cm 7.309cm)">
                <text:p text:style-name="P1"/>
                <draw:enhanced-geometry svg:viewBox="0 0 385 315" draw:type="non-primitive" draw:enhanced-path="M 251 315 L 213 313 97 247 0 183 69 72 110 0 205 58 311 118 385 177 307 272 267 309 251 315 Z N"/>
              </draw:custom-shape>
              <draw:custom-shape draw:style-name="gr120" draw:text-style-name="P11" draw:layer="layout" svg:width="1.366cm" svg:height="1.155cm" draw:transform="rotate (-2.74732277556427) translate (12.192cm 7.356cm)">
                <text:p text:style-name="P1"/>
                <draw:enhanced-geometry svg:viewBox="0 0 408 349" draw:type="non-primitive" draw:enhanced-path="M 228 316 L 149 274 143 276 82 235 27 194 58 157 118 46 124 33 186 81 267 126 333 160 375 196 346 237 312 274 287 303 271 318 265 320 246 320 238 339 256 349 290 339 337 281 389 227 406 204 408 190 375 162 333 131 277 99 225 72 184 43 141 14 120 0 105 2 93 21 68 87 37 135 14 170 0 192 4 214 47 239 47 245 101 277 143 299 198 330 230 341 228 316 Z N"/>
              </draw:custom-shape>
            </draw:g>
          </draw:g>
          <draw:custom-shape draw:style-name="gr53" draw:text-style-name="P43" draw:layer="layout" svg:width="3.607cm" svg:height="0.921cm" svg:x="8.621cm" svg:y="8.242cm">
            <text:p text:style-name="P23"><text:span text:style-name="T19">mail</text:span></text:p>
            <draw:enhanced-geometry svg:viewBox="0 0 21600 21600" draw:type="mso-spt202" draw:enhanced-path="M 0 0 L 21600 0 21600 21600 0 21600 0 0 Z N"/>
          </draw:custom-shape>
        </draw:g>
        <presentation:notes draw:style-name="dp2">
          <draw:page-thumbnail draw:style-name="gr13" draw:layer="layout" svg:width="12.7cm" svg:height="9.526cm" svg:x="3.175cm" svg:y="1.904cm" draw:page-number="12" presentation:class="page"/>
          <draw:frame presentation:style-name="pr7" draw:text-style-name="P1" draw:layer="layout" svg:width="15.24cm" svg:height="11.432cm" svg:x="1.905cm" svg:y="12.065cm" presentation:class="notes" presentation:placeholder="true">
            <draw:text-box/>
          </draw:frame>
        </presentation:notes>
      </draw:page>
      <draw:page draw:name="page13" draw:style-name="dp3" draw:master-page-name="Normal_20_slide" presentation:use-footer-name="ftr1" presentation:use-date-time-name="dtd1">
        <office:forms form:automatic-focus="false" form:apply-design-mode="false"/>
        <draw:g>
          <draw:custom-shape draw:style-name="gr118" draw:text-style-name="P11" draw:layer="layout" svg:width="4.884cm" svg:height="2.812cm" svg:x="16.715cm" svg:y="10.526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742cm" svg:height="2.812cm" svg:x="14.022cm" svg:y="11.265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2.523cm" svg:height="2.296cm" svg:x="12.881cm" svg:y="12.955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802cm" svg:height="2.482cm" svg:x="13.638cm" svg:y="13.965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5.677cm" svg:height="2.945cm" svg:x="16.33cm" svg:y="14.38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64cm" svg:height="2.211cm" svg:x="19.941cm" svg:y="11.344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61cm" svg:height="2.212cm" svg:x="20.487cm" svg:y="12.763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586cm" svg:height="3.636cm" svg:x="20.158cm" svg:y="13.226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7.275cm" svg:height="3.631cm" svg:x="14.917cm" svg:y="12.184cm">
            <text:p text:style-name="P1"/>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8" draw:text-style-name="P22" draw:layer="layout" svg:x1="14.702cm" svg:y1="15.033cm" svg:x2="10.892cm" svg:y2="15.033cm">
          <text:p/>
        </draw:line>
        <draw:g>
          <draw:g>
            <draw:line draw:style-name="gr121" draw:text-style-name="P22" draw:layer="layout" svg:x1="17.656cm" svg:y1="15.033cm" svg:x2="15.117cm" svg:y2="15.033cm">
              <text:p/>
            </draw:line>
            <draw:custom-shape draw:style-name="gr122" draw:text-style-name="P50" draw:layer="layout" svg:width="0.846cm" svg:height="0.846cm" svg:x="14.483cm" svg:y="14.61cm">
              <text:p text:style-name="P25"><text:span text:style-name="T35">C</text:span></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custom-shape draw:style-name="gr123" draw:text-style-name="P11" draw:layer="layout" svg:width="5.926cm" svg:height="2.964cm" svg:x="15.75cm" svg:y="13.551cm">
            <text:p text:style-name="P1"/>
            <draw:enhanced-geometry svg:viewBox="0 0 21600 21600" draw:mirror-horizontal="true" draw:text-areas="10799 0 21599 10799"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4" draw:text-style-name="P46" draw:layer="layout" svg:width="1.269cm" svg:height="0.546cm" svg:x="16.175cm" svg:y="13.639cm">
              <text:p text:style-name="P30"><text:span text:style-name="T36">eth1</text:span></text:p>
              <draw:enhanced-geometry svg:viewBox="0 0 21600 21600" draw:type="rectangle" draw:enhanced-path="M 0 0 L 21600 0 21600 21600 0 21600 0 0 Z N"/>
            </draw:custom-shape>
            <draw:custom-shape draw:style-name="gr35" draw:text-style-name="P46" draw:layer="layout" svg:width="1.269cm" svg:height="0.511cm" svg:x="16.175cm" svg:y="13.128cm">
              <text:p text:style-name="P30"><text:span text:style-name="T36">1</text:span></text:p>
              <draw:enhanced-geometry svg:viewBox="0 0 21600 21600" draw:type="rectangle" draw:enhanced-path="M 0 0 L 21600 0 21600 21600 0 21600 0 0 Z N"/>
            </draw:custom-shape>
          </draw:g>
        </draw:g>
        <draw:g>
          <draw:custom-shape draw:style-name="gr118" draw:text-style-name="P11" draw:layer="layout" svg:width="4.884cm" svg:height="2.798cm" svg:x="12.498cm" svg:y="2cm">
            <text:p text:style-name="P1"/>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742cm" svg:height="2.798cm" svg:x="16.333cm" svg:y="2.735cm">
            <text:p text:style-name="P1"/>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2.523cm" svg:height="2.284cm" svg:x="18.67cm" svg:y="4.416cm">
            <text:p text:style-name="P1"/>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802cm" svg:height="2.469cm" svg:x="16.657cm" svg:y="5.421cm">
            <text:p text:style-name="P1"/>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5.677cm" svg:height="2.93cm" svg:x="12.067cm" svg:y="5.834cm">
            <text:p text:style-name="P1"/>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64cm" svg:height="2.199cm" svg:x="10.516cm" svg:y="2.814cm">
            <text:p text:style-name="P1"/>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61cm" svg:height="2.2cm" svg:x="10cm" svg:y="4.226cm">
            <text:p text:style-name="P1"/>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3.586cm" svg:height="3.617cm" svg:x="10.353cm" svg:y="4.686cm">
            <text:p text:style-name="P1"/>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custom-shape draw:style-name="gr118" draw:text-style-name="P11" draw:layer="layout" svg:width="7.275cm" svg:height="3.612cm" svg:x="11.882cm" svg:y="3.65cm">
            <text:p text:style-name="P1"/>
            <draw:enhanced-geometry svg:viewBox="0 0 21600 21600" draw:mirror-horizontal="true" draw:mirror-vertical="false" draw:glue-points="10800 0 3160 3160 0 10800 3160 18440 10800 21600 18440 18440 21600 10800 18440 3160" draw:text-areas="3200 3200 18400 18400" draw:type="ellipse" draw:enhanced-path="U 10800 10800 10800 10800 0 360 Z N"/>
          </draw:custom-shape>
        </draw:g>
        <draw:line draw:style-name="gr23" draw:text-style-name="P22" draw:layer="layout" svg:x1="19.5cm" svg:y1="13.5cm" svg:x2="16.96cm" svg:y2="4.822cm">
          <text:p/>
        </draw:line>
        <draw:custom-shape draw:style-name="gr124" draw:text-style-name="P16" draw:layer="layout" svg:width="1.891cm" svg:height="1.006cm" svg:x="14.08cm" svg:y="2.527cm">
          <text:p text:style-name="P51"><text:span text:style-name="T37">AS1</text:span></text:p>
          <draw:enhanced-geometry svg:viewBox="0 0 21600 21600" draw:type="mso-spt202" draw:enhanced-path="M 0 0 L 21600 0 21600 21600 0 21600 0 0 Z N"/>
        </draw:custom-shape>
        <draw:custom-shape draw:style-name="gr124" draw:text-style-name="P16" draw:layer="layout" svg:width="1.891cm" svg:height="1.006cm" svg:x="20.761cm" svg:y="11.867cm">
          <text:p text:style-name="P51"><text:span text:style-name="T37">AS2</text:span></text:p>
          <draw:enhanced-geometry svg:viewBox="0 0 21600 21600" draw:type="mso-spt202" draw:enhanced-path="M 0 0 L 21600 0 21600 21600 0 21600 0 0 Z N"/>
        </draw:custom-shape>
        <draw:line draw:style-name="gr28" draw:text-style-name="P22" draw:layer="layout" svg:x1="18.22cm" svg:y1="9.75cm" svg:x2="15.257cm" svg:y2="9.75cm">
          <text:p/>
        </draw:line>
        <draw:line draw:style-name="gr28" draw:text-style-name="P22" draw:layer="layout" svg:x1="11.871cm" svg:y1="5.94cm" svg:x2="8.061cm" svg:y2="5.94cm">
          <text:p/>
        </draw:line>
        <draw:g>
          <draw:custom-shape draw:style-name="gr55" draw:text-style-name="P11" draw:layer="layout" svg:width="1.693cm" svg:height="0.93cm" svg:x="18.433cm" svg:y="13.137cm">
            <text:p text:style-name="P1"/>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56" draw:text-style-name="P11" draw:layer="layout" svg:width="0.5cm" svg:height="0.153cm" svg:x="19.291cm" svg:y="13.203cm">
                <text:p text:style-name="P1"/>
                <draw:enhanced-geometry svg:viewBox="0 0 393 125" draw:type="non-primitive" draw:enhanced-path="M 0 97 L 87 125 298 42 393 70 342 0 94 0 196 21 0 97 Z N"/>
              </draw:custom-shape>
              <draw:custom-shape draw:style-name="gr56" draw:text-style-name="P11" draw:layer="layout" svg:width="0.5cm" svg:height="0.153cm" svg:x="19.291cm" svg:y="13.203cm">
                <text:p text:style-name="P1"/>
                <draw:enhanced-geometry svg:viewBox="0 0 393 125" draw:type="non-primitive" draw:enhanced-path="M 0 97 L 87 125 298 42 393 70 342 0 94 0 196 21 0 97 Z N"/>
              </draw:custom-shape>
              <draw:custom-shape draw:style-name="gr56" draw:text-style-name="P11" draw:layer="layout" svg:width="0.5cm" svg:height="0.162cm" svg:x="18.745cm" svg:y="13.382cm">
                <text:p text:style-name="P1"/>
                <draw:enhanced-geometry svg:viewBox="0 0 393 132" draw:type="non-primitive" draw:enhanced-path="M 393 28 L 305 0 102 83 0 55 51 132 305 132 196 104 393 28 Z N"/>
              </draw:custom-shape>
              <draw:custom-shape draw:style-name="gr56" draw:text-style-name="P11" draw:layer="layout" svg:width="0.5cm" svg:height="0.162cm" svg:x="18.745cm" svg:y="13.382cm">
                <text:p text:style-name="P1"/>
                <draw:enhanced-geometry svg:viewBox="0 0 393 132" draw:type="non-primitive" draw:enhanced-path="M 393 28 L 305 0 102 83 0 55 51 132 305 132 196 104 393 28 Z N"/>
              </draw:custom-shape>
              <draw:custom-shape draw:style-name="gr56" draw:text-style-name="P11" draw:layer="layout" svg:width="0.499cm" svg:height="0.153cm" svg:x="18.773cm" svg:y="13.195cm">
                <text:p text:style-name="P1"/>
                <draw:enhanced-geometry svg:viewBox="0 0 392 125" draw:type="non-primitive" draw:enhanced-path="M 0 28 L 87 0 298 77 392 56 341 125 94 125 196 104 0 28 Z N"/>
              </draw:custom-shape>
              <draw:custom-shape draw:style-name="gr56" draw:text-style-name="P11" draw:layer="layout" svg:width="0.499cm" svg:height="0.153cm" svg:x="18.773cm" svg:y="13.195cm">
                <text:p text:style-name="P1"/>
                <draw:enhanced-geometry svg:viewBox="0 0 392 125" draw:type="non-primitive" draw:enhanced-path="M 0 28 L 87 0 298 77 392 56 341 125 94 125 196 104 0 28 Z N"/>
              </draw:custom-shape>
              <draw:custom-shape draw:style-name="gr56" draw:text-style-name="P11" draw:layer="layout" svg:width="0.5cm" svg:height="0.152cm" svg:x="19.272cm" svg:y="13.4cm">
                <text:p text:style-name="P1"/>
                <draw:enhanced-geometry svg:viewBox="0 0 393 124" draw:type="non-primitive" draw:enhanced-path="M 393 97 L 306 124 102 41 0 69 51 0 306 0 197 21 393 97 Z N"/>
              </draw:custom-shape>
              <draw:custom-shape draw:style-name="gr56" draw:text-style-name="P11" draw:layer="layout" svg:width="0.5cm" svg:height="0.152cm" svg:x="19.272cm" svg:y="13.4cm">
                <text:p text:style-name="P1"/>
                <draw:enhanced-geometry svg:viewBox="0 0 393 124" draw:type="non-primitive" draw:enhanced-path="M 393 97 L 306 124 102 41 0 69 51 0 306 0 197 21 393 97 Z N"/>
              </draw:custom-shape>
            </draw:g>
            <draw:g>
              <draw:custom-shape draw:style-name="gr57" draw:text-style-name="P11" draw:layer="layout" svg:width="0.5cm" svg:height="0.153cm" svg:x="19.299cm" svg:y="13.211cm">
                <text:p text:style-name="P1"/>
                <draw:enhanced-geometry svg:viewBox="0 0 393 125" draw:type="non-primitive" draw:enhanced-path="M 0 97 L 87 125 298 42 393 70 342 0 95 0 197 21 0 97 Z N"/>
              </draw:custom-shape>
              <draw:custom-shape draw:style-name="gr57" draw:text-style-name="P11" draw:layer="layout" svg:width="0.5cm" svg:height="0.153cm" svg:x="19.299cm" svg:y="13.211cm">
                <text:p text:style-name="P1"/>
                <draw:enhanced-geometry svg:viewBox="0 0 393 125" draw:type="non-primitive" draw:enhanced-path="M 0 97 L 87 125 298 42 393 70 342 0 95 0 197 21 0 97 Z N"/>
              </draw:custom-shape>
              <draw:custom-shape draw:style-name="gr57" draw:text-style-name="P11" draw:layer="layout" svg:width="0.5cm" svg:height="0.161cm" svg:x="18.753cm" svg:y="13.39cm">
                <text:p text:style-name="P1"/>
                <draw:enhanced-geometry svg:viewBox="0 0 393 131" draw:type="non-primitive" draw:enhanced-path="M 393 28 L 306 0 102 83 0 55 51 131 306 131 196 104 393 28 Z N"/>
              </draw:custom-shape>
              <draw:custom-shape draw:style-name="gr57" draw:text-style-name="P11" draw:layer="layout" svg:width="0.5cm" svg:height="0.161cm" svg:x="18.753cm" svg:y="13.39cm">
                <text:p text:style-name="P1"/>
                <draw:enhanced-geometry svg:viewBox="0 0 393 131" draw:type="non-primitive" draw:enhanced-path="M 393 28 L 306 0 102 83 0 55 51 131 306 131 196 104 393 28 Z N"/>
              </draw:custom-shape>
              <draw:custom-shape draw:style-name="gr57" draw:text-style-name="P11" draw:layer="layout" svg:width="0.5cm" svg:height="0.153cm" svg:x="18.781cm" svg:y="13.203cm">
                <text:p text:style-name="P1"/>
                <draw:enhanced-geometry svg:viewBox="0 0 393 125" draw:type="non-primitive" draw:enhanced-path="M 0 28 L 87 0 298 77 393 56 342 125 94 125 196 104 0 28 Z N"/>
              </draw:custom-shape>
              <draw:custom-shape draw:style-name="gr57" draw:text-style-name="P11" draw:layer="layout" svg:width="0.5cm" svg:height="0.153cm" svg:x="18.781cm" svg:y="13.203cm">
                <text:p text:style-name="P1"/>
                <draw:enhanced-geometry svg:viewBox="0 0 393 125" draw:type="non-primitive" draw:enhanced-path="M 0 28 L 87 0 298 77 393 56 342 125 94 125 196 104 0 28 Z N"/>
              </draw:custom-shape>
              <draw:custom-shape draw:style-name="gr57" draw:text-style-name="P11" draw:layer="layout" svg:width="0.498cm" svg:height="0.152cm" svg:x="19.281cm" svg:y="13.408cm">
                <text:p text:style-name="P1"/>
                <draw:enhanced-geometry svg:viewBox="0 0 392 124" draw:type="non-primitive" draw:enhanced-path="M 392 97 L 305 124 101 41 0 69 51 0 305 0 196 20 392 97 Z N"/>
              </draw:custom-shape>
              <draw:custom-shape draw:style-name="gr57" draw:text-style-name="P11" draw:layer="layout" svg:width="0.498cm" svg:height="0.152cm" svg:x="19.281cm" svg:y="13.408cm">
                <text:p text:style-name="P1"/>
                <draw:enhanced-geometry svg:viewBox="0 0 392 124" draw:type="non-primitive" draw:enhanced-path="M 392 97 L 305 124 101 41 0 69 51 0 305 0 196 20 392 97 Z N"/>
              </draw:custom-shape>
            </draw:g>
          </draw:g>
          <draw:custom-shape draw:style-name="gr58" draw:text-style-name="P44" draw:layer="layout" svg:width="1.522cm" svg:height="0.456cm" svg:x="18.518cm" svg:y="13.517cm">
            <text:p text:style-name="P20"><text:span text:style-name="T27">router 2</text:span></text:p>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g>
          <draw:custom-shape draw:style-name="gr34" draw:text-style-name="P46" draw:layer="layout" svg:width="1.27cm" svg:height="0.546cm" svg:x="18.221cm" svg:y="12.166cm">
            <text:p text:style-name="P30"><text:span text:style-name="T36">eth0</text:span></text:p>
            <draw:enhanced-geometry svg:viewBox="0 0 21600 21600" draw:type="rectangle" draw:enhanced-path="M 0 0 L 21600 0 21600 21600 0 21600 0 0 Z N"/>
          </draw:custom-shape>
          <draw:custom-shape draw:style-name="gr35" draw:text-style-name="P46" draw:layer="layout" svg:width="1.27cm" svg:height="0.511cm" svg:x="18.221cm" svg:y="11.655cm">
            <text:p text:style-name="P30"><text:span text:style-name="T36">2</text:span></text:p>
            <draw:enhanced-geometry svg:viewBox="0 0 21600 21600" draw:type="rectangle" draw:enhanced-path="M 0 0 L 21600 0 21600 21600 0 21600 0 0 Z N"/>
          </draw:custom-shape>
        </draw:g>
        <draw:custom-shape draw:style-name="gr125" draw:text-style-name="P52" draw:layer="layout" svg:width="4.058cm" svg:height="0.828cm" svg:x="7.094cm" svg:y="14.631cm">
          <text:p text:style-name="P25"><text:span text:style-name="T38">200.1.1.0/24</text:span></text:p>
          <draw:enhanced-geometry svg:viewBox="0 0 21600 21600" draw:type="mso-spt202" draw:enhanced-path="M 0 0 L 21600 0 21600 21600 0 21600 0 0 Z N"/>
        </draw:custom-shape>
        <draw:g>
          <draw:custom-shape draw:style-name="gr34" draw:text-style-name="P46" draw:layer="layout" svg:width="0.798cm" svg:height="0.546cm" svg:x="17cm" svg:y="6.451cm">
            <text:p text:style-name="P30"><text:span text:style-name="T36">eth0</text:span></text:p>
            <draw:enhanced-geometry svg:viewBox="0 0 21600 21600" draw:type="rectangle" draw:enhanced-path="M 0 0 L 21600 0 21600 21600 0 21600 0 0 Z N"/>
          </draw:custom-shape>
          <draw:custom-shape draw:style-name="gr35" draw:text-style-name="P46" draw:layer="layout" svg:width="0.798cm" svg:height="0.511cm" svg:x="17cm" svg:y="5.94cm">
            <text:p text:style-name="P30"><text:span text:style-name="T36">1</text:span></text:p>
            <draw:enhanced-geometry svg:viewBox="0 0 21600 21600" draw:type="rectangle" draw:enhanced-path="M 0 0 L 21600 0 21600 21600 0 21600 0 0 Z N"/>
          </draw:custom-shape>
        </draw:g>
        <draw:custom-shape draw:style-name="gr27" draw:text-style-name="P16" draw:layer="layout" svg:width="0.846cm" svg:height="0.846cm" svg:x="17.798cm" svg:y="9.327cm">
          <text:p text:style-name="P25"><text:span text:style-name="T35">A</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21" draw:text-style-name="P22" draw:layer="layout" svg:x1="15.045cm" svg:y1="5.94cm" svg:x2="12.505cm" svg:y2="5.94cm">
            <text:p/>
          </draw:line>
          <draw:custom-shape draw:style-name="gr126" draw:text-style-name="P50" draw:layer="layout" svg:width="0.847cm" svg:height="0.846cm" svg:x="11.847cm" svg:y="5.517cm">
            <text:p text:style-name="P25"><text:span text:style-name="T35">B</text:span></text:p>
            <draw:enhanced-geometry svg:viewBox="0 0 21600 21600" draw:mirror-horizontal="true" draw:glue-points="10800 0 3160 3160 0 10800 3160 18440 10800 21600 18440 18440 21600 10800 18440 3160" draw:text-areas="3200 3200 18400 18400" draw:type="ellipse" draw:enhanced-path="U 10800 10800 10800 10800 0 360 Z N"/>
          </draw:custom-shape>
        </draw:g>
        <draw:custom-shape draw:style-name="gr123" draw:text-style-name="P11" draw:layer="layout" svg:width="5.926cm" svg:height="2.964cm" svg:x="13.14cm" svg:y="4.458cm">
          <text:p text:style-name="P1"/>
          <draw:enhanced-geometry svg:viewBox="0 0 21600 21600" draw:mirror-horizontal="true" draw:text-areas="10799 0 21599 10799"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34" draw:text-style-name="P46" draw:layer="layout" svg:width="1.27cm" svg:height="0.546cm" svg:x="13.564cm" svg:y="4.546cm">
            <text:p text:style-name="P30"><text:span text:style-name="T36">eth1</text:span></text:p>
            <draw:enhanced-geometry svg:viewBox="0 0 21600 21600" draw:type="rectangle" draw:enhanced-path="M 0 0 L 21600 0 21600 21600 0 21600 0 0 Z N"/>
          </draw:custom-shape>
          <draw:custom-shape draw:style-name="gr35" draw:text-style-name="P46" draw:layer="layout" svg:width="1.27cm" svg:height="0.511cm" svg:x="13.564cm" svg:y="4.035cm">
            <text:p text:style-name="P30"><text:span text:style-name="T36">1</text:span></text:p>
            <draw:enhanced-geometry svg:viewBox="0 0 21600 21600" draw:type="rectangle" draw:enhanced-path="M 0 0 L 21600 0 21600 21600 0 21600 0 0 Z N"/>
          </draw:custom-shape>
        </draw:g>
        <draw:g>
          <draw:g>
            <draw:custom-shape draw:style-name="gr55" draw:text-style-name="P11" draw:layer="layout" svg:width="1.693cm" svg:height="0.93cm" svg:x="15.681cm" svg:y="4.163cm">
              <text:p text:style-name="P1"/>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56" draw:text-style-name="P11" draw:layer="layout" svg:width="0.501cm" svg:height="0.153cm" svg:x="16.538cm" svg:y="4.229cm">
                  <text:p text:style-name="P1"/>
                  <draw:enhanced-geometry svg:viewBox="0 0 393 125" draw:type="non-primitive" draw:enhanced-path="M 0 97 L 87 125 298 42 393 70 342 0 94 0 196 21 0 97 Z N"/>
                </draw:custom-shape>
                <draw:custom-shape draw:style-name="gr56" draw:text-style-name="P11" draw:layer="layout" svg:width="0.501cm" svg:height="0.153cm" svg:x="16.538cm" svg:y="4.229cm">
                  <text:p text:style-name="P1"/>
                  <draw:enhanced-geometry svg:viewBox="0 0 393 125" draw:type="non-primitive" draw:enhanced-path="M 0 97 L 87 125 298 42 393 70 342 0 94 0 196 21 0 97 Z N"/>
                </draw:custom-shape>
                <draw:custom-shape draw:style-name="gr56" draw:text-style-name="P11" draw:layer="layout" svg:width="0.501cm" svg:height="0.161cm" svg:x="15.991cm" svg:y="4.408cm">
                  <text:p text:style-name="P1"/>
                  <draw:enhanced-geometry svg:viewBox="0 0 393 132" draw:type="non-primitive" draw:enhanced-path="M 393 28 L 305 0 102 83 0 55 51 132 305 132 196 104 393 28 Z N"/>
                </draw:custom-shape>
                <draw:custom-shape draw:style-name="gr56" draw:text-style-name="P11" draw:layer="layout" svg:width="0.501cm" svg:height="0.161cm" svg:x="15.991cm" svg:y="4.408cm">
                  <text:p text:style-name="P1"/>
                  <draw:enhanced-geometry svg:viewBox="0 0 393 132" draw:type="non-primitive" draw:enhanced-path="M 393 28 L 305 0 102 83 0 55 51 132 305 132 196 104 393 28 Z N"/>
                </draw:custom-shape>
                <draw:custom-shape draw:style-name="gr56" draw:text-style-name="P11" draw:layer="layout" svg:width="0.5cm" svg:height="0.153cm" svg:x="16.019cm" svg:y="4.221cm">
                  <text:p text:style-name="P1"/>
                  <draw:enhanced-geometry svg:viewBox="0 0 392 125" draw:type="non-primitive" draw:enhanced-path="M 0 28 L 87 0 298 77 392 56 341 125 94 125 196 104 0 28 Z N"/>
                </draw:custom-shape>
                <draw:custom-shape draw:style-name="gr56" draw:text-style-name="P11" draw:layer="layout" svg:width="0.5cm" svg:height="0.153cm" svg:x="16.019cm" svg:y="4.221cm">
                  <text:p text:style-name="P1"/>
                  <draw:enhanced-geometry svg:viewBox="0 0 392 125" draw:type="non-primitive" draw:enhanced-path="M 0 28 L 87 0 298 77 392 56 341 125 94 125 196 104 0 28 Z N"/>
                </draw:custom-shape>
                <draw:custom-shape draw:style-name="gr56" draw:text-style-name="P11" draw:layer="layout" svg:width="0.501cm" svg:height="0.152cm" svg:x="16.519cm" svg:y="4.425cm">
                  <text:p text:style-name="P1"/>
                  <draw:enhanced-geometry svg:viewBox="0 0 393 124" draw:type="non-primitive" draw:enhanced-path="M 393 97 L 306 124 102 41 0 69 51 0 306 0 197 21 393 97 Z N"/>
                </draw:custom-shape>
                <draw:custom-shape draw:style-name="gr56" draw:text-style-name="P11" draw:layer="layout" svg:width="0.501cm" svg:height="0.152cm" svg:x="16.519cm" svg:y="4.425cm">
                  <text:p text:style-name="P1"/>
                  <draw:enhanced-geometry svg:viewBox="0 0 393 124" draw:type="non-primitive" draw:enhanced-path="M 393 97 L 306 124 102 41 0 69 51 0 306 0 197 21 393 97 Z N"/>
                </draw:custom-shape>
              </draw:g>
              <draw:g>
                <draw:custom-shape draw:style-name="gr57" draw:text-style-name="P11" draw:layer="layout" svg:width="0.501cm" svg:height="0.153cm" svg:x="16.546cm" svg:y="4.237cm">
                  <text:p text:style-name="P1"/>
                  <draw:enhanced-geometry svg:viewBox="0 0 393 125" draw:type="non-primitive" draw:enhanced-path="M 0 97 L 87 125 298 42 393 70 342 0 95 0 197 21 0 97 Z N"/>
                </draw:custom-shape>
                <draw:custom-shape draw:style-name="gr57" draw:text-style-name="P11" draw:layer="layout" svg:width="0.501cm" svg:height="0.153cm" svg:x="16.546cm" svg:y="4.237cm">
                  <text:p text:style-name="P1"/>
                  <draw:enhanced-geometry svg:viewBox="0 0 393 125" draw:type="non-primitive" draw:enhanced-path="M 0 97 L 87 125 298 42 393 70 342 0 95 0 197 21 0 97 Z N"/>
                </draw:custom-shape>
                <draw:custom-shape draw:style-name="gr57" draw:text-style-name="P11" draw:layer="layout" svg:width="0.501cm" svg:height="0.16cm" svg:x="15.999cm" svg:y="4.416cm">
                  <text:p text:style-name="P1"/>
                  <draw:enhanced-geometry svg:viewBox="0 0 393 131" draw:type="non-primitive" draw:enhanced-path="M 393 28 L 306 0 102 83 0 55 51 131 306 131 196 104 393 28 Z N"/>
                </draw:custom-shape>
                <draw:custom-shape draw:style-name="gr57" draw:text-style-name="P11" draw:layer="layout" svg:width="0.501cm" svg:height="0.16cm" svg:x="15.999cm" svg:y="4.416cm">
                  <text:p text:style-name="P1"/>
                  <draw:enhanced-geometry svg:viewBox="0 0 393 131" draw:type="non-primitive" draw:enhanced-path="M 393 28 L 306 0 102 83 0 55 51 131 306 131 196 104 393 28 Z N"/>
                </draw:custom-shape>
                <draw:custom-shape draw:style-name="gr57" draw:text-style-name="P11" draw:layer="layout" svg:width="0.501cm" svg:height="0.153cm" svg:x="16.027cm" svg:y="4.229cm">
                  <text:p text:style-name="P1"/>
                  <draw:enhanced-geometry svg:viewBox="0 0 393 125" draw:type="non-primitive" draw:enhanced-path="M 0 28 L 87 0 298 77 393 56 342 125 94 125 196 104 0 28 Z N"/>
                </draw:custom-shape>
                <draw:custom-shape draw:style-name="gr57" draw:text-style-name="P11" draw:layer="layout" svg:width="0.501cm" svg:height="0.153cm" svg:x="16.027cm" svg:y="4.229cm">
                  <text:p text:style-name="P1"/>
                  <draw:enhanced-geometry svg:viewBox="0 0 393 125" draw:type="non-primitive" draw:enhanced-path="M 0 28 L 87 0 298 77 393 56 342 125 94 125 196 104 0 28 Z N"/>
                </draw:custom-shape>
                <draw:custom-shape draw:style-name="gr57" draw:text-style-name="P11" draw:layer="layout" svg:width="0.499cm" svg:height="0.152cm" svg:x="16.528cm" svg:y="4.433cm">
                  <text:p text:style-name="P1"/>
                  <draw:enhanced-geometry svg:viewBox="0 0 392 124" draw:type="non-primitive" draw:enhanced-path="M 392 97 L 305 124 101 41 0 69 51 0 305 0 196 20 392 97 Z N"/>
                </draw:custom-shape>
                <draw:custom-shape draw:style-name="gr57" draw:text-style-name="P11" draw:layer="layout" svg:width="0.499cm" svg:height="0.152cm" svg:x="16.528cm" svg:y="4.433cm">
                  <text:p text:style-name="P1"/>
                  <draw:enhanced-geometry svg:viewBox="0 0 392 124" draw:type="non-primitive" draw:enhanced-path="M 392 97 L 305 124 101 41 0 69 51 0 305 0 196 20 392 97 Z N"/>
                </draw:custom-shape>
              </draw:g>
            </draw:g>
          </draw:g>
          <draw:custom-shape draw:style-name="gr58" draw:text-style-name="P44" draw:layer="layout" svg:width="1.522cm" svg:height="0.454cm" svg:x="15.766cm" svg:y="4.544cm">
            <text:p text:style-name="P20"><text:span text:style-name="T27">router 1</text:span></text:p>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custom-shape draw:style-name="gr127" draw:text-style-name="P52" draw:layer="layout" svg:width="4.651cm" svg:height="0.828cm" svg:x="4.807cm" svg:y="5.512cm">
          <text:p text:style-name="P51"><text:span text:style-name="T38">195.11.14.0/24</text:span></text:p>
          <draw:enhanced-geometry svg:viewBox="0 0 21600 21600" draw:type="mso-spt202" draw:enhanced-path="M 0 0 L 21600 0 21600 21600 0 21600 0 0 Z N"/>
        </draw:custom-shape>
        <draw:custom-shape draw:style-name="gr125" draw:text-style-name="P52" draw:layer="layout" svg:width="4.651cm" svg:height="0.828cm" svg:x="11.803cm" svg:y="9.322cm">
          <text:p text:style-name="P25"><text:span text:style-name="T38">193.10.11.0/24</text:span></text:p>
          <draw:enhanced-geometry svg:viewBox="0 0 21600 21600" draw:type="mso-spt202" draw:enhanced-path="M 0 0 L 21600 0 21600 21600 0 21600 0 0 Z N"/>
        </draw:custom-shape>
        <draw:custom-shape draw:style-name="gr128" draw:text-style-name="P54" draw:layer="layout" svg:width="8.184cm" svg:height="5.389cm" svg:x="0cm" svg:y="-0.04cm">
          <text:p text:style-name="P53"><text:span text:style-name="T39">sample</text:span><text:span text:style-name="T39"><text:line-break/></text:span><text:span text:style-name="T39">interdomain topology</text:span></text:p>
          <draw:enhanced-geometry svg:viewBox="0 0 21600 21600" draw:type="rectangle" draw:enhanced-path="M 0 0 L 21600 0 21600 21600 0 21600 0 0 Z N"/>
        </draw:custom-shape>
        <presentation:notes draw:style-name="dp2">
          <draw:page-thumbnail draw:style-name="gr13" draw:layer="layout" svg:width="12.7cm" svg:height="9.526cm" svg:x="3.175cm" svg:y="1.904cm" draw:page-number="13" presentation:class="page"/>
          <draw:frame presentation:style-name="pr7" draw:text-style-name="P1"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pitch="variable" style:font-charset="x-symbol"/>
    <style:font-face style:name="Bitstream Vera Sans5" svg:font-family="'Bitstream Vera Sans'" style:font-pitch="variable" style:font-charset="x-symbol"/>
    <style:font-face style:name="OpenSymbol" svg:font-family="OpenSymbol" style:font-pitch="variable" style:font-charset="x-symbol"/>
    <style:font-face style:name="OpenSymbol1" svg:font-family="OpenSymbol" style:font-adornments="Regular" style:font-pitch="variable"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Arial Black1" svg:font-family="'Arial Black'" style:font-family-generic="roman"/>
    <style:font-face style:name="Courier1" svg:font-family="Courier" style:font-family-generic="modern" style:font-pitch="fixed"/>
    <style:font-face style:name="Bitstream Vera Sans Mono1" svg:font-family="'Bitstream Vera Sans Mono'" style:font-family-generic="swiss" style:font-pitch="fixed"/>
    <style:font-face style:name="Arial1" svg:font-family="Arial" style:font-pitch="variable"/>
    <style:font-face style:name="Bitstream Vera Sans4" svg:font-family="'Bitstream Vera Sans'"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Arial3" svg:font-family="Arial" style:font-family-generic="modern" style:font-pitch="variable"/>
    <style:font-face style:name="Bitstream Vera Sans3" svg:font-family="'Bitstream Vera Sans'" style:font-family-generic="modern" style:font-pitch="variable"/>
    <style:font-face style:name="Courier" svg:font-family="Courier"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Arial2"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Roman" style:font-family-generic="swiss"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10" draw:display-name="Gradient 10" draw:style="linear" draw:start-color="#ff572f" draw:end-color="#5b1f10" draw:start-intensity="100%" draw:end-intensity="100%" draw:angle="0" draw:border="0%"/>
    <draw:gradient draw:name="Gradient_20_11" draw:display-name="Gradient 11" draw:style="linear" draw:start-color="#efbd85" draw:end-color="#b95629" draw:start-intensity="100%" draw:end-intensity="100%" draw:angle="3150" draw:border="0%"/>
    <draw:gradient draw:name="Gradient_20_12" draw:display-name="Gradient 12" draw:style="linear" draw:start-color="#000000" draw:end-color="#fefefe" draw:start-intensity="100%" draw:end-intensity="100%" draw:angle="3150" draw:border="0%"/>
    <draw:gradient draw:name="Gradient_20_13" draw:display-name="Gradient 13" draw:style="linear" draw:start-color="#efbd85" draw:end-color="#b95629" draw:start-intensity="100%" draw:end-intensity="100%" draw:angle="0" draw:border="0%"/>
    <draw:gradient draw:name="Gradient_20_14" draw:display-name="Gradient 14" draw:style="linear" draw:start-color="#efbd85" draw:end-color="#eaa65c" draw:start-intensity="100%" draw:end-intensity="100%" draw:angle="0" draw:border="0%"/>
    <draw:gradient draw:name="Gradient_20_15" draw:display-name="Gradient 15" draw:style="linear" draw:start-color="#efbd85" draw:end-color="#b95629" draw:start-intensity="100%" draw:end-intensity="100%" draw:angle="3150" draw:border="0%"/>
    <draw:gradient draw:name="Gradient_20_16" draw:display-name="Gradient 16" draw:style="linear" draw:start-color="#000000" draw:end-color="#fefefe" draw:start-intensity="100%" draw:end-intensity="100%" draw:angle="3150" draw:border="0%"/>
    <draw:gradient draw:name="Gradient_20_17" draw:display-name="Gradient 17" draw:style="linear" draw:start-color="#efbd85" draw:end-color="#b95629" draw:start-intensity="100%" draw:end-intensity="100%" draw:angle="0" draw:border="0%"/>
    <draw:gradient draw:name="Gradient_20_18" draw:display-name="Gradient 18" draw:style="linear" draw:start-color="#efbd85" draw:end-color="#eaa65c" draw:start-intensity="100%" draw:end-intensity="100%" draw:angle="0" draw:border="0%"/>
    <draw:gradient draw:name="Gradient_20_19" draw:display-name="Gradient 19" draw:style="linear" draw:start-color="#efbd85" draw:end-color="#b95629" draw:start-intensity="100%" draw:end-intensity="100%" draw:angle="3150" draw:border="0%"/>
    <draw:gradient draw:name="Gradient_20_20" draw:display-name="Gradient 20" draw:style="linear" draw:start-color="#000000" draw:end-color="#fefefe" draw:start-intensity="100%" draw:end-intensity="100%" draw:angle="3150" draw:border="0%"/>
    <draw:gradient draw:name="Gradient_20_21" draw:display-name="Gradient 21" draw:style="linear" draw:start-color="#efbd85" draw:end-color="#b95629" draw:start-intensity="100%" draw:end-intensity="100%" draw:angle="0" draw:border="0%"/>
    <draw:gradient draw:name="Gradient_20_22" draw:display-name="Gradient 22" draw:style="linear" draw:start-color="#efbd85" draw:end-color="#eaa65c" draw:start-intensity="100%" draw:end-intensity="100%" draw:angle="0" draw:border="0%"/>
    <draw:gradient draw:name="Gradient_20_23" draw:display-name="Gradient 23" draw:style="linear" draw:start-color="#efbd85" draw:end-color="#b95629" draw:start-intensity="100%" draw:end-intensity="100%" draw:angle="3150" draw:border="0%"/>
    <draw:gradient draw:name="Gradient_20_24" draw:display-name="Gradient 24" draw:style="linear" draw:start-color="#000000" draw:end-color="#fefefe" draw:start-intensity="100%" draw:end-intensity="100%" draw:angle="3150" draw:border="0%"/>
    <draw:gradient draw:name="Gradient_20_25" draw:display-name="Gradient 25" draw:style="linear" draw:start-color="#efbd85" draw:end-color="#b95629" draw:start-intensity="100%" draw:end-intensity="100%" draw:angle="0" draw:border="0%"/>
    <draw:gradient draw:name="Gradient_20_26" draw:display-name="Gradient 26" draw:style="linear" draw:start-color="#efbd85" draw:end-color="#eaa65c" draw:start-intensity="100%" draw:end-intensity="100%" draw:angle="0" draw:border="0%"/>
    <draw:gradient draw:name="Gradient_20_27" draw:display-name="Gradient 27" draw:style="linear" draw:start-color="#efbd85" draw:end-color="#b95629" draw:start-intensity="100%" draw:end-intensity="100%" draw:angle="3150" draw:border="0%"/>
    <draw:gradient draw:name="Gradient_20_28" draw:display-name="Gradient 28" draw:style="linear" draw:start-color="#000000" draw:end-color="#fefefe" draw:start-intensity="100%" draw:end-intensity="100%" draw:angle="3150" draw:border="0%"/>
    <draw:gradient draw:name="Gradient_20_29" draw:display-name="Gradient 29" draw:style="linear" draw:start-color="#efbd85" draw:end-color="#b95629" draw:start-intensity="100%" draw:end-intensity="100%" draw:angle="0" draw:border="0%"/>
    <draw:gradient draw:name="Gradient_20_30" draw:display-name="Gradient 30" draw:style="linear" draw:start-color="#efbd85" draw:end-color="#eaa65c" draw:start-intensity="100%" draw:end-intensity="100%" draw:angle="0" draw:border="0%"/>
    <draw:gradient draw:name="Gradient_20_31" draw:display-name="Gradient 31" draw:style="linear" draw:start-color="#efbd85" draw:end-color="#b95629" draw:start-intensity="100%" draw:end-intensity="100%" draw:angle="3150" draw:border="0%"/>
    <draw:gradient draw:name="Gradient_20_32" draw:display-name="Gradient 32" draw:style="linear" draw:start-color="#000000" draw:end-color="#fefefe" draw:start-intensity="100%" draw:end-intensity="100%" draw:angle="3150" draw:border="0%"/>
    <draw:gradient draw:name="Gradient_20_33" draw:display-name="Gradient 33" draw:style="linear" draw:start-color="#efbd85" draw:end-color="#b95629" draw:start-intensity="100%" draw:end-intensity="100%" draw:angle="0" draw:border="0%"/>
    <draw:gradient draw:name="Gradient_20_34" draw:display-name="Gradient 34" draw:style="linear" draw:start-color="#efbd85" draw:end-color="#eaa65c" draw:start-intensity="100%" draw:end-intensity="100%" draw:angle="0" draw:border="0%"/>
    <draw:gradient draw:name="Gradient_20_35" draw:display-name="Gradient 35" draw:style="linear" draw:start-color="#efbd85" draw:end-color="#b95629" draw:start-intensity="100%" draw:end-intensity="100%" draw:angle="0" draw:border="0%"/>
    <draw:gradient draw:name="Gradient_20_36" draw:display-name="Gradient 36" draw:style="linear" draw:start-color="#efbd85" draw:end-color="#b95629" draw:start-intensity="100%" draw:end-intensity="100%" draw:angle="3150" draw:border="0%"/>
    <draw:gradient draw:name="Gradient_20_37" draw:display-name="Gradient 37" draw:style="linear" draw:start-color="#000000" draw:end-color="#fefefe" draw:start-intensity="100%" draw:end-intensity="100%" draw:angle="3150" draw:border="0%"/>
    <draw:gradient draw:name="Gradient_20_38" draw:display-name="Gradient 38" draw:style="linear" draw:start-color="#efbd85" draw:end-color="#eaa65c" draw:start-intensity="100%" draw:end-intensity="100%" draw:angle="0" draw:border="0%"/>
    <draw:gradient draw:name="Gradient_20_7" draw:display-name="Gradient 7" draw:style="axial" draw:start-color="#0066cc" draw:end-color="#002f5e" draw:start-intensity="100%" draw:end-intensity="100%" draw:angle="2700" draw:border="0%"/>
    <draw:gradient draw:name="Gradient_20_8" draw:display-name="Gradient 8" draw:style="linear" draw:start-color="#00c1ee" draw:end-color="#004555" draw:start-intensity="100%" draw:end-intensity="100%" draw:angle="0" draw:border="0%"/>
    <draw:gradient draw:name="Gradient_20_9" draw:display-name="Gradient 9" draw:style="rectangular" draw:cx="50%" draw:cy="50%" draw:start-color="#b2b2b2" draw:end-color="#fefefe" draw:start-intensity="100%" draw:end-intensity="100%" draw:angle="0" draw:border="0%"/>
    <draw:fill-image draw:name="Bitmape_20_1" draw:display-name="Bitmape 1" xlink:href="Pictures/100000000000000800000008C75FAA3E.png" xlink:type="simple" xlink:show="embed" xlink:actuate="onLoad"/>
    <draw:fill-image draw:name="Bitmape_20_2" draw:display-name="Bitmape 2" xlink:href="Pictures/100000000000000800000008BBBA3531.png" xlink:type="simple" xlink:show="embed" xlink:actuate="onLoad"/>
    <draw:fill-image draw:name="Bitmape_20_3" draw:display-name="Bitmape 3" xlink:href="Pictures/100000000000000800000008BBBA3531.png" xlink:type="simple" xlink:show="embed" xlink:actuate="onLoad"/>
    <draw:fill-image draw:name="Bitmape_20_4" draw:display-name="Bitmape 4" xlink:href="Pictures/100000000000000800000008BBBA3531.png" xlink:type="simple" xlink:show="embed" xlink:actuate="onLoad"/>
    <draw:fill-image draw:name="Bitmape_20_5" draw:display-name="Bitmape 5" xlink:href="Pictures/100000000000000800000008BBBA3531.png" xlink:type="simple" xlink:show="embed" xlink:actuate="onLoad"/>
    <draw:fill-image draw:name="Bitmape_20_6" draw:display-name="Bitmape 6" xlink:href="Pictures/100000000000000800000008BBBA3531.png" xlink:type="simple" xlink:show="embed" xlink:actuate="onLoad"/>
    <draw:fill-image draw:name="Bitmape_20_7" draw:display-name="Bitmape 7" xlink:href="Pictures/100000000000000800000008BBBA3531.png" xlink:type="simple" xlink:show="embed" xlink:actuate="onLoad"/>
    <draw:fill-image draw:name="Bitmape_20_8" draw:display-name="Bitmape 8" xlink:href="Pictures/100000000000000800000008BBBA3531.png" xlink:type="simple" xlink:show="embed" xlink:actuate="onLoad"/>
    <draw:fill-image draw:name="Bitmape_20_9" draw:display-name="Bitmape 9" xlink:href="Pictures/100000000000000800000008BBBA3531.png" xlink:type="simple" xlink:show="embed" xlink:actuate="onLoad"/>
    <draw:marker draw:name="Arrow" svg:viewBox="0 0 20 30" svg:d="M10 0l-10 30h20z"/>
    <draw:stroke-dash draw:name="Dash_20_2" draw:display-name="Dash 2" draw:style="rect" draw:dots2="1" draw:dots2-length="0.211cm" draw:distance="0.15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ans" fo:font-size="24pt" fo:language="en" fo:country="US" style:font-name-asian="Bitstream Vera Sans4" style:font-size-asian="24pt" style:language-asian="zxx" style:country-asian="none" style:font-name-complex="Bitstream Vera Sans4"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Bitstream Vera Sans4" style:font-family-asian="'Bitstream Vera Sans'" style:font-pitch-asian="variable" style:font-size-asian="18pt" style:font-style-asian="normal" style:font-weight-asian="normal" style:font-name-complex="Bitstream Vera Sans4"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_20_slide-background" style:display-name="Normal slide-background" style:family="presentation">
      <style:graphic-properties draw:stroke="none" draw:fill="solid" draw:fill-color="#ffffff" draw:textarea-horizontal-align="center" draw:textarea-vertical-align="middle" draw:shadow="hidden"/>
      <style:paragraph-properties fo:text-align="center"/>
    </style:style>
    <style:style style:name="Normal_20_slide-backgroundobjects" style:display-name="Normal slide-backgroundobjects" style:family="presentation">
      <style:graphic-properties draw:shadow="hidden" draw:shadow-offset-x="0.3cm" draw:shadow-offset-y="0.3cm" draw:shadow-color="#808080">
        <text:list-style style:name="Normal_20_slide-backgroundobjects" style:display-name="Normal slide-backgroundobjects">
          <text:list-level-style-bullet text:level="1" text:bullet-char="•">
            <style:list-level-properties/>
            <style:text-properties style:font-name="Arial2" fo:color="#0a0000" fo:font-size="100%"/>
          </text:list-level-style-bullet>
          <text:list-level-style-bullet text:level="2" text:bullet-char="•">
            <style:list-level-properties text:space-before="1.27cm"/>
            <style:text-properties style:font-name="Arial2" fo:color="#0a0000" fo:font-size="100%"/>
          </text:list-level-style-bullet>
          <text:list-level-style-bullet text:level="3" text:bullet-char="•">
            <style:list-level-properties text:space-before="2.54cm"/>
            <style:text-properties style:font-name="Arial2" fo:color="#0a0000" fo:font-size="100%"/>
          </text:list-level-style-bullet>
          <text:list-level-style-bullet text:level="4" text:bullet-char="•">
            <style:list-level-properties text:space-before="3.81cm"/>
            <style:text-properties style:font-name="Arial2" fo:color="#0a0000" fo:font-size="100%"/>
          </text:list-level-style-bullet>
          <text:list-level-style-bullet text:level="5" text:bullet-char="•">
            <style:list-level-properties text:space-before="5.08cm"/>
            <style:text-properties style:font-name="Arial2" fo:color="#0a0000" fo:font-size="100%"/>
          </text:list-level-style-bullet>
          <text:list-level-style-bullet text:level="6" text:bullet-char="•">
            <style:list-level-properties text:space-before="5.08cm"/>
            <style:text-properties style:font-name="Arial2" fo:color="#0a0000" fo:font-size="100%"/>
          </text:list-level-style-bullet>
          <text:list-level-style-bullet text:level="7" text:bullet-char="•">
            <style:list-level-properties text:space-before="5.08cm"/>
            <style:text-properties style:font-name="Arial2" fo:color="#0a0000" fo:font-size="100%"/>
          </text:list-level-style-bullet>
          <text:list-level-style-bullet text:level="8" text:bullet-char="•">
            <style:list-level-properties text:space-before="5.08cm"/>
            <style:text-properties style:font-name="Arial2" fo:color="#0a0000" fo:font-size="100%"/>
          </text:list-level-style-bullet>
          <text:list-level-style-bullet text:level="9" text:bullet-char="•">
            <style:list-level-properties text:space-before="5.08cm"/>
            <style:text-properties style:font-name="Arial2" fo:color="#0a0000" fo:font-size="100%"/>
          </text:list-level-style-bullet>
          <text:list-level-style-bullet text:level="10" text:bullet-char="•">
            <style:list-level-properties text:space-before="5.08cm"/>
            <style:text-properties style:font-name="Arial2" fo:color="#0a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Normal_20_slide-notes" style:display-name="Normal slide-notes" style:family="presentation">
      <style:graphic-properties draw:stroke="none" draw:fill="none">
        <text:list-style style:name="Normal_20_slide-notes" style:display-name="Normal slid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Bitstream Vera Sans4" style:font-family-asian="'Bitstream Vera Sans'" style:font-pitch-asian="variable" style:font-size-asian="12pt" style:font-style-asian="normal" style:font-weight-asian="normal" style:font-name-complex="Bitstream Vera Sans4" style:font-family-complex="'Bitstream Vera Sans'" style:font-pitch-complex="variable" style:font-size-complex="12pt" style:font-style-complex="normal" style:font-weight-complex="normal" style:text-emphasize="none" style:font-relief="none"/>
    </style:style>
    <style:style style:name="Normal_20_slide-outline1" style:display-name="Normal slide-outline1" style:family="presentation">
      <style:graphic-properties draw:stroke="none" draw:fill="none">
        <text:list-style style:name="Normal_20_slide-outline1" style:display-name="Normal slide-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Bitstream Vera Sans1" fo:font-family="'Bitstream Vera Sans'" style:font-family-generic="swiss" style:font-pitch="variable" fo:font-size="32pt" fo:font-style="normal" fo:text-shadow="none" style:text-underline-style="none" fo:font-weight="normal" style:font-name-asian="Bitstream Vera Sans4" style:font-family-asian="'Bitstream Vera Sans'" style:font-pitch-asian="variable" style:font-size-asian="32pt" style:font-style-asian="normal" style:font-weight-asian="normal" style:font-name-complex="Bitstream Vera Sans4" style:font-family-complex="'Bitstream Vera Sans'" style:font-pitch-complex="variable" style:font-size-complex="32pt" style:font-style-complex="normal" style:font-weight-complex="normal" style:text-emphasize="none" style:font-relief="none"/>
    </style:style>
    <style:style style:name="Normal_20_slide-outline2" style:display-name="Normal slide-outline2" style:family="presentation" style:parent-style-name="Normal_20_slide-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ormal_20_slide-outline3" style:display-name="Normal slide-outline3" style:family="presentation" style:parent-style-name="Normal_20_slide-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ormal_20_slide-outline4" style:display-name="Normal slide-outline4" style:family="presentation" style:parent-style-name="Normal_20_slide-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5" style:display-name="Normal slide-outline5" style:family="presentation" style:parent-style-name="Normal_20_slide-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6" style:display-name="Normal slide-outline6" style:family="presentation" style:parent-style-name="Normal_20_slide-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7" style:display-name="Normal slide-outline7" style:family="presentation" style:parent-style-name="Normal_20_slide-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8" style:display-name="Normal slide-outline8" style:family="presentation" style:parent-style-name="Normal_20_slide-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9" style:display-name="Normal slide-outline9" style:family="presentation" style:parent-style-name="Normal_20_slide-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subtitle" style:display-name="Normal slide-subtitle" style:family="presentation">
      <style:graphic-properties draw:stroke="none" draw:fill="none" draw:textarea-vertical-align="middle">
        <text:list-style style:name="Normal_20_slide-subtitle" style:display-name="Normal slide-subtitle">
          <text:list-level-style-bullet text:level="1" text:bullet-char="">
            <style:list-level-properties/>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Bitstream Vera Sans4" style:font-family-asian="'Bitstream Vera Sans'" style:font-pitch-asian="variable" style:font-size-asian="32pt" style:font-style-asian="normal" style:font-weight-asian="normal" style:font-name-complex="Bitstream Vera Sans4" style:font-family-complex="'Bitstream Vera Sans'" style:font-pitch-complex="variable" style:font-size-complex="32pt" style:font-style-complex="normal" style:font-weight-complex="normal" style:text-emphasize="none" style:font-relief="none"/>
    </style:style>
    <style:style style:name="Normal_20_slide-title" style:display-name="Normal slide-title" style:family="presentation">
      <style:graphic-properties draw:stroke="none" draw:fill="none" draw:textarea-vertical-align="middle">
        <text:list-style style:name="Normal_20_slide-title" style:display-name="Normal slide-title">
          <text:list-level-style-bullet text:level="1" text:bullet-char="•">
            <style:list-level-properties/>
            <style:text-properties style:font-name="Tahoma"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line-through-type="none" style:text-position="0% 100%" style:font-name="Bitstream Vera Sans1" fo:font-family="'Bitstream Vera Sans'" style:font-family-generic="swiss" style:font-pitch="variable" fo:font-size="44pt" fo:font-style="normal" fo:text-shadow="none" style:text-underline-style="none" fo:font-weight="normal" style:font-name-asian="Bitstream Vera Sans4" style:font-family-asian="'Bitstream Vera Sans'" style:font-pitch-asian="variable" style:font-size-asian="44pt" style:font-style-asian="normal" style:font-weight-asian="normal" style:font-name-complex="Bitstream Vera Sans4" style:font-family-complex="'Bitstream Vera Sans'" style:font-pitch-complex="variable" style:font-size-complex="44pt" style:font-style-complex="normal" style:font-weight-complex="normal" style:text-emphasize="none" style:font-relief="none"/>
    </style:style>
    <style:style style:name="netkit-slides-template-contributors-background" style:family="presentation">
      <style:graphic-properties draw:stroke="none" draw:fill="solid" draw:fill-color="#ffffff" draw:textarea-horizontal-align="center" draw:textarea-vertical-align="middle" draw:shadow="hidden"/>
      <style:paragraph-properties fo:text-align="center"/>
    </style:style>
    <style:style style:name="netkit-slides-template-contributors-backgroundobjects" style:family="presentation">
      <style:graphic-properties draw:shadow="hidden" draw:shadow-offset-x="0.3cm" draw:shadow-offset-y="0.3cm" draw:shadow-color="#808080"/>
    </style:style>
    <style:style style:name="netkit-slides-template-contributors-notes" style:family="presentation">
      <style:graphic-properties draw:stroke="none" draw:fill="none">
        <text:list-style style:name="netkit-slides-template-contributors-notes">
          <text:list-level-style-bullet text:level="1" text:bullet-char="•">
            <style:list-level-properties/>
            <style:text-properties style:font-name="Arial2" fo:color="#0a0000" fo:font-size="100%"/>
          </text:list-level-style-bullet>
          <text:list-level-style-bullet text:level="2" text:bullet-char="•">
            <style:list-level-properties text:space-before="1.27cm"/>
            <style:text-properties style:font-name="Arial2" fo:color="#0a0000" fo:font-size="100%"/>
          </text:list-level-style-bullet>
          <text:list-level-style-bullet text:level="3" text:bullet-char="•">
            <style:list-level-properties text:space-before="2.54cm"/>
            <style:text-properties style:font-name="Arial2" fo:color="#0a0000" fo:font-size="100%"/>
          </text:list-level-style-bullet>
          <text:list-level-style-bullet text:level="4" text:bullet-char="•">
            <style:list-level-properties text:space-before="3.81cm"/>
            <style:text-properties style:font-name="Arial2" fo:color="#0a0000" fo:font-size="100%"/>
          </text:list-level-style-bullet>
          <text:list-level-style-bullet text:level="5" text:bullet-char="•">
            <style:list-level-properties text:space-before="5.08cm"/>
            <style:text-properties style:font-name="Arial2" fo:color="#0a0000" fo:font-size="100%"/>
          </text:list-level-style-bullet>
          <text:list-level-style-bullet text:level="6" text:bullet-char="•">
            <style:list-level-properties text:space-before="5.08cm"/>
            <style:text-properties style:font-name="Arial2" fo:color="#0a0000" fo:font-size="100%"/>
          </text:list-level-style-bullet>
          <text:list-level-style-bullet text:level="7" text:bullet-char="•">
            <style:list-level-properties text:space-before="5.08cm"/>
            <style:text-properties style:font-name="Arial2" fo:color="#0a0000" fo:font-size="100%"/>
          </text:list-level-style-bullet>
          <text:list-level-style-bullet text:level="8" text:bullet-char="•">
            <style:list-level-properties text:space-before="5.08cm"/>
            <style:text-properties style:font-name="Arial2" fo:color="#0a0000" fo:font-size="100%"/>
          </text:list-level-style-bullet>
          <text:list-level-style-bullet text:level="9" text:bullet-char="•">
            <style:list-level-properties text:space-before="5.08cm"/>
            <style:text-properties style:font-name="Arial2" fo:color="#0a0000" fo:font-size="100%"/>
          </text:list-level-style-bullet>
          <text:list-level-style-bullet text:level="10" text:bullet-char="•">
            <style:list-level-properties text:space-before="5.08cm"/>
            <style:text-properties style:font-name="Arial2" fo:color="#0a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Bitstream Vera Sans4" style:font-family-asian="'Bitstream Vera Sans'" style:font-pitch-asian="variable" style:font-size-asian="12pt" style:font-style-asian="normal" style:font-weight-asian="normal" style:font-name-complex="Bitstream Vera Sans4" style:font-family-complex="'Bitstream Vera Sans'" style:font-pitch-complex="variable" style:font-size-complex="12pt" style:font-style-complex="normal" style:font-weight-complex="normal" style:text-emphasize="none" style:font-relief="none"/>
    </style:style>
    <style:style style:name="netkit-slides-template-contributors-outline1" style:family="presentation">
      <style:graphic-properties draw:stroke="none" draw:fill="none">
        <text:list-style style:name="netkit-slides-template-contributors-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Bitstream Vera Sans1" fo:font-family="'Bitstream Vera Sans'" style:font-family-generic="swiss" style:font-pitch="variable" fo:font-size="32pt" fo:font-style="normal" fo:text-shadow="none" style:text-underline-style="none" fo:font-weight="normal" style:font-name-asian="Bitstream Vera Sans4" style:font-family-asian="'Bitstream Vera Sans'" style:font-pitch-asian="variable" style:font-size-asian="32pt" style:font-style-asian="normal" style:font-weight-asian="normal" style:font-name-complex="Bitstream Vera Sans4" style:font-family-complex="'Bitstream Vera Sans'" style:font-pitch-complex="variable" style:font-size-complex="32pt" style:font-style-complex="normal" style:font-weight-complex="normal" style:text-emphasize="none" style:font-relief="none"/>
    </style:style>
    <style:style style:name="netkit-slides-template-contributors-outline2" style:family="presentation" style:parent-style-name="netkit-slides-template-contributors-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etkit-slides-template-contributors-outline3" style:family="presentation" style:parent-style-name="netkit-slides-template-contributors-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etkit-slides-template-contributors-outline4" style:family="presentation" style:parent-style-name="netkit-slides-template-contributors-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5" style:family="presentation" style:parent-style-name="netkit-slides-template-contributors-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6" style:family="presentation" style:parent-style-name="netkit-slides-template-contributors-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7" style:family="presentation" style:parent-style-name="netkit-slides-template-contributors-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8" style:family="presentation" style:parent-style-name="netkit-slides-template-contributors-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9" style:family="presentation" style:parent-style-name="netkit-slides-template-contributors-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subtitle" style:family="presentation">
      <style:graphic-properties draw:stroke="none" draw:fill="none" draw:textarea-vertical-align="middle">
        <text:list-style style:name="netkit-slides-template-contributors-subtitle">
          <text:list-level-style-bullet text:level="1" text:bullet-char="">
            <style:list-level-properties/>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Bitstream Vera Sans4" style:font-family-asian="'Bitstream Vera Sans'" style:font-pitch-asian="variable" style:font-size-asian="32pt" style:font-style-asian="normal" style:font-weight-asian="normal" style:font-name-complex="Bitstream Vera Sans4" style:font-family-complex="'Bitstream Vera Sans'" style:font-pitch-complex="variable" style:font-size-complex="32pt" style:font-style-complex="normal" style:font-weight-complex="normal" style:text-emphasize="none" style:font-relief="none"/>
    </style:style>
    <style:style style:name="netkit-slides-template-contributors-title" style:family="presentation">
      <style:graphic-properties draw:stroke="none" draw:fill="none" draw:textarea-vertical-align="middle">
        <text:list-style style:name="netkit-slides-template-contributors-title">
          <text:list-level-style-bullet text:level="1" text:bullet-char="•">
            <style:list-level-properties/>
            <style:text-properties style:font-name="Tahoma"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line-through-type="none" style:text-position="0% 100%" style:font-name="Bitstream Vera Sans1" fo:font-family="'Bitstream Vera Sans'" style:font-family-generic="swiss" style:font-pitch="variable" fo:font-size="44pt" fo:font-style="normal" fo:text-shadow="none" style:text-underline-style="none" fo:font-weight="normal" style:font-name-asian="Bitstream Vera Sans4" style:font-family-asian="'Bitstream Vera Sans'" style:font-pitch-asian="variable" style:font-size-asian="44pt" style:font-style-asian="normal" style:font-weight-asian="normal" style:font-name-complex="Bitstream Vera Sans4" style:font-family-complex="'Bitstream Vera Sans'"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wrap"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Normal_20_slide-title">
      <style:graphic-properties draw:fill-color="#ffffff" draw:auto-grow-height="false" fo:min-height="3.181cm"/>
    </style:style>
    <style:style style:name="Mpr2" style:family="presentation" style:parent-style-name="Normal_20_slide-outline1">
      <style:graphic-properties draw:fill-color="#ffffff" draw:auto-grow-height="false" fo:min-height="12.573cm"/>
    </style:style>
    <style:style style:name="Mpr3" style:family="presentation" style:parent-style-name="Normal_20_slide-backgroundobjects" style:list-style-name="ML4">
      <style:graphic-properties draw:stroke="none" draw:fill="none" draw:fill-color="#483fff" draw:textarea-horizontal-align="justify" draw:textarea-vertical-align="middle" draw:auto-grow-height="false" draw:auto-grow-width="false" fo:min-height="0.928cm" fo:min-width="0cm" fo:padding-top="0.13cm" fo:padding-bottom="0.13cm" fo:padding-left="0.25cm" fo:padding-right="0.25cm" fo:wrap-option="wrap" draw:shadow="hidden" draw:shadow-color="#808080"/>
    </style:style>
    <style:style style:name="Mpr4" style:family="presentation" style:parent-style-name="Normal_20_slide-backgroundobjects">
      <style:graphic-properties draw:stroke="none" draw:fill="none" draw:fill-color="#ffffff" draw:textarea-horizontal-align="left" draw:textarea-vertical-align="middle" draw:auto-grow-height="false" fo:min-height="0.928cm"/>
    </style:style>
    <style:style style:name="Mpr5" style:family="presentation" style:parent-style-name="Normal_20_slide-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Normal_20_slide-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Normal_20_slide-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Normal_20_slide-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netkit-slides-template-contributors-title">
      <style:graphic-properties draw:fill-color="#ffffff" draw:auto-grow-height="false" fo:min-height="3.181cm"/>
    </style:style>
    <style:style style:name="Mpr10" style:family="presentation" style:parent-style-name="netkit-slides-template-contributors-outline1">
      <style:graphic-properties draw:fill-color="#ffffff" draw:auto-grow-height="false" fo:min-height="12.573cm"/>
    </style:style>
    <style:style style:name="Mpr11" style:family="presentation" style:parent-style-name="netkit-slides-template-contributors-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netkit-slides-template-contributors-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netkit-slides-template-contributors-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netkit-slides-template-contributors-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952cm" fo:margin-right="0cm" fo:text-indent="-0.952cm"/>
    </style:style>
    <style:style style:name="MP5"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MP6" style:family="paragraph">
      <style:paragraph-properties fo:margin-left="3.175cm" fo:margin-right="0cm" fo:margin-top="0.211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MP7" style:family="paragraph">
      <style:paragraph-properties fo:margin-left="4.445cm" fo:margin-right="0cm" fo:margin-top="0.176cm" fo:margin-bottom="0cm" fo:line-height="100%" fo:text-align="start" fo:text-indent="-0.635cm" style:text-autospace="ideograph-alpha"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hyphenate="false"/>
    </style:style>
    <style:style style:name="MP8" style:family="paragraph">
      <style:paragraph-properties fo:margin-left="5.715cm" fo:margin-right="0cm" fo:margin-top="0.176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MP9" style:family="paragraph">
      <style:paragraph-properties fo:margin-left="5.4cm" fo:margin-right="0cm" fo:margin-top="0.176cm" fo:margin-bottom="0cm" fo:line-height="100%" fo:text-align="start" fo:text-indent="-0.6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MP10" style:family="paragraph">
      <style:paragraph-properties fo:margin-left="1.2cm" fo:margin-right="0cm" fo:text-indent="-0.9cm"/>
    </style:style>
    <style:style style:name="MP11" style:family="paragraph">
      <style:paragraph-properties fo:margin-left="0cm" fo:margin-right="0cm" fo:line-height="100%" fo:text-align="center" fo:text-indent="0cm" style:writing-mode="lr-tb"/>
    </style:style>
    <style:style style:name="MP12" style:family="paragraph">
      <style:paragraph-properties fo:margin-left="0cm" fo:margin-right="0cm" fo:line-height="90%" fo:text-indent="0cm"/>
    </style:style>
    <style:style style:name="MP13" style:family="paragraph">
      <style:paragraph-properties style:writing-mode="lr-tb"/>
      <style:text-properties style:font-name="Bitstream Vera Sans1" fo:font-size="11pt"/>
    </style:style>
    <style:style style:name="MP14" style:family="paragraph">
      <style:paragraph-properties fo:text-align="center"/>
    </style:style>
    <style:style style:name="MP15" style:family="paragraph">
      <style:paragraph-properties fo:margin-left="0cm" fo:margin-right="0cm" fo:text-indent="0cm" style:writing-mode="lr-tb"/>
    </style:style>
    <style:style style:name="MP16"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variant="normal" fo:text-transform="none" fo:color="#000000" style:text-outline="false" style:text-line-through-style="none" style:text-line-through-type="none" style:text-position="0% 100%" style:font-name="Bitstream Vera Sans1"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zxx" style:country-asian="none" style:font-style-asian="normal" style:font-weight-asian="normal" style:font-name-complex="Bitstream Vera Sans4"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Bitstream Vera Sans1"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Bitstream Vera Sans4" style:font-size-asian="24pt" style:language-asian="zxx" style:country-asian="none" style:font-style-asian="normal" style:font-weight-asian="normal" style:font-name-complex="Bitstream Vera Sans4"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Bitstream Vera Sans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Bitstream Vera Sans4" style:font-size-asian="20pt" style:language-asian="zxx" style:country-asian="none" style:font-style-asian="normal" style:font-weight-asian="normal" style:font-name-complex="Bitstream Vera Sans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00000" style:font-name="Tahoma" fo:font-size="13pt" fo:language="it" fo:country="IT" style:font-size-asian="14pt" style:font-size-complex="14pt"/>
    </style:style>
    <style:style style:name="MT6" style:family="text">
      <style:text-properties fo:color="#808080" style:font-name="Bitstream Vera Sans1" fo:font-size="11pt" fo:language="en" fo:country="US" style:font-name-asian="Arial1" style:font-size-asian="9pt" style:font-name-complex="Arial1" style:font-size-complex="9pt"/>
    </style:style>
    <style:style style:name="MT7" style:family="text">
      <style:text-properties style:font-name="Bitstream Vera Sans1" fo:font-size="13pt"/>
    </style:style>
    <style:style style:name="MT8" style:family="text">
      <style:text-properties fo:color="#000000" fo:font-size="12pt" fo:language="it" fo:country="IT" style:font-size-asian="12pt" style:font-size-complex="12pt"/>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Tahoma"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5">
      <text:list-level-style-bullet text:level="1" text:bullet-char="•">
        <style:list-level-properties/>
        <style:text-properties style:font-name="Arial2" fo:color="#0a0000" fo:font-size="100%"/>
      </text:list-level-style-bullet>
      <text:list-level-style-bullet text:level="2" text:bullet-char="•">
        <style:list-level-properties text:space-before="1.27cm"/>
        <style:text-properties style:font-name="Arial2" fo:color="#0a0000" fo:font-size="100%"/>
      </text:list-level-style-bullet>
      <text:list-level-style-bullet text:level="3" text:bullet-char="•">
        <style:list-level-properties text:space-before="2.54cm"/>
        <style:text-properties style:font-name="Arial2" fo:color="#0a0000" fo:font-size="100%"/>
      </text:list-level-style-bullet>
      <text:list-level-style-bullet text:level="4" text:bullet-char="•">
        <style:list-level-properties text:space-before="3.81cm"/>
        <style:text-properties style:font-name="Arial2" fo:color="#0a0000" fo:font-size="100%"/>
      </text:list-level-style-bullet>
      <text:list-level-style-bullet text:level="5" text:bullet-char="•">
        <style:list-level-properties text:space-before="5.08cm"/>
        <style:text-properties style:font-name="Arial2" fo:color="#0a0000" fo:font-size="100%"/>
      </text:list-level-style-bullet>
      <text:list-level-style-bullet text:level="6" text:bullet-char="•">
        <style:list-level-properties text:space-before="5.08cm"/>
        <style:text-properties style:font-name="Arial2" fo:color="#0a0000" fo:font-size="100%"/>
      </text:list-level-style-bullet>
      <text:list-level-style-bullet text:level="7" text:bullet-char="•">
        <style:list-level-properties text:space-before="5.08cm"/>
        <style:text-properties style:font-name="Arial2" fo:color="#0a0000" fo:font-size="100%"/>
      </text:list-level-style-bullet>
      <text:list-level-style-bullet text:level="8" text:bullet-char="•">
        <style:list-level-properties text:space-before="5.08cm"/>
        <style:text-properties style:font-name="Arial2" fo:color="#0a0000" fo:font-size="100%"/>
      </text:list-level-style-bullet>
      <text:list-level-style-bullet text:level="9" text:bullet-char="•">
        <style:list-level-properties text:space-before="5.08cm"/>
        <style:text-properties style:font-name="Arial2" fo:color="#0a0000" fo:font-size="100%"/>
      </text:list-level-style-bullet>
      <text:list-level-style-bullet text:level="10" text:bullet-char="•">
        <style:list-level-properties text:space-before="5.08cm"/>
        <style:text-properties style:font-name="Arial2" fo:color="#0a0000" fo:font-size="100%"/>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4cm" svg:height="4.57cm" svg:x="2.191cm" svg:y="3.556cm"/>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4</text:page-number></text:span></text:p>
        </draw:text-box>
      </draw:frame>
    </style:handout-master>
    <style:master-page style:name="Normal_20_slide" style:display-name="Normal slide" style:page-layout-name="PM1" draw:style-name="Mdp1">
      <draw:frame presentation:style-name="Mpr1" draw:text-style-name="MP3" draw:layer="backgroundobjects" svg:width="22.86cm" svg:height="3.985cm" svg:x="1.27cm" svg:y="0.358cm" presentation:class="title">
        <draw:text-box>
          <text:p text:style-name="MP3">Click to edit the title text format</text:p>
        </draw:text-box>
      </draw:frame>
      <draw:frame presentation:style-name="Mpr2" draw:text-style-name="MP10" draw:layer="backgroundobjects" svg:width="22.86cm" svg:height="12.573cm" svg:x="1.27cm" svg:y="4.445cm" presentation:class="outline">
        <draw:text-box>
          <text:p text:style-name="MP4">Click to edit the outline text format</text:p>
          <text:p text:style-name="MP5"><text:span text:style-name="MT2">Second Outline Level</text:span></text:p>
          <text:p text:style-name="MP6"><text:span text:style-name="MT3">Third Outline Level</text:span></text:p>
          <text:p text:style-name="MP7"><text:span text:style-name="MT4">Fourth Outline Level</text:span></text:p>
          <text:p text:style-name="MP8"><text:span text:style-name="MT4">Fifth Outline Level</text:span></text:p>
          <text:p text:style-name="MP8"><text:span text:style-name="MT4">Sixth Outline Level</text:span></text:p>
          <text:p text:style-name="MP8"><text:span text:style-name="MT4">Seventh Outline Level</text:span></text:p>
          <text:p text:style-name="MP8"><text:span text:style-name="MT4">Eighth Outline Level</text:span></text:p>
          <text:p text:style-name="MP9"><text:span text:style-name="MT4">Ninth Outline Level</text:span></text:p>
        </draw:text-box>
      </draw:frame>
      <draw:frame presentation:style-name="Mpr3" draw:text-style-name="MP11" draw:layer="backgroundobjects" svg:width="12.4cm" svg:height="0.927cm" svg:x="6.5cm" svg:y="17.926cm" presentation:class="footer">
        <draw:text-box>
          <text:p text:style-name="MP11"><text:span text:style-name="MT5">netkit – [ </text:span><text:span text:style-name="MT5"><presentation:footer/></text:span><text:span text:style-name="MT5"> ]</text:span></text:p>
        </draw:text-box>
      </draw:frame>
      <draw:custom-shape draw:style-name="Mgr3" draw:text-style-name="MP13" draw:layer="backgroundobjects" svg:width="5.2cm" svg:height="0.926cm" svg:x="0.3cm" svg:y="17.926cm">
        <text:p text:style-name="MP12"><text:span text:style-name="MT6">© Some Organization Ltd.</text:span></text:p>
        <draw:enhanced-geometry svg:viewBox="0 0 21600 21600" draw:type="rectangle" draw:enhanced-path="M 0 0 L 21600 0 21600 21600 0 21600 0 0 Z N"/>
      </draw:custom-shape>
      <draw:frame presentation:style-name="Mpr4" draw:text-style-name="MP3" draw:layer="backgroundobjects" svg:width="5.933cm" svg:height="0.927cm" svg:x="19.3cm" svg:y="17.926cm" presentation:class="date-time">
        <draw:text-box>
          <text:p text:style-name="MP3"><text:span text:style-name="MT7">last update: </text:span><text:span text:style-name="MT7"><presentation:date-time/></text:span></text:p>
        </draw:text-box>
      </draw:frame>
      <presentation:notes style:page-layout-name="PM0">
        <draw:rect draw:style-name="Mgr4" draw:text-style-name="MP14" draw:layer="backgroundobjects" svg:width="19.05cm" svg:height="25.4cm" svg:x="0cm" svg:y="0cm">
          <text:p/>
        </draw:rect>
        <draw:frame presentation:style-name="Mpr5" draw:text-style-name="MP15" draw:layer="backgroundobjects" svg:width="8.255cm" svg:height="1.271cm" svg:x="-0.001cm" svg:y="0cm" presentation:class="header">
          <draw:text-box>
            <text:p text:style-name="MP15"><text:span text:style-name="MT8"><presentation:header/></text:span></text:p>
          </draw:text-box>
        </draw:frame>
        <draw:frame presentation:style-name="Mpr6" draw:text-style-name="MP16" draw:layer="backgroundobjects" svg:width="8.255cm" svg:height="1.271cm" svg:x="10.79cm" svg:y="0cm" presentation:class="date-time">
          <draw:text-box>
            <text:p text:style-name="MP16"><text:span text:style-name="MT8"><presentation:date-time/></text:span></text:p>
          </draw:text-box>
        </draw:frame>
        <draw:page-thumbnail presentation:style-name="Normal_20_slide-title" draw:layer="backgroundobjects" svg:width="12.7cm" svg:height="9.526cm" svg:x="3.175cm" svg:y="1.904cm" presentation:class="page"/>
        <draw:frame presentation:style-name="Normal_20_slide-notes" draw:layer="backgroundobjects" svg:width="15.24cm" svg:height="11.431cm" svg:x="1.905cm" svg:y="12.065cm" presentation:class="notes" presentation:placeholder="true">
          <draw:text-box/>
        </draw:frame>
        <draw:frame presentation:style-name="Mpr7" draw:text-style-name="MP15" draw:layer="backgroundobjects" svg:width="8.255cm" svg:height="1.271cm" svg:x="-0.001cm" svg:y="24.125cm" presentation:class="footer">
          <draw:text-box>
            <text:p text:style-name="MP15"><text:span text:style-name="MT8"><presentation:footer/></text:span></text:p>
          </draw:text-box>
        </draw:frame>
        <draw:frame presentation:style-name="Mpr8" draw:text-style-name="MP16" draw:layer="backgroundobjects" svg:width="8.255cm" svg:height="1.271cm" svg:x="10.79cm" svg:y="24.125cm" presentation:class="page-number">
          <draw:text-box>
            <text:p text:style-name="MP16"><text:span text:style-name="MT8"><text:page-number>4</text:page-number></text:span></text:p>
          </draw:text-box>
        </draw:frame>
      </presentation:notes>
    </style:master-page>
    <style:master-page style:name="netkit-slides-template-contributors" style:page-layout-name="PM1" draw:style-name="Mdp1">
      <draw:frame presentation:style-name="Mpr9" draw:text-style-name="MP3" draw:layer="backgroundobjects" svg:width="21.59cm" svg:height="3.985cm" svg:x="1.905cm" svg:y="5.037cm" presentation:class="title">
        <draw:text-box>
          <text:p text:style-name="MP3">Click to edit the title text format</text:p>
        </draw:text-box>
      </draw:frame>
      <draw:frame presentation:style-name="Mpr10" draw:text-style-name="MP10" draw:layer="backgroundobjects" svg:width="22.859cm" svg:height="2cm" svg:x="1.27cm" svg:y="9.5cm" presentation:class="outline">
        <draw:text-box>
          <text:p text:style-name="MP4">Click to edit the outline text format</text:p>
          <text:p text:style-name="MP5"><text:span text:style-name="MT2">Second Outline Level</text:span></text:p>
          <text:p text:style-name="MP6"><text:span text:style-name="MT3">Third Outline Level</text:span></text:p>
          <text:p text:style-name="MP7"><text:span text:style-name="MT4">Fourth Outline Level</text:span></text:p>
          <text:p text:style-name="MP8"><text:span text:style-name="MT4">Fifth Outline Level</text:span></text:p>
          <text:p text:style-name="MP8"><text:span text:style-name="MT4">Sixth Outline Level</text:span></text:p>
          <text:p text:style-name="MP8"><text:span text:style-name="MT4">Seventh Outline Level</text:span></text:p>
          <text:p text:style-name="MP8"><text:span text:style-name="MT4">Eighth Outline Level</text:span></text:p>
          <text:p text:style-name="MP4">Ninth Outline Level</text:p>
        </draw:text-box>
      </draw:frame>
      <presentation:notes style:page-layout-name="PM0">
        <draw:rect draw:style-name="Mgr4" draw:text-style-name="MP14" draw:layer="backgroundobjects" svg:width="19.05cm" svg:height="25.4cm" svg:x="0cm" svg:y="0cm">
          <text:p/>
        </draw:rect>
        <draw:frame presentation:style-name="Mpr11" draw:text-style-name="MP15" draw:layer="backgroundobjects" svg:width="8.255cm" svg:height="1.271cm" svg:x="-0.001cm" svg:y="0cm" presentation:class="header">
          <draw:text-box>
            <text:p text:style-name="MP15"><text:span text:style-name="MT8"><presentation:header/></text:span></text:p>
          </draw:text-box>
        </draw:frame>
        <draw:frame presentation:style-name="Mpr12" draw:text-style-name="MP16" draw:layer="backgroundobjects" svg:width="8.255cm" svg:height="1.271cm" svg:x="10.79cm" svg:y="0cm" presentation:class="date-time">
          <draw:text-box>
            <text:p text:style-name="MP16"><text:span text:style-name="MT8"><presentation:date-time/></text:span></text:p>
          </draw:text-box>
        </draw:frame>
        <draw:page-thumbnail presentation:style-name="netkit-slides-template-contributors-title" draw:layer="backgroundobjects" svg:width="12.7cm" svg:height="9.526cm" svg:x="3.175cm" svg:y="1.904cm" presentation:class="page"/>
        <draw:frame presentation:style-name="netkit-slides-template-contributors-notes" draw:layer="backgroundobjects" svg:width="15.24cm" svg:height="11.431cm" svg:x="1.905cm" svg:y="12.065cm" presentation:class="notes" presentation:placeholder="true">
          <draw:text-box/>
        </draw:frame>
        <draw:frame presentation:style-name="Mpr13" draw:text-style-name="MP15" draw:layer="backgroundobjects" svg:width="8.255cm" svg:height="1.271cm" svg:x="-0.001cm" svg:y="24.125cm" presentation:class="footer">
          <draw:text-box>
            <text:p text:style-name="MP15"><text:span text:style-name="MT8"><presentation:footer/></text:span></text:p>
          </draw:text-box>
        </draw:frame>
        <draw:frame presentation:style-name="Mpr14" draw:text-style-name="MP16" draw:layer="backgroundobjects" svg:width="8.255cm" svg:height="1.271cm" svg:x="10.79cm" svg:y="24.125cm" presentation:class="page-number">
          <draw:text-box>
            <text:p text:style-name="MP16"><text:span text:style-name="MT8"><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meta:creation-date>2015-04-29T15:24:40.744340183</meta:creation-date>
    <dc:language>en-US</dc:language>
    <meta:editing-cycles>45</meta:editing-cycles>
    <meta:editing-duration>PT9H11M57S</meta:editing-duration>
    <dc:date>2015-05-06T18:50:40.004645986</dc:date>
    <meta:document-statistic meta:object-count="902"/>
    <meta:user-defined meta:name="Info 1"/>
    <meta:user-defined meta:name="Info 2"/>
    <meta:user-defined meta:name="Info 3"/>
    <meta:user-defined meta:name="Info 4"/>
  </office:meta>
</office:document-meta>
</file>